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bold" fo:font-family="'Liberation Serif'" style:font-family-asian="'Liberation Serif'" style:font-family-complex="'Liberation Serif'" fo:background-color="#ffffff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'Liberation Serif'" style:font-family-asian="'Liberation Serif'" style:font-family-complex="'Liberation Serif'" fo:background-color="#ffffff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89" style:family="text">
      <style:text-properties fo:font-size="12.00pt" fo:font-weight="bold" fo:font-family="'Liberation Serif'" style:font-family-asian="'Liberation Serif'" style:font-family-complex="'Liberation Serif'" fo:background-color="#ffffff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#ffffff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bold" fo:font-family="'Liberation Serif'" style:font-family-asian="'Liberation Serif'" style:font-family-complex="'Liberation Serif'" fo:background-color="#ffffff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1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ff" fo:color="#0000ff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bold" fo:font-family="'Liberation Serif'" style:font-family-asian="'Liberation Serif'" style:font-family-complex="'Liberation Serif'" fo:background-color="#ffffff" style:use-window-font-color="true"/>
    </style:style>
    <style:style style:name="T122" style:family="text">
      <style:text-properties fo:font-size="12.00pt" fo:font-weight="bold" fo:font-family="'Liberation Serif'" style:font-family-asian="'Liberation Serif'" style:font-family-complex="'Liberation Serif'" fo:background-color="#ffff99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131" style:family="text">
      <style:text-properties fo:font-size="12.00pt" fo:font-weight="bold" fo:font-family="'Liberation Serif'" style:font-family-asian="'Liberation Serif'" style:font-family-complex="'Liberation Serif'" fo:background-color="#ffffff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ff" fo:color="#0000ff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ff" fo:color="#0000ff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ff" fo:color="#0000ff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ff" fo:color="#0000ff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1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ff" fo:color="#0000ff"/>
    </style:style>
    <style:style style:name="T1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ff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1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3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9" style:family="text">
      <style:text-properties fo:font-size="12.00pt" fo:font-weight="normal" fo:font-family="'Liberation Serif'" style:font-family-asian="'Liberation Serif'" style:font-family-complex="'Liberation Serif'" fo:background-color="#ffcc00" style:use-window-font-color="true"/>
    </style:style>
    <style:style style:name="T2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2.00pt" fo:font-weight="normal" fo:font-family="'Liberation Serif'" style:font-family-asian="'Liberation Serif'" style:font-family-complex="'Liberation Serif'" fo:background-color="#ff9900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3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2" style:family="text">
      <style:text-properties fo:font-size="12.00pt" fo:font-weight="normal" fo:font-family="'Liberation Serif'" style:font-family-asian="'Liberation Serif'" style:font-family-complex="'Liberation Serif'" fo:background-color="#e6e6ff" style:use-window-font-color="true"/>
    </style:style>
    <style:style style:name="T4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2.00pt" fo:font-weight="normal" fo:font-family="'Liberation Serif'" style:font-family-asian="'Liberation Serif'" style:font-family-complex="'Liberation Serif'" fo:background-color="transparent" fo:color="#996699"/>
    </style:style>
    <style:style style:name="T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5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8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5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5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5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4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5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1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59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3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6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6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3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6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4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6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9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6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5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99" style:use-window-font-color="true"/>
    </style:style>
    <style:style style:name="T6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7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6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7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7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8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7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1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7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5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7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7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7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5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3" style:family="text">
      <style:text-properties fo:font-size="12.00pt" fo:font-weight="normal" fo:font-family="'Liberation Serif'" style:font-family-asian="'Liberation Serif'" style:font-family-complex="'Liberation Serif'" fo:background-color="#ffff99" style:use-window-font-color="true"/>
    </style:style>
    <style:style style:name="T8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5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8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ff" fo:color="#0000ff"/>
    </style:style>
    <style:style style:name="T867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8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8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ff" fo:color="#0000ff"/>
    </style:style>
    <style:style style:name="T898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8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ff" fo:color="#0000ff"/>
    </style:style>
    <style:style style:name="T902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9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6" style:family="text">
      <style:text-properties fo:font-size="12.00pt" fo:font-weight="normal" fo:font-family="'Liberation Serif'" style:font-family-asian="'Liberation Serif'" style:font-family-complex="'Liberation Serif'" fo:background-color="#ffcc00" style:use-window-font-color="true"/>
    </style:style>
    <style:style style:name="T9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9" style:family="text">
      <style:text-properties fo:font-size="12.00pt" fo:font-weight="normal" fo:font-family="'Liberation Serif'" style:font-family-asian="'Liberation Serif'" style:font-family-complex="'Liberation Serif'" fo:background-color="#ff3333" style:use-window-font-color="true"/>
    </style:style>
    <style:style style:name="T9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9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8" style:family="text">
      <style:text-properties fo:font-size="12.00pt" fo:font-weight="normal" fo:font-family="'Liberation Serif'" style:font-family-asian="'Liberation Serif'" style:font-family-complex="'Liberation Serif'" fo:background-color="#cc9900" style:use-window-font-color="true"/>
    </style:style>
    <style:style style:name="T9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2" style:family="text">
      <style:text-properties fo:font-size="12.00pt" fo:font-weight="normal" fo:font-family="'Liberation Serif'" style:font-family-asian="'Liberation Serif'" style:font-family-complex="'Liberation Serif'" fo:background-color="#ffcc00" style:use-window-font-color="true"/>
    </style:style>
    <style:style style:name="T9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5" style:family="text">
      <style:text-properties fo:font-size="12.00pt" fo:font-weight="normal" fo:font-family="'Liberation Serif'" style:font-family-asian="'Liberation Serif'" style:font-family-complex="'Liberation Serif'" fo:background-color="#ffcc00" style:use-window-font-color="true"/>
    </style:style>
    <style:style style:name="T10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0" style:family="text">
      <style:text-properties fo:font-size="12.00pt" fo:font-weight="normal" fo:font-family="'Liberation Serif'" style:font-family-asian="'Liberation Serif'" style:font-family-complex="'Liberation Serif'" fo:background-color="#ffcc00" style:use-window-font-color="true"/>
    </style:style>
    <style:style style:name="T10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58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6" style:family="text">
      <style:text-properties fo:font-size="12.00pt" fo:font-weight="normal" fo:font-family="'Liberation Serif'" style:font-family-asian="'Liberation Serif'" style:font-family-complex="'Liberation Serif'" fo:background-color="#ffcc00" style:use-window-font-color="true"/>
    </style:style>
    <style:style style:name="T10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8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2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2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6" style:family="text">
      <style:text-properties fo:font-size="12.00pt" fo:font-weight="normal" fo:font-family="'Liberation Serif'" style:font-family-asian="'Liberation Serif'" style:font-family-complex="'Liberation Serif'" fo:background-color="transparent" fo:color="#cc9900"/>
    </style:style>
    <style:style style:name="T13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8" style:family="text">
      <style:text-properties fo:font-size="12.00pt" fo:font-weight="bold" fo:font-family="'Liberation Serif'" style:font-family-asian="'Liberation Serif'" style:font-family-complex="'Liberation Serif'" fo:background-color="transparent" fo:color="#ff6600"/>
    </style:style>
    <style:style style:name="T13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2" style:family="text">
      <style:text-properties fo:font-size="12.00pt" fo:font-weight="normal" fo:font-family="'Liberation Serif'" style:font-family-asian="'Liberation Serif'" style:font-family-complex="'Liberation Serif'" fo:background-color="transparent" fo:color="#cc9900"/>
    </style:style>
    <style:style style:name="T13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2" style:family="text">
      <style:text-properties fo:font-size="12.00pt" fo:font-weight="bold" fo:font-family="'Liberation Serif'" style:font-family-asian="'Liberation Serif'" style:font-family-complex="'Liberation Serif'" fo:background-color="transparent" fo:color="#ff6600"/>
    </style:style>
    <style:style style:name="T138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3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3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8" style:family="text">
      <style:text-properties fo:font-size="12.00pt" fo:font-weight="normal" fo:font-family="'Liberation Serif'" style:font-family-asian="'Liberation Serif'" style:font-family-complex="'Liberation Serif'" fo:background-color="transparent" fo:color="#ff9900"/>
    </style:style>
    <style:style style:name="T14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3" style:family="text">
      <style:text-properties fo:font-size="12.00pt" fo:font-weight="normal" fo:font-family="'Liberation Serif'" style:font-family-asian="'Liberation Serif'" style:font-family-complex="'Liberation Serif'" fo:background-color="transparent" fo:color="#ff9900"/>
    </style:style>
    <style:style style:name="T1424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6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4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8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0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2" style:family="text">
      <style:text-properties fo:font-size="12.00pt" fo:font-weight="bold" fo:font-family="'Liberation Serif'" style:font-family-asian="'Liberation Serif'" style:font-family-complex="'Liberation Serif'" fo:background-color="transparent" fo:color="#1c1c1c"/>
    </style:style>
    <style:style style:name="T1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4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6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8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0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2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4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6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2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453" style:family="text">
      <style:text-properties fo:font-size="12.00pt" fo:font-weight="normal" fo:font-family="'Liberation Serif'" style:font-family-asian="'Liberation Serif'" style:font-family-complex="'Liberation Serif'" fo:background-color="transparent" fo:color="#ff6600"/>
    </style:style>
    <style:style style:name="T1454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6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0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461" style:family="text">
      <style:text-properties fo:font-size="12.00pt" fo:font-weight="normal" fo:font-family="'Liberation Serif'" style:font-family-asian="'Liberation Serif'" style:font-family-complex="'Liberation Serif'" fo:background-color="transparent" fo:color="#ff6600"/>
    </style:style>
    <style:style style:name="T1462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5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7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9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4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2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4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8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4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1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4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3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5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4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7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4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9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4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1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4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3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4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5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c1c1c"/>
    </style:style>
    <style:style style:name="T14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7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4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9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5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1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5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4" style:family="text">
      <style:text-properties fo:font-size="12.00pt" fo:font-weight="bold" fo:font-family="'Liberation Serif'" style:font-family-asian="'Liberation Serif'" style:font-family-complex="'Liberation Serif'" fo:background-color="transparent" fo:color="#1c1c1c" fo:font-style="italic"/>
    </style:style>
    <style:style style:name="T15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7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5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9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5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1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5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3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5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5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5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7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5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19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5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1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5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7" style:family="text">
      <style:text-properties fo:font-size="12.00pt" fo:font-weight="normal" fo:font-family="'Liberation Serif'" style:font-family-asian="'Liberation Serif'" style:font-family-complex="'Liberation Serif'" fo:background-color="#b2b2b2" fo:color="#1c1c1c"/>
    </style:style>
    <style:style style:name="T15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9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5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1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5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c1c1c"/>
    </style:style>
    <style:style style:name="T1533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5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5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5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7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5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c1c1c"/>
    </style:style>
    <style:style style:name="T1539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5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1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5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3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5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5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5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7" style:family="text">
      <style:text-properties fo:font-size="12.00pt" fo:font-weight="normal" fo:font-family="'Liberation Serif'" style:font-family-asian="'Liberation Serif'" style:font-family-complex="'Liberation Serif'" fo:background-color="#b2b2b2" fo:color="#1c1c1c"/>
    </style:style>
    <style:style style:name="T15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0" style:family="text">
      <style:text-properties fo:font-size="12.00pt" fo:font-weight="normal" fo:font-family="'Liberation Serif'" style:font-family-asian="'Liberation Serif'" style:font-family-complex="'Liberation Serif'" fo:background-color="#b2b2b2" fo:color="#1c1c1c"/>
    </style:style>
    <style:style style:name="T15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5" style:family="text">
      <style:text-properties fo:font-size="12.00pt" fo:font-weight="normal" fo:font-family="'Liberation Serif'" style:font-family-asian="'Liberation Serif'" style:font-family-complex="'Liberation Serif'" fo:background-color="#b2b2b2" fo:color="#1c1c1c"/>
    </style:style>
    <style:style style:name="T1556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5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9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5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1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5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4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5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7" style:family="text">
      <style:text-properties fo:font-size="12.00pt" fo:font-weight="normal" fo:font-family="'Liberation Serif'" style:font-family-asian="'Liberation Serif'" style:font-family-complex="'Liberation Serif'" fo:background-color="transparent" fo:color="#1c1c1c"/>
    </style:style>
    <style:style style:name="T15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text:list-style style:name="L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 fo:margin-left="-18.00pt" fo:text-indent="18.00pt"/>
    </style:style>
    <style:style style:name="P11" style:family="paragraph">
      <style:paragraph-properties fo:line-height="100.00%" fo:text-align="left"/>
    </style:style>
    <text:list-style style:name="L1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 fo:margin-left="-18.00pt" fo:text-indent="18.00pt"/>
    </style:style>
    <style:style style:name="P13" style:family="paragraph">
      <style:paragraph-properties fo:line-height="100.00%" fo:text-align="left"/>
    </style:style>
    <text:list-style style:name="L1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left" fo:margin-left="-18.00pt" fo:text-indent="18.00pt"/>
    </style:style>
    <style:style style:name="P15" style:family="paragraph">
      <style:paragraph-properties fo:line-height="100.00%" fo:text-align="left"/>
    </style:style>
    <text:list-style style:name="L1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left="-18.00pt" fo:text-indent="18.00pt"/>
    </style:style>
    <style:style style:name="P17" style:family="paragraph">
      <style:paragraph-properties fo:line-height="100.00%" fo:text-align="left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 fo:margin-left="-18.00pt" fo:text-indent="18.00pt"/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left="-18.00pt" fo:text-indent="18.00pt"/>
    </style:style>
    <style:style style:name="P21" style:family="paragraph">
      <style:paragraph-properties fo:line-height="100.00%" fo:text-align="left"/>
    </style:style>
    <text:list-style style:name="L2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 fo:margin-left="-18.00pt" fo:text-indent="18.00pt"/>
    </style:style>
    <style:style style:name="P23" style:family="paragraph">
      <style:paragraph-properties fo:line-height="100.00%" fo:text-align="left"/>
    </style:style>
    <text:list-style style:name="L2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left="-18.00pt" fo:text-indent="18.00pt"/>
    </style:style>
    <style:style style:name="P25" style:family="paragraph">
      <style:paragraph-properties fo:line-height="100.00%" fo:text-align="left"/>
    </style:style>
    <text:list-style style:name="L2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6" style:family="paragraph">
      <style:paragraph-properties fo:line-height="100.00%" fo:text-align="left" fo:margin-left="-18.00pt" fo:text-indent="18.00pt"/>
    </style:style>
    <style:style style:name="P27" style:family="paragraph">
      <style:paragraph-properties fo:line-height="100.00%" fo:text-align="left"/>
    </style:style>
    <text:list-style style:name="L2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left" fo:margin-left="-18.00pt" fo:text-indent="18.00pt"/>
    </style:style>
    <style:style style:name="P29" style:family="paragraph">
      <style:paragraph-properties fo:line-height="100.00%" fo:text-align="left"/>
    </style:style>
    <text:list-style style:name="L3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0" style:family="paragraph">
      <style:paragraph-properties fo:line-height="100.00%" fo:text-align="left" fo:margin-left="-18.00pt" fo:text-indent="18.00pt"/>
    </style:style>
    <style:style style:name="P31" style:family="paragraph">
      <style:paragraph-properties fo:line-height="100.00%" fo:text-align="left"/>
    </style:style>
    <text:list-style style:name="L3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2" style:family="paragraph">
      <style:paragraph-properties fo:line-height="100.00%" fo:text-align="left" fo:margin-left="-18.00pt" fo:text-indent="18.00pt"/>
    </style:style>
    <style:style style:name="P33" style:family="paragraph">
      <style:paragraph-properties fo:line-height="100.00%" fo:text-align="left"/>
    </style:style>
    <text:list-style style:name="L3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4" style:family="paragraph">
      <style:paragraph-properties fo:line-height="100.00%" fo:text-align="left" fo:margin-left="-18.00pt" fo:text-indent="18.00pt"/>
    </style:style>
    <style:style style:name="P35" style:family="paragraph">
      <style:paragraph-properties fo:line-height="100.00%" fo:text-align="left"/>
    </style:style>
    <text:list-style style:name="L3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6" style:family="paragraph">
      <style:paragraph-properties fo:line-height="100.00%" fo:text-align="left" fo:margin-left="-18.00pt" fo:text-indent="18.00pt"/>
    </style:style>
    <style:style style:name="P37" style:family="paragraph">
      <style:paragraph-properties fo:line-height="100.00%" fo:text-align="left"/>
    </style:style>
    <text:list-style style:name="L3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8" style:family="paragraph">
      <style:paragraph-properties fo:line-height="100.00%" fo:text-align="left" fo:margin-left="-18.00pt" fo:text-indent="18.00pt"/>
    </style:style>
    <style:style style:name="P39" style:family="paragraph">
      <style:paragraph-properties fo:line-height="100.00%" fo:text-align="left"/>
    </style:style>
    <text:list-style style:name="L4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0" style:family="paragraph">
      <style:paragraph-properties fo:line-height="100.00%" fo:text-align="left" fo:margin-left="-18.00pt" fo:text-indent="18.00pt"/>
    </style:style>
    <style:style style:name="P41" style:family="paragraph">
      <style:paragraph-properties fo:line-height="100.00%" fo:text-align="left"/>
    </style:style>
    <text:list-style style:name="L4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2" style:family="paragraph">
      <style:paragraph-properties fo:line-height="100.00%" fo:text-align="left" fo:margin-left="-18.00pt" fo:text-indent="18.00pt"/>
    </style:style>
    <style:style style:name="P43" style:family="paragraph">
      <style:paragraph-properties fo:line-height="100.00%" fo:text-align="left"/>
    </style:style>
  </office:automatic-styles>
  <office:body>
    <office:text>
      <text:p text:style-name="P1"><text:span text:style-name="T1"><text:tab/>Laravel</text:span></text:p>
      <text:p text:style-name="P1"><text:span text:style-name="T2"/></text:p>
      <text:p text:style-name="P1"><text:span text:style-name="T3">Ref:</text:span></text:p>
      <text:p text:style-name="P1"><text:span text:style-name="T3">1) at app dividend<text:s text:c="2"/>with file upload</text:span></text:p>
      <text:p text:style-name="P1"><text:a xlink:href="https://appdividend.com/2018/02/23/laravel-5-6-crud-tutorial/"><text:span text:style-name="T4">https://appdividend.com/2018/02/23/laravel-5-6-crud-tutorial/</text:span></text:a><text:span text:style-name="T5"/></text:p>
      <text:p text:style-name="P1"><text:span text:style-name="T5">2)<text:s/></text:span><text:a xlink:href="https://www.5balloons.info/tutorial-simple-crud-operations-in-laravel-5-5/"><text:span text:style-name="T6">https://www.5balloons.info/tutorial-simple-crud-operations-in-laravel-5-5/</text:span></text:a><text:span text:style-name="T7"/></text:p>
      <text:p text:style-name="P1"><text:span text:style-name="T8">3)https://itsolutionstuff.com/post/laravel-56-crud-application-for-starterexample.html</text:span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10">sudo opt/lampp/lampp start</text:span></text:p>
      <text:p text:style-name="P1"><text:span text:style-name="T11"/></text:p>
      <text:p text:style-name="P1"><text:span text:style-name="T12">install composer</text:span></text:p>
      <text:p text:style-name="P1"><text:a xlink:href="https://www.digitalocean.com/community/tutorials/how-to-install-and-use-composer-on-ubuntu-14-04"><text:span text:style-name="T13">https://www.digitalocean.com/community/tutorials/how-to-install-and-use-composer-on-ubuntu-14-04</text:span></text:a><text:span text:style-name="T14"/></text:p>
      <text:p text:style-name="P1"><text:span text:style-name="T14"/></text:p>
      <text:p text:style-name="P1"><text:span text:style-name="T15">composer update</text:span></text:p>
      <text:p text:style-name="P1"><text:span text:style-name="T16">composer update</text:span></text:p>
      <text:p text:style-name="P1"><text:span text:style-name="T17"/></text:p>
      <text:p text:style-name="P1"><text:span text:style-name="T18">check version</text:span></text:p>
      <text:p text:style-name="P1"><text:span text:style-name="T19">php -v</text:span></text:p>
      <text:p text:style-name="P1"><text:span text:style-name="T20"/></text:p>
      <text:p text:style-name="P1"><text:span text:style-name="T21">for link user/bin/php to /opt/lampp/bin/php</text:span></text:p>
      <text:p text:style-name="P1"><text:span text:style-name="T22">sudo ln -sf /opt/lampp/bin/php /usr/bin/php </text:span></text:p>
      <text:p text:style-name="P1"><text:span text:style-name="T23"/></text:p>
      <text:p text:style-name="P1"><text:span text:style-name="T24">install laravel</text:span></text:p>
      <text:p text:style-name="P1"><text:span text:style-name="T25"/></text:p>
      <text:p text:style-name="P1"><text:span text:style-name="T26">composer create-project --prefer-dist laravel/laravel blog_proj_name</text:span></text:p>
      <text:p text:style-name="P1"><text:span text:style-name="T27"/></text:p>
      <text:p text:style-name="P1"><text:span text:style-name="T28">php artisan serve<text:tab/></text:span></text:p>
      <text:p text:style-name="P1"><text:span text:style-name="T29"/></text:p>
      <text:p text:style-name="P1"><text:span text:style-name="T30"><text:s/>URL :<text:s/></text:span><text:a xlink:href="http://localhost:8000/"><text:span text:style-name="T32">http://localhost:8000</text:span></text:a><text:span text:style-name="T33"/></text:p>
      <text:p text:style-name="P1"><text:span text:style-name="T33"/></text:p>
      <text:p text:style-name="P1"><text:span text:style-name="T34">Theme integrate </text:span></text:p>
      <text:p text:style-name="P1"><text:a xlink:href="https://hdtuto.com/article/php-laravel-55-bootstrap-admin-theme-integration-example-from-scratch"><text:span text:style-name="T35">https://hdtuto.com/article/php-laravel-55-bootstrap-admin-theme-integration-example-from-scratch</text:span></text:a><text:span text:style-name="T36"/></text:p>
      <text:p text:style-name="P1"><text:span text:style-name="T37"/></text:p>
      <text:p text:style-name="P1"><text:span text:style-name="T37"/></text:p>
      <text:p text:style-name="P1"><text:span text:style-name="T38">for auth</text:span></text:p>
      <text:p text:style-name="P1"><text:span text:style-name="T39">php artisan make:auth</text:span></text:p>
      <text:p text:style-name="P1"><text:span text:style-name="T40"/></text:p>
      <text:p text:style-name="P1"><text:span text:style-name="T41">Remove public</text:span></text:p>
      <text:p text:style-name="P1"><text:span text:style-name="T42">in public folder cut index.php &amp; .htaccess file &amp; paste it one step out(on root)</text:span></text:p>
      <text:p text:style-name="P1"><text:span text:style-name="T42">open index.php &amp; remove ../</text:span></text:p>
      <text:p text:style-name="P1"><text:span text:style-name="T42">so change like this<text:s text:c="5"/>require __DIR__.'/vendor/autoload.php';</text:span></text:p>
      <text:p text:style-name="P1"><text:span text:style-name="T42"><text:s text:c="34"/>$app = require_once __DIR__.'/bootstrap/app.php';</text:span></text:p>
      <text:p text:style-name="P1"><text:span text:style-name="T43"/></text:p>
      <text:p text:style-name="P1"><text:span text:style-name="T43"/></text:p>
      <text:p text:style-name="P1"><text:span text:style-name="T43"/></text:p>
      <text:p text:style-name="P1"><text:span text:style-name="T44">curd generator package</text:span></text:p>
      <text:p text:style-name="P1"><text:span text:style-name="T45"/></text:p>
      <text:p text:style-name="P1"><text:span text:style-name="T46">1)https://github.com/appzcoder/crud-generator</text:span></text:p>
      <text:p text:style-name="P1"><text:span text:style-name="T47"><text:s/></text:span><text:span text:style-name="T48">composer require appzcoder/crud-generator</text:span></text:p>
      <text:p text:style-name="P1"><text:span text:style-name="T49"/></text:p>
      <text:p text:style-name="P1"><text:span text:style-name="T49"/></text:p>
      <text:p text:style-name="P1"><text:span text:style-name="T50">vendor publish</text:span></text:p>
      <text:p text:style-name="P1"><text:span text:style-name="T51"/></text:p>
      <text:p text:style-name="P1"><text:span text:style-name="T52">Once the package is installed, you should register the Appzcoder\CrudGenerator\CrudGeneratorServiceProvider service provider. Normally, Laravel 5.5+ will register the service provider automatically.</text:span></text:p>
      <text:p text:style-name="P1"><text:span text:style-name="T53"/></text:p>
      <text:p text:style-name="P1"><text:span text:style-name="T54">After that, publish its assets using the vendor:publish Artisan command:</text:span></text:p>
      <text:p text:style-name="P1"><text:span text:style-name="T55"/></text:p>
      <text:p text:style-name="P1"><text:span text:style-name="T56">php artisan vendor:publish --provider="Appzcoder\CrudGenerator\CrudGeneratorServiceProvider"</text:span></text:p>
      <text:p text:style-name="P1"><text:span text:style-name="T57"/></text:p>
      <text:p text:style-name="P1"><text:span text:style-name="T57"/></text:p>
      <text:p text:style-name="P1"><text:span text:style-name="T57"/></text:p>
      <text:p text:style-name="P1"><text:span text:style-name="T58">use by follow:-</text:span></text:p>
      <text:p text:style-name="P1"><text:span text:style-name="T59">php artisan crud:generate Userclaims --fields='user_id#integer;gift_id#integer' --view-path=admin --controller-namespace=Admin --route-group=admin --form-helper=html</text:span></text:p>
      <text:p text:style-name="P1"><text:span text:style-name="T60"/></text:p>
      <text:p text:style-name="P1"><text:span text:style-name="T61">note</text:span><text:span text:style-name="T62"><text:s/>: id not write</text:span></text:p>
      <text:p text:style-name="P1"><text:span text:style-name="T63"/></text:p>
      <text:p text:style-name="P1"><text:span text:style-name="T64">by this generate controller,view,model,migrations</text:span></text:p>
      <text:p text:style-name="P1"><text:span text:style-name="T64">after this need to migrate for DB</text:span></text:p>
      <text:p text:style-name="P1"><text:span text:style-name="T64">and for view files (index,show,create,edit) need to change layout </text:span></text:p>
      <text:p text:style-name="P1"><text:span text:style-name="T64">means change extends master layout<text:s text:c="2"/>as well as sections as well as blanck page theme</text:span></text:p>
      <text:p text:style-name="P1"><text:span text:style-name="T65"/></text:p>
      <text:p text:style-name="P1"><text:span text:style-name="T65"/></text:p>
      <text:p text:style-name="P1"><text:span text:style-name="T66">make controller</text:span></text:p>
      <text:p text:style-name="P1"><text:span text:style-name="T67">php artisan make:controller CRUDController –resource</text:span></text:p>
      <text:p text:style-name="P1"><text:span text:style-name="T68"/></text:p>
      <text:p text:style-name="P1"><text:span text:style-name="T69">make migration &amp; model</text:span></text:p>
      <text:p text:style-name="P1"><text:span text:style-name="T70"><text:tab/></text:span></text:p>
      <text:p text:style-name="P1"><text:span text:style-name="T70">php artisan make:model Worksheets -m</text:span></text:p>
      <text:p text:style-name="P1"><text:span text:style-name="T71"/></text:p>
      <text:p text:style-name="P1"><text:span text:style-name="T72">make migration only</text:span></text:p>
      <text:p text:style-name="P1"><text:span text:style-name="T73"/></text:p>
      <text:p text:style-name="P1"><text:span text:style-name="T74">php artisan make:migration add_votes_to_users_table --table=users</text:span></text:p>
      <text:p text:style-name="P1"><text:span text:style-name="T75"/></text:p>
      <text:p text:style-name="P1"><text:span text:style-name="T76">php artisan make:migration create_users_table –create=users</text:span></text:p>
      <text:p text:style-name="P1"><text:span text:style-name="T77"/></text:p>
      <text:p text:style-name="P1"><text:span text:style-name="T78">route list<text:tab/></text:span></text:p>
      <text:p text:style-name="P1"><text:span text:style-name="T79">$ php artisan route:list</text:span></text:p>
      <text:p text:style-name="P1"><text:span text:style-name="T80"/></text:p>
      <text:p text:style-name="P1"><text:span text:style-name="T81">route resource</text:span></text:p>
      <text:p text:style-name="P1"><text:span text:style-name="T82"/></text:p>
      <text:p text:style-name="P1"><text:span text:style-name="T83">Remember</text:span></text:p>
      <text:p text:style-name="P1"><text:span text:style-name="T84"/></text:p>
      <text:p text:style-name="P1"><text:span text:style-name="T85"><text:s text:c="4"/></text:span><text:span text:style-name="T86"><text:s text:c="4"/>/<text:s text:c="9"/>-&gt;login controller<text:s text:c="14"/>return<text:s text:c="2"/>redirect('login');<text:s text:c="10"/>// login controller &amp; Auth::user()-&gt;email<text:s text:c="4"/>ni codition aaamaj marvani jo auth user hoy to<text:s text:c="2"/>return redirect('admin/home');</text:span></text:p>
      <text:p text:style-name="P1"><text:span text:style-name="T86"><text:s text:c="7"/>/home<text:s text:c="4"/>-&gt;admin/home<text:s text:c="3"/>middelware sathe dashboard per redirect karvu</text:span></text:p>
      <text:p text:style-name="P1"><text:span text:style-name="T87"/></text:p>
      <text:p text:style-name="P1"><text:span text:style-name="T87"/></text:p>
      <text:p text:style-name="P1"><text:span text:style-name="T87"/></text:p>
      <text:p text:style-name="P1"><text:span text:style-name="T87"/></text:p>
      <text:p text:style-name="P1"><text:span text:style-name="T88">clear cache</text:span></text:p>
      <text:p text:style-name="P1"><text:span text:style-name="T89">by terminal</text:span></text:p>
      <text:p text:style-name="P1"><text:span text:style-name="T90"><text:tab/>php artisan config:cache</text:span></text:p>
      <text:p text:style-name="P1"><text:span text:style-name="T90"><text:tab/><text:tab/><text:tab/><text:tab/><text:tab/></text:span></text:p>
      <text:p text:style-name="P1"><text:span text:style-name="T90"><text:s text:c="10"/>php artisan cache:clear</text:span></text:p>
      <text:p text:style-name="P1"><text:span text:style-name="T91">or remove manually from folder </text:span></text:p>
      <text:p text:style-name="P1"><text:span text:style-name="T91"><text:s text:c="7"/></text:span><text:span text:style-name="T92">boostape -&gt;catch-&gt;3 file remove</text:span></text:p>
      <text:p text:style-name="P1"><text:span text:style-name="T93"/></text:p>
      <text:p text:style-name="P1"><text:span text:style-name="T93"/></text:p>
      <text:p text:style-name="P1"><text:span text:style-name="T94">php artisan migrate</text:span></text:p>
      <text:p text:style-name="P1"><text:span text:style-name="T95">php artisan make seeder<text:s text:c="2"/>&amp; in run method do coing for data enter &amp; then </text:span></text:p>
      <text:p text:style-name="P1"><text:span text:style-name="T95">php artisan<text:s/></text:span><text:span text:style-name="T96">db:seed</text:span></text:p>
      <text:p text:style-name="P1"><text:span text:style-name="T97"/></text:p>
      <text:p text:style-name="P1"><text:span text:style-name="T98">php artisan migrate:refresh –seed</text:span></text:p>
      <text:p text:style-name="P1"><text:span text:style-name="T99"/></text:p>
      <text:p text:style-name="P1"><text:span text:style-name="T100">db add or remove coloumn ?</text:span></text:p>
      <text:p text:style-name="P1"><text:span text:style-name="T101"/></text:p>
      <text:p text:style-name="P1"><text:span text:style-name="T102">Seeder for create data</text:span></text:p>
      <text:p text:style-name="P1"><text:span text:style-name="T103">Ref:<text:s/></text:span><text:a xlink:href="https://appdividend.com/2017/10/11/laravel-eloquent-relationships/"><text:span text:style-name="T104">https://appdividend.com/2017/10/11/laravel-eloquent-relationships/</text:span></text:a><text:span text:style-name="T105"/></text:p>
      <text:p text:style-name="P1"><text:span text:style-name="T105"/></text:p>
      <text:p text:style-name="P1"><text:span text:style-name="T106">php artisan make:seeder UsersTableSeeder</text:span></text:p>
      <text:p text:style-name="P1"><text:span text:style-name="T107"/></text:p>
      <text:p text:style-name="P1"><text:span text:style-name="T108">in run method</text:span></text:p>
      <text:p text:style-name="P1"><text:span text:style-name="T109"/></text:p>
      <text:p text:style-name="P1"><text:span text:style-name="T110">DB::table('users')-&gt;insert([</text:span></text:p>
      <text:p text:style-name="P1"><text:span text:style-name="T110"><text:s text:c="12"/>'name' =&gt; str_random(10),</text:span></text:p>
      <text:p text:style-name="P1"><text:span text:style-name="T110"><text:s text:c="12"/>'email' =&gt; str_random(10).'@gmail.com',</text:span></text:p>
      <text:p text:style-name="P1"><text:span text:style-name="T110"><text:s text:c="12"/>'password' =&gt; bcrypt('secret'),</text:span></text:p>
      <text:p text:style-name="P1"><text:span text:style-name="T110"><text:s text:c="8"/>]);</text:span></text:p>
      <text:p text:style-name="P1"><text:span text:style-name="T111"/></text:p>
      <text:p text:style-name="P1"><text:span text:style-name="T112">in file DatabaseSeeder</text:span></text:p>
      <text:p text:style-name="P1"><text:span text:style-name="T112">in run method write follw</text:span></text:p>
      <text:p text:style-name="P1"><text:span text:style-name="T113"/></text:p>
      <text:p text:style-name="P1"><text:span text:style-name="T114"><text:s/>$this-&gt;call(UsersTableSeeder::class);</text:span></text:p>
      <text:p text:style-name="P1"><text:span text:style-name="T115"/></text:p>
      <text:p text:style-name="P1"><text:span text:style-name="T116">then in colsole</text:span></text:p>
      <text:p text:style-name="P1"><text:span text:style-name="T116">php artisan<text:s/></text:span><text:span text:style-name="T117">db:seed</text:span></text:p>
      <text:p text:style-name="P1"><text:span text:style-name="T118"/></text:p>
      <text:p text:style-name="P1"><text:span text:style-name="T119">php artisan migrate:refresh –seed</text:span></text:p>
      <text:p text:style-name="P1"><text:span text:style-name="T120"/></text:p>
      <text:p text:style-name="P1"><text:span text:style-name="T121"><text:tab/><text:tab/></text:span></text:p>
      <text:p text:style-name="P1"><text:span text:style-name="T121">g</text:span><text:span text:style-name="T122">et Auth user Data</text:span></text:p>
      <text:p text:style-name="P1"><text:span text:style-name="T123"/></text:p>
      <text:p text:style-name="P1"><text:span text:style-name="T124">use Illuminate\Support\Facades\Auth;</text:span></text:p>
      <text:p text:style-name="P1"><text:span text:style-name="T125"/></text:p>
      <text:p text:style-name="P1"><text:span text:style-name="T126">// Get the currently authenticated user...</text:span></text:p>
      <text:p text:style-name="P1"><text:span text:style-name="T126">$user = Auth::user();</text:span></text:p>
      <text:p text:style-name="P1"><text:span text:style-name="T127"/></text:p>
      <text:p text:style-name="P1"><text:span text:style-name="T128">// Get the currently authenticated user's ID...</text:span></text:p>
      <text:p text:style-name="P1"><text:span text:style-name="T128">$id = Auth::id();</text:span></text:p>
      <text:p text:style-name="P1"><text:span text:style-name="T129"/></text:p>
      <text:p text:style-name="P1"><text:span text:style-name="T130">Auth::user()-&gt;role_id ==1</text:span></text:p>
      <text:p text:style-name="P1"><text:span text:style-name="T131">or<text:s text:c="2"/>\Auth::user()-&gt;role_id;</text:span></text:p>
      <text:p text:style-name="P1"><text:span text:style-name="T132"/></text:p>
      <text:p text:style-name="P1"><text:span text:style-name="T132"/></text:p>
      <text:p text:style-name="P1"><text:span text:style-name="T133">Request</text:span></text:p>
      <text:p text:style-name="P1"><text:span text:style-name="T134"/></text:p>
      <text:p text:style-name="P1"><text:span text:style-name="T135">$request-&gt;except('type','image1_cropped_value','image2_cropped_value');</text:span></text:p>
      <text:p text:style-name="P1"><text:span text:style-name="T136"/></text:p>
      <text:p text:style-name="P1"><text:span text:style-name="T137"><text:s text:c="2"/>$requestData = $request-&gt;all();</text:span></text:p>
      <text:p text:style-name="P1"><text:span text:style-name="T138"/></text:p>
      <text:p text:style-name="P1"><text:span text:style-name="T139">Form Request Validation</text:span></text:p>
      <text:p text:style-name="P1"><text:span text:style-name="T140"/></text:p>
      <text:p text:style-name="P1"><text:span text:style-name="T141">1. create request in app-&gt;http-&gt;request by<text:s text:c="2"/>php artisan make:request RoleRequest</text:span></text:p>
      <text:p text:style-name="P1"><text:span text:style-name="T141"><text:s text:c="11"/></text:span></text:p>
      <text:p text:style-name="P1"><text:span text:style-name="T141">2.<text:s text:c="3"/>make true</text:span></text:p>
      <text:p text:style-name="P1"><text:span text:style-name="T141"><text:s text:c="5"/>public function authorize() </text:span></text:p>
      <text:p text:style-name="P1"><text:span text:style-name="T141"><text:s text:c="6"/>{ </text:span></text:p>
      <text:p text:style-name="P1"><text:span text:style-name="T141"><text:s text:c="9"/>return true; </text:span></text:p>
      <text:p text:style-name="P1"><text:span text:style-name="T141"><text:s text:c="6"/>}</text:span></text:p>
      <text:p text:style-name="P1"><text:span text:style-name="T141">3.<text:s text:c="2"/>public function rules() </text:span></text:p>
      <text:p text:style-name="P1"><text:span text:style-name="T141"><text:s text:c="4"/>{ </text:span></text:p>
      <text:p text:style-name="P1"><text:span text:style-name="T141"><text:s text:c="8"/>return [ </text:span></text:p>
      <text:p text:style-name="P1"><text:span text:style-name="T141"><text:s text:c="12"/>'role_name' =&gt; 'required' ,</text:span></text:p>
      <text:p text:style-name="P1"><text:span text:style-name="T141"><text:s text:c="12"/>'price'=&gt; 'required|numeric|max:10',</text:span></text:p>
      <text:p text:style-name="P1"><text:span text:style-name="T141"><text:s text:c="12"/>'image'=&gt; 'required'</text:span></text:p>
      <text:p text:style-name="P1"><text:span text:style-name="T141"><text:s text:c="11"/>'site_logo' =&gt; 'file|image|mimes:jpeg,jpg,png',</text:span></text:p>
      <text:p text:style-name="P1"><text:span text:style-name="T141"><text:s text:c="8"/>]; </text:span></text:p>
      <text:p text:style-name="P1"><text:span text:style-name="T141"><text:s text:c="4"/>}</text:span></text:p>
      <text:p text:style-name="P1"><text:span text:style-name="T141">4. in store method</text:span></text:p>
      <text:p text:style-name="P1"><text:span text:style-name="T141"><text:s text:c="4"/>use App\Http\Requests\RoleRequest;<text:s text:c="3"/>// declre above</text:span></text:p>
      <text:p text:style-name="P1"><text:span text:style-name="T141"><text:s/>public function store(RoleRequest $request)<text:s text:c="2"/>// use in store method</text:span></text:p>
      <text:p text:style-name="P1"><text:span text:style-name="T142"/></text:p>
      <text:p text:style-name="P1"><text:span text:style-name="T143">&amp; in view file use validation message display by ref of below link</text:span></text:p>
      <text:p text:style-name="P1"><text:span text:style-name="T144"/></text:p>
      <text:p text:style-name="P1"><text:a xlink:href="https://hdtuto.com/article/php-laravel-56-simple-validation-example-with-error-message"><text:span text:style-name="T145">https://hdtuto.com/article/php-laravel-56-simple-validation-example-with-error-message</text:span></text:a><text:span text:style-name="T146"/></text:p>
      <text:p text:style-name="P1"><text:span text:style-name="T146"/></text:p>
      <text:p text:style-name="P1"><text:a xlink:href="https://itsolutionstuff.com/post/laravel-56-crud-application-for-starterexample.html"><text:span text:style-name="T147">https://itsolutionstuff.com/post/laravel-56-crud-application-for-starterexample.html</text:span></text:a><text:span text:style-name="T148"/></text:p>
      <text:p text:style-name="P1"><text:span text:style-name="T148"/></text:p>
      <text:p text:style-name="P1"><text:a xlink:href="https://appdividend.com/2017/09/02/laravel-5-5-validation-example-scratch/"><text:span text:style-name="T149">https://appdividend.com/2017/09/02/laravel-5-5-validation-example-scratch/</text:span></text:a><text:span text:style-name="T150"/></text:p>
      <text:p text:style-name="P1"><text:span text:style-name="T150"/></text:p>
      <text:p text:style-name="P1"><text:span text:style-name="T150"/></text:p>
      <text:p text:style-name="P1"><text:span text:style-name="T150"/></text:p>
      <text:p text:style-name="P1"><text:span text:style-name="T151">use flash message </text:span></text:p>
      <text:p text:style-name="P1"><text:span text:style-name="T152"/></text:p>
      <text:p text:style-name="P1"><text:a xlink:href="https://itsolutionstuff.com/post/laravel-5-implement-flash-messages-with-exampleexample.html"><text:span text:style-name="T153">https://itsolutionstuff.com/post/laravel-5-implement-flash-messages-with-exampleexample.html</text:span></text:a><text:span text:style-name="T154"/></text:p>
      <text:p text:style-name="P1"><text:span text:style-name="T154"/></text:p>
      <text:p text:style-name="P1"><text:span text:style-name="T155">flash by flash package</text:span></text:p>
      <text:p text:style-name="P1"><text:span text:style-name="T155"><text:s text:c="8"/></text:span><text:a xlink:href="https://github.com/laracasts/flash"><text:span text:style-name="T156">https://github.com/laracasts/flash</text:span></text:a><text:span text:style-name="T157"/></text:p>
      <text:p text:style-name="P1"><text:span text:style-name="T158"><text:tab/><text:tab/></text:span></text:p>
      <text:p text:style-name="P1"><text:span text:style-name="T159"/></text:p>
      <text:p text:style-name="P1"><text:span text:style-name="T160">include js</text:span></text:p>
      <text:p text:style-name="P1"><text:span text:style-name="T161"/></text:p>
      <text:p text:style-name="P1"><text:span text:style-name="T162">&lt;script type="text/javascript" src="{{ asset('</text:span><text:span text:style-name="T163">public/js/</text:span><text:span text:style-name="T164">datepicker/jquery-ui.js') }}"&gt;&lt;/script&gt;</text:span></text:p>
      <text:p text:style-name="P1"><text:span text:style-name="T165"/></text:p>
      <text:p text:style-name="P1"><text:span text:style-name="T166">include css</text:span></text:p>
      <text:p text:style-name="P1"><text:span text:style-name="T167">&lt;link href="{{asset('</text:span><text:span text:style-name="T168">public/css/</text:span><text:span text:style-name="T169">font-awesome.css')}}" rel="stylesheet" type="text/css" media="all"/&gt;</text:span></text:p>
      <text:p text:style-name="P1"><text:span text:style-name="T170"/></text:p>
      <text:p text:style-name="P1"><text:span text:style-name="T171">get post data</text:span></text:p>
      <text:p text:style-name="P1"><text:span text:style-name="T172"/></text:p>
      <text:p text:style-name="P1"><text:span text:style-name="T173">$reg_date = $request-&gt;input('registration_date');</text:span></text:p>
      <text:p text:style-name="P1"><text:span text:style-name="T174"/></text:p>
      <text:p text:style-name="P1"><text:span text:style-name="T175">get Get data</text:span></text:p>
      <text:p text:style-name="P1"><text:span text:style-name="T176">1.<text:s text:c="2"/>$input = $request-&gt;all();<text:s text:c="2"/>&amp; $request pass in argu</text:span></text:p>
      <text:p text:style-name="P1"><text:span text:style-name="T176">2.<text:s text:c="2"/>url?term=abc</text:span></text:p>
      <text:p text:style-name="P1"><text:span text:style-name="T176"><text:s text:c="5"/>$request-&gt;query('term');</text:span></text:p>
      <text:p text:style-name="P1"><text:span text:style-name="T177">link</text:span></text:p>
      <text:p text:style-name="P1"><text:span text:style-name="T178"/></text:p>
      <text:p text:style-name="P1"><text:span text:style-name="T179">&lt;a href="{{url('admin/roles')}}"&gt;</text:span></text:p>
      <text:p text:style-name="P1"><text:span text:style-name="T180"/></text:p>
      <text:p text:style-name="P1"><text:span text:style-name="T181">in route resoue this is mention so manage it by self.</text:span></text:p>
      <text:p text:style-name="P1"><text:span text:style-name="T182"/></text:p>
      <text:p text:style-name="P1"><text:span text:style-name="T183">Image</text:span></text:p>
      <text:p text:style-name="P1"><text:span text:style-name="T184"/></text:p>
      <text:p text:style-name="P1"><text:span text:style-name="T185">&lt;img src="{{asset('public/user/profile/'.Auth::user()-&gt;profile_pic)}}" alt="" width="50px" height="50px"&gt; </text:span></text:p>
      <text:p text:style-name="P1"><text:span text:style-name="T186"/></text:p>
      <text:p text:style-name="P1"><text:span text:style-name="T187">Make schema</text:span></text:p>
      <text:p text:style-name="P1"><text:span text:style-name="T188"/></text:p>
      <text:p text:style-name="P1"><text:a xlink:href="https://laravel.com/docs/5.6/migrations#creating-tables"><text:span text:style-name="T189">https://laravel.com/docs/5.6/migrations#creating-tables</text:span></text:a><text:span text:style-name="T190"/></text:p>
      <text:p text:style-name="P1"><text:span text:style-name="T190"/></text:p>
      <text:p text:style-name="P1"><text:span text:style-name="T191">model Relation ship<text:s text:c="2"/>&amp; dummy data insert</text:span></text:p>
      <text:p text:style-name="P1"><text:a xlink:href="https://appdividend.com/2017/10/11/laravel-eloquent-relationships/"><text:span text:style-name="T192">https://appdividend.com/2017/10/11/laravel-eloquent-relationships/</text:span></text:a><text:span text:style-name="T193"/></text:p>
      <text:p text:style-name="P1"><text:span text:style-name="T193"/></text:p>
      <text:p text:style-name="P1"><text:span text:style-name="T193"/></text:p>
      <text:p text:style-name="P1"><text:span text:style-name="T193">jya fk hoy tya belogto relation lkhva</text:span></text:p>
      <text:p text:style-name="P1"><text:span text:style-name="T193">in Assigndata model</text:span></text:p>
      <text:p text:style-name="P1"><text:span text:style-name="T193"/></text:p>
      <text:p text:style-name="P1"><text:span text:style-name="T193">use App\Products;</text:span></text:p>
      <text:p text:style-name="P1"><text:span text:style-name="T193"><text:s/>public function productdata()</text:span></text:p>
      <text:p text:style-name="P1"><text:span text:style-name="T193"><text:s text:c="4"/>{</text:span></text:p>
      <text:p text:style-name="P1"><text:span text:style-name="T193"><text:s text:c="6"/>return $this-&gt;belongsTo(Products::class);</text:span></text:p>
      <text:p text:style-name="P1"><text:span text:style-name="T193"><text:s text:c="4"/>}</text:span></text:p>
      <text:p text:style-name="P1"><text:span text:style-name="T193"/></text:p>
      <text:p text:style-name="P1"><text:span text:style-name="T193">in productmodel</text:span></text:p>
      <text:p text:style-name="P1"><text:span text:style-name="T193">public function assigndata()</text:span></text:p>
      <text:p text:style-name="P1"><text:span text:style-name="T193"><text:s text:c="4"/>{</text:span></text:p>
      <text:p text:style-name="P1"><text:span text:style-name="T193"><text:s text:c="6"/>return $this-&gt;hasMany(Assigndata::class, 'product_id', 'id');</text:span></text:p>
      <text:p text:style-name="P1"><text:span text:style-name="T193"><text:s text:c="4"/>}</text:span></text:p>
      <text:p text:style-name="P1"><text:span text:style-name="T193"/></text:p>
      <text:p text:style-name="P1"><text:span text:style-name="T194">return $this-&gt;hasMany(TeamMembers::class);</text:span></text:p>
      <text:p text:style-name="P1"><text:span text:style-name="T194">return $this-&gt;belongsTo(Teams::class);</text:span></text:p>
      <text:p text:style-name="P1"><text:span text:style-name="T195"/></text:p>
      <text:p text:style-name="P1"><text:span text:style-name="T195"/></text:p>
      <text:p text:style-name="P1"><text:span text:style-name="T196">if foringkey name is different then </text:span></text:p>
      <text:p text:style-name="P1"><text:span text:style-name="T196"><text:s/>return $this-&gt;hasMany(User::class,'role_id','id');<text:s text:c="5"/>X </text:span></text:p>
      <text:p text:style-name="P1"><text:span text:style-name="T197"/></text:p>
      <text:p text:style-name="P1"><text:span text:style-name="T198">for dummy data</text:span></text:p>
      <text:p text:style-name="P1"><text:span text:style-name="T198">Ref:</text:span></text:p>
      <text:p text:style-name="P1"><text:span text:style-name="T199"/></text:p>
      <text:p text:style-name="P1"><text:span text:style-name="T200">2 rite</text:span></text:p>
      <text:p text:style-name="P1"><text:span text:style-name="T201">1. databaseseder ma direct lakhine</text:span></text:p>
      <text:p text:style-name="P1"><text:span text:style-name="T201"><text:s text:c="3"/></text:span><text:span text:style-name="T202"><text:s/>Ref:<text:s/></text:span><text:a xlink:href="https://appdividend.com/2017/10/11/laravel-eloquent-relationships/"><text:span text:style-name="T203">https://appdividend.com/2017/10/11/laravel-eloquent-relationships/</text:span></text:a><text:span text:style-name="T204"/></text:p>
      <text:p text:style-name="P1"><text:span text:style-name="T205"/></text:p>
      <text:p text:style-name="P1"><text:span text:style-name="T206">2. facotory thi</text:span></text:p>
      <text:p text:style-name="P1"><text:span text:style-name="T206"><text:s text:c="3"/>facotry command 'php artisan make:factory TeamMembersFactory'<text:s text:c="2"/>thi fatorty banavani</text:span></text:p>
      <text:p text:style-name="P1"><text:span text:style-name="T206">model &amp; return ma lakhvu </text:span></text:p>
      <text:p text:style-name="P1"><text:span text:style-name="T206"><text:s/>then</text:span></text:p>
      <text:p text:style-name="P1"><text:span text:style-name="T206"><text:s text:c="2"/>php artisan make:seeder TeamsMembersTableSeeder</text:span></text:p>
      <text:p text:style-name="P1"><text:span text:style-name="T206"><text:s text:c="4"/>seeder banavu<text:s text:c="2"/>ane run mehtod ma </text:span></text:p>
      <text:p text:style-name="P1"><text:span text:style-name="T206"><text:s text:c="2"/>factory('App\Teams',5)-&gt;create();<text:s text:c="4"/>ana thi facoty call karavi</text:span></text:p>
      <text:p text:style-name="P1"><text:span text:style-name="T207"/></text:p>
      <text:p text:style-name="P1"><text:span text:style-name="T208"><text:s text:c="2"/>database seeder na run ma </text:span></text:p>
      <text:p text:style-name="P1"><text:span text:style-name="T208"><text:s text:c="3"/>$this-&gt;call(TeamsTableSeeder::class);<text:s text:c="2"/>aana thi seeder call karavu</text:span></text:p>
      <text:p text:style-name="P1"><text:span text:style-name="T208">ane </text:span></text:p>
      <text:p text:style-name="P1"><text:span text:style-name="T208"><text:s/>php artisan<text:s/></text:span><text:span text:style-name="T209">db:seed</text:span><text:span text:style-name="T210"><text:s text:c="2"/>karine check databse</text:span></text:p>
      <text:p text:style-name="P1"><text:span text:style-name="T211"/></text:p>
      <text:p text:style-name="P1"><text:span text:style-name="T212">Ref:<text:s/></text:span><text:a xlink:href="https://tutsforweb.com/learn-to-use-model-factories-in-laravel/"><text:span text:style-name="T213">https://tutsforweb.com/learn-to-use-model-factories-in-laravel/</text:span></text:a><text:span text:style-name="T214"/></text:p>
      <text:p text:style-name="P1"><text:span text:style-name="T215"/></text:p>
      <text:p text:style-name="P1"><text:span text:style-name="T216">Pasword</text:span></text:p>
      <text:p text:style-name="P1"><text:span text:style-name="T217"/></text:p>
      <text:p text:style-name="P1"><text:span text:style-name="T218">&lt;?php</text:span></text:p>
      <text:p text:style-name="P1"><text:span text:style-name="T219"/></text:p>
      <text:p text:style-name="P1"><text:span text:style-name="T220">$string = 'Hello world.';</text:span></text:p>
      <text:p text:style-name="P1"><text:span text:style-name="T220">$hash = Hash::make($string);</text:span></text:p>
      <text:p text:style-name="P1"><text:span text:style-name="T221"/></text:p>
      <text:p text:style-name="P1"><text:span text:style-name="T222">if (Hash::check($string, $hash)) {</text:span></text:p>
      <text:p text:style-name="P1"><text:span text:style-name="T222"><text:s text:c="4"/>// The passwords match...</text:span></text:p>
      <text:p text:style-name="P1"><text:span text:style-name="T222">}</text:span></text:p>
      <text:p text:style-name="P1"><text:span text:style-name="T223"/></text:p>
      <text:p text:style-name="P1"><text:span text:style-name="T224">login check</text:span></text:p>
      <text:p text:style-name="P1"><text:span text:style-name="T225"/></text:p>
      <text:p text:style-name="P1"><text:span text:style-name="T226">Use Hash;</text:span></text:p>
      <text:p text:style-name="P1"><text:span text:style-name="T227"/></text:p>
      <text:p text:style-name="P1"><text:span text:style-name="T228">$user = User::where('email', '=', 'email@address.com')-&gt;first();</text:span></text:p>
      <text:p text:style-name="P1"><text:span text:style-name="T228">Then, you'll need to CHECK the hashed password, like so:</text:span></text:p>
      <text:p text:style-name="P1"><text:span text:style-name="T229"/></text:p>
      <text:p text:style-name="P1"><text:span text:style-name="T230">Hash::check('INPUT PASSWORD', $user-&gt;password);</text:span></text:p>
      <text:p text:style-name="P1"><text:span text:style-name="T231"/></text:p>
      <text:p text:style-name="P1"><text:span text:style-name="T232">title</text:span></text:p>
      <text:p text:style-name="P1"><text:span text:style-name="T233"><text:s/>&lt;title&gt;@yield('title') | {{$setting['site_name']}}&lt;/title&gt;<text:s text:c="2"/>in blade.php</text:span></text:p>
      <text:p text:style-name="P1"><text:span text:style-name="T233">@section('title','CMS Pages')<text:s text:c="9"/>in page</text:span></text:p>
      <text:p text:style-name="P1"><text:span text:style-name="T234"/></text:p>
      <text:p text:style-name="P1"><text:span text:style-name="T235">cheetsheet</text:span></text:p>
      <text:p text:style-name="P1"><text:a xlink:href="https://learninglaravel.net/cheatsheet/"><text:span text:style-name="T236">https://learninglaravel.net/cheatsheet/</text:span></text:a><text:span text:style-name="T237"/></text:p>
      <text:p text:style-name="P1"><text:a xlink:href="https://laravel.gen.tr/cheatsheet/"><text:span text:style-name="T238">https://laravel.gen.tr/cheatsheet/</text:span></text:a><text:span text:style-name="T239"/></text:p>
      <text:p text:style-name="P1"><text:span text:style-name="T240"/></text:p>
      <text:p text:style-name="P1"><text:span text:style-name="T240"/></text:p>
      <text:p text:style-name="P1"><text:span text:style-name="T240"/></text:p>
      <text:p text:style-name="P1"><text:span text:style-name="T241">Eloquient Query</text:span></text:p>
      <text:p text:style-name="P1"><text:a xlink:href="https://laravel.com/docs/5.6/queries"><text:span text:style-name="T242">https://laravel.com/docs/5.6/queries</text:span></text:a><text:span text:style-name="T243"/></text:p>
      <text:p text:style-name="P1"><text:span text:style-name="T243"/></text:p>
      <text:p text:style-name="P1"><text:span text:style-name="T244">or use repository</text:span></text:p>
      <text:p text:style-name="P1"><text:span text:style-name="T245"/></text:p>
      <text:p text:style-name="P1"><text:span text:style-name="T245"/></text:p>
      <text:p text:style-name="P1"><text:span text:style-name="T246">Constant</text:span></text:p>
      <text:p text:style-name="P1"><text:span text:style-name="T247"/></text:p>
      <text:p text:style-name="P1"><text:span text:style-name="T248"><text:s/>accepted</text:span></text:p>
      <text:p text:style-name="P1"><text:span text:style-name="T249"/></text:p>
      <text:p text:style-name="P1"><text:span text:style-name="T250">For most constants used globally across the application, storing them in config files is sufficient. It is also pretty simple</text:span></text:p>
      <text:p text:style-name="P1"><text:span text:style-name="T251"/></text:p>
      <text:p text:style-name="P1"><text:span text:style-name="T252">Create a new file in the config directory. Let's call it constants.php</text:span></text:p>
      <text:p text:style-name="P1"><text:span text:style-name="T253"/></text:p>
      <text:p text:style-name="P1"><text:span text:style-name="T254">In there you have to return an array of config values.</text:span></text:p>
      <text:p text:style-name="P1"><text:span text:style-name="T254">&lt;?php </text:span></text:p>
      <text:p text:style-name="P1"><text:span text:style-name="T254">return [</text:span></text:p>
      <text:p text:style-name="P1"><text:span text:style-name="T254"><text:s text:c="4"/>'options' =&gt; [</text:span></text:p>
      <text:p text:style-name="P1"><text:span text:style-name="T254"><text:s text:c="8"/>'option_attachment' =&gt; '13',</text:span></text:p>
      <text:p text:style-name="P1"><text:span text:style-name="T254"><text:s text:c="8"/>'option_email' =&gt; '14',</text:span></text:p>
      <text:p text:style-name="P1"><text:span text:style-name="T254"><text:s text:c="8"/>'option_monetery' =&gt; '15',</text:span></text:p>
      <text:p text:style-name="P1"><text:span text:style-name="T254"><text:s text:c="8"/>'option_ratings' =&gt; '16',</text:span></text:p>
      <text:p text:style-name="P1"><text:span text:style-name="T254"><text:s text:c="8"/>'option_textarea' =&gt; '17',</text:span></text:p>
      <text:p text:style-name="P1"><text:span text:style-name="T254"><text:s text:c="4"/>]</text:span></text:p>
      <text:p text:style-name="P1"><text:span text:style-name="T254">];</text:span></text:p>
      <text:p text:style-name="P1"><text:span text:style-name="T255"/></text:p>
      <text:p text:style-name="P1"><text:span text:style-name="T256">And you can access them as follows</text:span></text:p>
      <text:p text:style-name="P1"><text:span text:style-name="T257"/></text:p>
      <text:p text:style-name="P1"><text:span text:style-name="T258">Config::get('constants.options');</text:span></text:p>
      <text:p text:style-name="P1"><text:span text:style-name="T258">// or if you want a specific one</text:span></text:p>
      <text:p text:style-name="P1"><text:span text:style-name="T258">Config::get('constants.options.option_attachment'); </text:span></text:p>
      <text:p text:style-name="P1"><text:span text:style-name="T258">or </text:span></text:p>
      <text:p text:style-name="P1"><text:span text:style-name="T258">config('messages.api.success');</text:span></text:p>
      <text:p text:style-name="P1"><text:span text:style-name="T259">Note<text:s/></text:span><text:span text:style-name="T260">: const use in view same as cntrl for define const. Use in view</text:span></text:p>
      <text:p text:style-name="P1"><text:span text:style-name="T260"><text:s text:c="8"/>and aavi j rite msg mateni file banavi ne gobal msg mate use kari sakay che</text:span></text:p>
      <text:p text:style-name="P1"><text:span text:style-name="T261"/></text:p>
      <text:p text:style-name="P1"><text:span text:style-name="T262">Appserviceprovider</text:span></text:p>
      <text:p text:style-name="P1"><text:span text:style-name="T263"/></text:p>
      <text:p text:style-name="P1"><text:span text:style-name="T264">first load this boot method</text:span></text:p>
      <text:p text:style-name="P1"><text:span text:style-name="T265"/></text:p>
      <text:p text:style-name="P1"><text:span text:style-name="T266">load model</text:span></text:p>
      <text:p text:style-name="P1"><text:span text:style-name="T267"/></text:p>
      <text:p text:style-name="P1"><text:span text:style-name="T268">use App\Models\Setting;</text:span></text:p>
      <text:p text:style-name="P1"><text:span text:style-name="T269"/></text:p>
      <text:p text:style-name="P1"><text:span text:style-name="T270">then use query or<text:s text:c="2"/>pluck</text:span></text:p>
      <text:p text:style-name="P1"><text:span text:style-name="T271"/></text:p>
      <text:p text:style-name="P1"><text:span text:style-name="T272">Repositiry make</text:span></text:p>
      <text:p text:style-name="P1"><text:span text:style-name="T273"/></text:p>
      <text:p text:style-name="P1"><text:span text:style-name="T274">OR Use Query Builder</text:span></text:p>
      <text:p text:style-name="P1"><text:span text:style-name="T275"/></text:p>
      <text:p text:style-name="P1"><text:span text:style-name="T275"/></text:p>
      <text:p text:style-name="P1"><text:span text:style-name="T275"/></text:p>
      <text:p text:style-name="P1"><text:span text:style-name="T275"/></text:p>
      <text:p text:style-name="P1"><text:span text:style-name="T276">model</text:span></text:p>
      <text:p text:style-name="P1"><text:span text:style-name="T277"/></text:p>
      <text:p text:style-name="P1"><text:span text:style-name="T278">protected $table = 'roles'; // if db tbl name is different then declare</text:span></text:p>
      <text:p text:style-name="P1"><text:span text:style-name="T278">protected $primaryKey = 'id'; //if PK name is different then declre here</text:span></text:p>
      <text:p text:style-name="P1"><text:span text:style-name="T279"/></text:p>
      <text:p text:style-name="P1"><text:span text:style-name="T280">protected $fillable = ['role_name']; //</text:span></text:p>
      <text:p text:style-name="P1"><text:span text:style-name="T280">or</text:span></text:p>
      <text:p text:style-name="P1"><text:span text:style-name="T280">protected $ guarded = ['role_name']; </text:span></text:p>
      <text:p text:style-name="P1"><text:span text:style-name="T281"/></text:p>
      <text:p text:style-name="P1"><text:span text:style-name="T282">$guarded-blacklist</text:span></text:p>
      <text:p text:style-name="P1"><text:span text:style-name="T282"><text:s text:c="16"/>means je field lakhu te not filleble</text:span></text:p>
      <text:p text:style-name="P1"><text:span text:style-name="T283"/></text:p>
      <text:p text:style-name="P1"><text:span text:style-name="T284">fillable-whtelist<text:s text:c="2"/></text:span></text:p>
      <text:p text:style-name="P1"><text:span text:style-name="T284"><text:s text:c="8"/></text:span></text:p>
      <text:p text:style-name="P1"><text:span text:style-name="T284"><text:s text:c="12"/>means je field lakhu te fileble</text:span></text:p>
      <text:p text:style-name="P1"><text:span text:style-name="T285"/></text:p>
      <text:p text:style-name="P1"><text:span text:style-name="T285"/></text:p>
      <text:p text:style-name="P1"><text:span text:style-name="T286">Redirect</text:span></text:p>
      <text:p text:style-name="P1"><text:span text:style-name="T287"/></text:p>
      <text:p text:style-name="P1"><text:span text:style-name="T288"><text:s text:c="2"/>1. redirect view</text:span></text:p>
      <text:p text:style-name="P1"><text:span text:style-name="T288"><text:s text:c="2"/>like<text:s text:c="3"/>return view('admin.setting.edit', compact('setting'));</text:span></text:p>
      <text:p text:style-name="P1"><text:span text:style-name="T289"/></text:p>
      <text:p text:style-name="P1"><text:span text:style-name="T290">2. redirect route('aliasename');</text:span></text:p>
      <text:p text:style-name="P1"><text:span text:style-name="T291"/></text:p>
      <text:p text:style-name="P1"><text:span text:style-name="T292">redirect('url') ;<text:s text:c="3"/>//for resources</text:span></text:p>
      <text:p text:style-name="P1"><text:span text:style-name="T293"/></text:p>
      <text:p text:style-name="P1"><text:span text:style-name="T294">keep in mind</text:span></text:p>
      <text:p text:style-name="P1"><text:span text:style-name="T294"><text:s text:c="7"/></text:span></text:p>
      <text:p text:style-name="P1"><text:span text:style-name="T295"/></text:p>
      <text:p text:style-name="P1"><text:span text:style-name="T295"/></text:p>
      <text:p text:style-name="P1"><text:span text:style-name="T295"/></text:p>
      <text:p text:style-name="P1"><text:span text:style-name="T295"/></text:p>
      <text:p text:style-name="P1"><text:span text:style-name="T296"><text:s text:c="2"/>RESTful Resource controller</text:span></text:p>
      <text:p text:style-name="P1"><text:span text:style-name="T297"/></text:p>
      <text:p text:style-name="P1"><text:span text:style-name="T298">A RESTful resource controller sets up some default routes for you and even names them.</text:span></text:p>
      <text:p text:style-name="P1"><text:span text:style-name="T299"/></text:p>
      <text:p text:style-name="P1"><text:span text:style-name="T300">Route::resource('users', 'UsersController');</text:span></text:p>
      <text:p text:style-name="P1"><text:span text:style-name="T301"/></text:p>
      <text:p text:style-name="P1"><text:span text:style-name="T302">Gives you these named routes:</text:span></text:p>
      <text:p text:style-name="P1"><text:span text:style-name="T303"/></text:p>
      <text:p text:style-name="P1"><text:span text:style-name="T304">Verb<text:s text:c="4"/>Path<text:s text:c="24"/>Action<text:s text:c="2"/>Route Name</text:span></text:p>
      <text:p text:style-name="P1"><text:span text:style-name="T304">GET<text:s text:c="5"/>/users<text:s text:c="22"/>index<text:s text:c="3"/>users.index</text:span></text:p>
      <text:p text:style-name="P1"><text:span text:style-name="T304">GET<text:s text:c="5"/>/users/create<text:s text:c="15"/>create<text:s text:c="2"/>users.create</text:span></text:p>
      <text:p text:style-name="P1"><text:span text:style-name="T304">POST<text:s text:c="4"/>/users<text:s text:c="22"/>store<text:s text:c="3"/>users.store</text:span></text:p>
      <text:p text:style-name="P1"><text:span text:style-name="T304">GET<text:s text:c="5"/>/users/{user}<text:s text:c="15"/>show<text:s text:c="4"/>users.show</text:span></text:p>
      <text:p text:style-name="P1"><text:span text:style-name="T304">GET<text:s text:c="5"/>/users/{user}/edit<text:s text:c="10"/>edit<text:s text:c="4"/>users.edit</text:span></text:p>
      <text:p text:style-name="P1"><text:span text:style-name="T304">DELETE<text:s text:c="2"/>/users/{user}<text:s text:c="15"/>destroy users.destroy</text:span></text:p>
      <text:p text:style-name="P1"><text:span text:style-name="T304">in form 's action</text:span></text:p>
      <text:p text:style-name="P1"><text:span text:style-name="T304">{{ url('/admin/users' . '/' . $item-&gt;id) }}</text:span></text:p>
      <text:p text:style-name="P1"><text:span text:style-name="T305"/></text:p>
      <text:p text:style-name="P1"><text:span text:style-name="T306">&amp; then </text:span></text:p>
      <text:p text:style-name="P1"><text:span text:style-name="T306"><text:s/>{{ method_field('DELETE') }}</text:span></text:p>
      <text:p text:style-name="P1"><text:span text:style-name="T306"><text:s/>{{ csrf_field() }}</text:span></text:p>
      <text:p text:style-name="P1"><text:span text:style-name="T307"/></text:p>
      <text:p text:style-name="P1"><text:span text:style-name="T308">PUT<text:s text:c="5"/>/users/{user}<text:s text:c="15"/>update<text:s text:c="2"/>users.update</text:span></text:p>
      <text:p text:style-name="P1"><text:span text:style-name="T308">&lt;form action="{{url('tasks', [$task-&gt;id])}}" method="POST"&gt;</text:span></text:p>
      <text:p text:style-name="P1"><text:span text:style-name="T308">&lt;input type="hidden" name="_method" value="PUT"&gt;</text:span></text:p>
      <text:p text:style-name="P1"><text:span text:style-name="T309"/></text:p>
      <text:p text:style-name="P1"><text:span text:style-name="T309"/></text:p>
      <text:p text:style-name="P1"><text:span text:style-name="T309"/></text:p>
      <text:p text:style-name="P1"><text:span text:style-name="T310">And you would set up your controller something like this (actions = methods)</text:span></text:p>
      <text:p text:style-name="P1"><text:span text:style-name="T311"/></text:p>
      <text:p text:style-name="P1"><text:span text:style-name="T312">class UsersController extends BaseController {</text:span></text:p>
      <text:p text:style-name="P1"><text:span text:style-name="T313"/></text:p>
      <text:p text:style-name="P1"><text:span text:style-name="T314"><text:s text:c="4"/>public function index() {}</text:span></text:p>
      <text:p text:style-name="P1"><text:span text:style-name="T315"/></text:p>
      <text:p text:style-name="P1"><text:span text:style-name="T316"><text:s text:c="4"/>public function show($id) {}</text:span></text:p>
      <text:p text:style-name="P1"><text:span text:style-name="T317"/></text:p>
      <text:p text:style-name="P1"><text:span text:style-name="T318"><text:s text:c="4"/>public function store() {}</text:span></text:p>
      <text:p text:style-name="P1"><text:span text:style-name="T318"><text:tab/></text:span></text:p>
      <text:p text:style-name="P1"><text:span text:style-name="T318">}</text:span></text:p>
      <text:p text:style-name="P1"><text:span text:style-name="T319"/></text:p>
      <text:p text:style-name="P1"><text:span text:style-name="T320">You can also choose what actions are included or excluded like this:</text:span></text:p>
      <text:p text:style-name="P1"><text:span text:style-name="T321"/></text:p>
      <text:p text:style-name="P1"><text:span text:style-name="T322">Route::resource('users', 'UsersController', [</text:span></text:p>
      <text:p text:style-name="P1"><text:span text:style-name="T322"><text:s text:c="4"/>'only' =&gt; ['index', 'show']</text:span></text:p>
      <text:p text:style-name="P1"><text:span text:style-name="T322">]);</text:span></text:p>
      <text:p text:style-name="P1"><text:span text:style-name="T323"/></text:p>
      <text:p text:style-name="P1"><text:span text:style-name="T324">Route::resource('monkeys', 'MonkeysController', [</text:span></text:p>
      <text:p text:style-name="P1"><text:span text:style-name="T324"><text:s text:c="4"/>'except' =&gt; ['edit', 'create']</text:span></text:p>
      <text:p text:style-name="P1"><text:span text:style-name="T324">]);</text:span></text:p>
      <text:p text:style-name="P1"><text:span text:style-name="T324"><text:s text:c="13"/></text:span></text:p>
      <text:p text:style-name="P1"><text:span text:style-name="T325"/></text:p>
      <text:p text:style-name="P1"><text:span text:style-name="T325"/></text:p>
      <text:p text:style-name="P1"><text:span text:style-name="T326">File Upload</text:span></text:p>
      <text:p text:style-name="P1"><text:span text:style-name="T327"/></text:p>
      <text:p text:style-name="P1"><text:span text:style-name="T328">public function store(Request $request) </text:span></text:p>
      <text:p text:style-name="P1"><text:span text:style-name="T328"><text:s text:c="4"/>{ </text:span></text:p>
      <text:p text:style-name="P1"><text:span text:style-name="T328"><text:s text:c="8"/></text:span></text:p>
      <text:p text:style-name="P1"><text:span text:style-name="T328"><text:s text:c="8"/>$requestData = $request-&gt;all(); </text:span></text:p>
      <text:p text:style-name="P1"><text:span text:style-name="T329"/></text:p>
      <text:p text:style-name="P1"><text:span text:style-name="T330"><text:s text:c="8"/>echo "&lt;pre&gt;"; print_r($_FILES); exit(); </text:span></text:p>
      <text:p text:style-name="P1"><text:span text:style-name="T330"><text:s text:c="8"/>if ($request-&gt;file('image')) { </text:span></text:p>
      <text:p text:style-name="P1"><text:span text:style-name="T330"><text:s text:c="11"/>$destinationPath = public_path() . '/categories/'; </text:span></text:p>
      <text:p text:style-name="P1"><text:span text:style-name="T330"><text:s text:c="11"/>$file = $request-&gt;file('image'); </text:span></text:p>
      <text:p text:style-name="P1"><text:span text:style-name="T330"><text:s text:c="11"/>$extension = $request-&gt;file('image')-&gt;getClientOriginalExtension(); </text:span></text:p>
      <text:p text:style-name="P1"><text:span text:style-name="T330"><text:s text:c="11"/>$fileName = rand(11111, 99999) . strtotime(date('Y-m-d H:i:s')) .'.'. $extension; </text:span></text:p>
      <text:p text:style-name="P1"><text:span text:style-name="T330"><text:s text:c="11"/>$request-&gt;file('image')-&gt;move($destinationPath, $fileName); </text:span></text:p>
      <text:p text:style-name="P1"><text:span text:style-name="T330"><text:s text:c="11"/>$requestData['image'] = $fileName; </text:span></text:p>
      <text:p text:style-name="P1"><text:span text:style-name="T330"><text:s text:c="8"/>} </text:span></text:p>
      <text:p text:style-name="P1"><text:span text:style-name="T330"><text:tab/></text:span></text:p>
      <text:p text:style-name="P1"><text:span text:style-name="T330"><text:s text:c="8"/>Category::create($requestData); </text:span></text:p>
      <text:p text:style-name="P1"><text:span text:style-name="T331"/></text:p>
      <text:p text:style-name="P1"><text:span text:style-name="T332"><text:s text:c="8"/>flash('Category added!'); </text:span></text:p>
      <text:p text:style-name="P1"><text:span text:style-name="T333"/></text:p>
      <text:p text:style-name="P1"><text:span text:style-name="T334"><text:s text:c="8"/>return redirect('admin/categories'); </text:span></text:p>
      <text:p text:style-name="P1"><text:span text:style-name="T334"><text:s text:c="4"/>}</text:span></text:p>
      <text:p text:style-name="P1"><text:span text:style-name="T335"/></text:p>
      <text:p text:style-name="P1"><text:span text:style-name="T335"/></text:p>
      <text:p text:style-name="P1"><text:span text:style-name="T335"/></text:p>
      <text:p text:style-name="P1"><text:span text:style-name="T336">API</text:span></text:p>
      <text:p text:style-name="P1"><text:span text:style-name="T337"/></text:p>
      <text:p text:style-name="P1"><text:span text:style-name="T338">passport</text:span></text:p>
      <text:p text:style-name="P1"><text:a xlink:href="https://itsolutionstuff.com/post/php-laravel-56-rest-api-with-passport-tutorialexample.html"><text:span text:style-name="T339">https://itsolutionstuff.com/post/php-laravel-56-rest-api-with-passport-tutorialexample.html</text:span></text:a><text:span text:style-name="T340"/></text:p>
      <text:p text:style-name="P1"><text:span text:style-name="T341"/></text:p>
      <text:p text:style-name="P1"><text:span text:style-name="T342">simple</text:span></text:p>
      <text:p text:style-name="P1"><text:span text:style-name="T342"><text:s text:c="2"/></text:span><text:a xlink:href="http://ahex.co/how-to-build-restful-api-using-lavavel-5-6/"><text:span text:style-name="T343">http://ahex.co/how-to-build-restful-api-using-lavavel-5-6/</text:span></text:a><text:span text:style-name="T344"/></text:p>
      <text:p text:style-name="P1"><text:span text:style-name="T344"/></text:p>
      <text:p text:style-name="P1"><text:span text:style-name="T345">JWT</text:span></text:p>
      <text:p text:style-name="P1"><text:span text:style-name="T346"/></text:p>
      <text:p text:style-name="P1"><text:span text:style-name="T347"><text:s/></text:span><text:a xlink:href="https://appdividend.com/2018/02/24/laravel-jwt-authentication-tutorial/"><text:span text:style-name="T348">https://appdividend.com/2018/02/24/laravel-jwt-authentication-tutorial/</text:span></text:a><text:span text:style-name="T349"/></text:p>
      <text:p text:style-name="P1"><text:span text:style-name="T349"/></text:p>
      <text:p text:style-name="P1"><text:span text:style-name="T350"><text:s/></text:span><text:a xlink:href="https://arjunphp.com/laravel-5-6-rest-api-jwt-authentication/"><text:span text:style-name="T351">https://arjunphp.com/laravel-5-6-rest-api-jwt-authentication/</text:span></text:a><text:span text:style-name="T352"/></text:p>
      <text:p text:style-name="P1"><text:span text:style-name="T352"/></text:p>
      <text:p text:style-name="P1"><text:span text:style-name="T352"/></text:p>
      <text:p text:style-name="P1"><text:span text:style-name="T353">S3 bucket file upload laravel</text:span></text:p>
      <text:p text:style-name="P1"><text:span text:style-name="T354"/></text:p>
      <text:p text:style-name="P1"><text:a xlink:href="https://appdividend.com/2018/05/22/laravel-cloud-file-upload-tutorial-with-example/"><text:span text:style-name="T355">https://appdividend.com/2018/05/22/laravel-cloud-file-upload-tutorial-with-example/</text:span></text:a><text:span text:style-name="T356"/></text:p>
      <text:p text:style-name="P1"><text:span text:style-name="T356"/></text:p>
      <text:p text:style-name="P1"><text:span text:style-name="T357">S3 bucket file upload in php with demo &amp; download</text:span></text:p>
      <text:p text:style-name="P1"><text:span text:style-name="T358"/></text:p>
      <text:p text:style-name="P1"><text:a xlink:href="https://www.9lessons.info/2012/08/upload-files-to-amazon-s3-php.html"><text:span text:style-name="T359">https://www.9lessons.info/2012/08/upload-files-to-amazon-s3-php.html</text:span></text:a><text:span text:style-name="T360"/></text:p>
      <text:p text:style-name="P1"><text:span text:style-name="T360"/></text:p>
      <text:p text:style-name="P1"><text:span text:style-name="T360"/></text:p>
      <text:p text:style-name="P1"><text:span text:style-name="T361">print last query</text:span></text:p>
      <text:p text:style-name="P1"><text:span text:style-name="T362"/></text:p>
      <text:p text:style-name="P1"><text:a xlink:href="https://itsolutionstuff.com/post/how-to-get-last-executed-query-in-larave-5example.html"><text:span text:style-name="T363">https://itsolutionstuff.com/post/how-to-get-last-executed-query-in-larave-5example.html</text:span></text:a><text:span text:style-name="T364"/></text:p>
      <text:p text:style-name="P1"><text:span text:style-name="T365"/></text:p>
      <text:p text:style-name="P1"><text:span text:style-name="T365"/></text:p>
      <text:p text:style-name="P1"><text:span text:style-name="T366">send email</text:span></text:p>
      <text:p text:style-name="P1"><text:span text:style-name="T367"/></text:p>
      <text:p text:style-name="P1"><text:a xlink:href="https://appdividend.com/2018/03/05/send-email-in-laravel-tutorial/"><text:span text:style-name="T368">https://appdividend.com/2018/03/05/send-email-in-laravel-tutorial/</text:span></text:a><text:span text:style-name="T369"/></text:p>
      <text:p text:style-name="P1"><text:span text:style-name="T369"/></text:p>
      <text:p text:style-name="P1"><text:span text:style-name="T369"/></text:p>
      <text:p text:style-name="P1"><text:span text:style-name="T369"/></text:p>
      <text:p text:style-name="P1"><text:span text:style-name="T370">Ajax</text:span></text:p>
      <text:p text:style-name="P1"><text:span text:style-name="T371"><text:s/>1.<text:s text:c="2"/>by get method</text:span></text:p>
      <text:p text:style-name="P1"><text:span text:style-name="T371"><text:s text:c="4"/>&lt;script&gt; </text:span></text:p>
      <text:p text:style-name="P1"><text:span text:style-name="T371"><text:s text:c="4"/>$('#show_more').click(function(){ </text:span></text:p>
      <text:p text:style-name="P1"><text:span text:style-name="T371"><text:s text:c="7"/>var segment="&lt;?php echo Request::segment(2);?&gt;"; </text:span></text:p>
      <text:p text:style-name="P1"><text:span text:style-name="T371"><text:s text:c="7"/>var c=$("#show_more").attr("display"); </text:span></text:p>
      <text:p text:style-name="P1"><text:span text:style-name="T371"><text:s text:c="7"/>$.ajax({ </text:span></text:p>
      <text:p text:style-name="P1"><text:span text:style-name="T371"><text:s text:c="10"/>url: "{{ url('/ajax/') }}/"+segment+'/'+c, </text:span></text:p>
      <text:p text:style-name="P1"><text:span text:style-name="T371"><text:s text:c="10"/>method: 'get', </text:span></text:p>
      <text:p text:style-name="P1"><text:span text:style-name="T371"><text:s text:c="10"/>success: function(result){ </text:span></text:p>
      <text:p text:style-name="P1"><text:span text:style-name="T371"><text:s text:c="10"/><text:tab/> $("#products").html(result); </text:span></text:p>
      <text:p text:style-name="P1"><text:span text:style-name="T371"><text:s text:c="10"/>}}); </text:span></text:p>
      <text:p text:style-name="P1"><text:span text:style-name="T371"><text:s text:c="7"/>}); </text:span></text:p>
      <text:p text:style-name="P1"><text:span text:style-name="T371">&lt;/script&gt;</text:span></text:p>
      <text:p text:style-name="P1"><text:span text:style-name="T372"/></text:p>
      <text:p text:style-name="P1"><text:span text:style-name="T373">return html</text:span></text:p>
      <text:p text:style-name="P1"><text:span text:style-name="T374"/></text:p>
      <text:p text:style-name="P1"><text:span text:style-name="T375">use View</text:span></text:p>
      <text:p text:style-name="P1"><text:span text:style-name="T375">return View::make('front.show_more_listing', compact('businesses','categories','display'));</text:span></text:p>
      <text:p text:style-name="P1"><text:span text:style-name="T376"/></text:p>
      <text:p text:style-name="P1"><text:span text:style-name="T377">2. by post</text:span></text:p>
      <text:p text:style-name="P1"><text:span text:style-name="T378"/></text:p>
      <text:p text:style-name="P1"><text:span text:style-name="T379"><text:s text:c="2"/>&lt;script&gt;</text:span></text:p>
      <text:p text:style-name="P1"><text:span text:style-name="T379"><text:s text:c="9"/>$(document).ready(function(){</text:span></text:p>
      <text:p text:style-name="P1"><text:span text:style-name="T379"><text:s text:c="12"/>$('#ajaxSubmit').click(function(e){</text:span></text:p>
      <text:p text:style-name="P1"><text:span text:style-name="T379"><text:s text:c="15"/>e.preventDefault();</text:span></text:p>
      <text:p text:style-name="P1"><text:span text:style-name="T379"><text:s text:c="15"/>$.ajaxSetup({</text:span></text:p>
      <text:p text:style-name="P1"><text:span text:style-name="T379"><text:s text:c="18"/>headers: {</text:span></text:p>
      <text:p text:style-name="P1"><text:span text:style-name="T379"><text:s text:c="22"/>'X-CSRF-TOKEN': $('meta[name="_token"]').attr('content')</text:span></text:p>
      <text:p text:style-name="P1"><text:span text:style-name="T379"><text:s text:c="18"/>}</text:span></text:p>
      <text:p text:style-name="P1"><text:span text:style-name="T379"><text:s text:c="14"/>});</text:span></text:p>
      <text:p text:style-name="P1"><text:span text:style-name="T379"><text:s text:c="15"/>$.ajax({</text:span></text:p>
      <text:p text:style-name="P1"><text:span text:style-name="T379"><text:s text:c="18"/>url: "{{ url('/grocery/post') }}",</text:span></text:p>
      <text:p text:style-name="P1"><text:span text:style-name="T379"><text:s text:c="18"/>method: 'post',</text:span></text:p>
      <text:p text:style-name="P1"><text:span text:style-name="T379"><text:s text:c="18"/>data: {</text:span></text:p>
      <text:p text:style-name="P1"><text:span text:style-name="T379"><text:s text:c="21"/>name: $('#name').val(),</text:span></text:p>
      <text:p text:style-name="P1"><text:span text:style-name="T379"><text:s text:c="21"/>type: $('#type').val(),</text:span></text:p>
      <text:p text:style-name="P1"><text:span text:style-name="T379"><text:s text:c="21"/>price: $('#price').val()</text:span></text:p>
      <text:p text:style-name="P1"><text:span text:style-name="T379"><text:s text:c="18"/>},</text:span></text:p>
      <text:p text:style-name="P1"><text:span text:style-name="T379"><text:s text:c="18"/>success: function(result){</text:span></text:p>
      <text:p text:style-name="P1"><text:span text:style-name="T379"><text:s text:c="21"/>$('.alert').show();</text:span></text:p>
      <text:p text:style-name="P1"><text:span text:style-name="T379"><text:s text:c="21"/>$('.alert').html(result.success);</text:span></text:p>
      <text:p text:style-name="P1"><text:span text:style-name="T379"><text:s text:c="18"/>}});</text:span></text:p>
      <text:p text:style-name="P1"><text:span text:style-name="T379"><text:s text:c="15"/>});</text:span></text:p>
      <text:p text:style-name="P1"><text:span text:style-name="T379"><text:s text:c="12"/>});</text:span></text:p>
      <text:p text:style-name="P1"><text:span text:style-name="T379"><text:s text:c="6"/>&lt;/script&gt;</text:span></text:p>
      <text:p text:style-name="P1"><text:span text:style-name="T380"/></text:p>
      <text:p text:style-name="P1"><text:span text:style-name="T380"/></text:p>
      <text:p text:style-name="P1"><text:span text:style-name="T381">category &amp; sub category drop dwon by ajax</text:span></text:p>
      <text:p text:style-name="P1"><text:span text:style-name="T382"/></text:p>
      <text:p text:style-name="P1"><text:span text:style-name="T383">&lt;script&gt; </text:span></text:p>
      <text:p text:style-name="P1"><text:span text:style-name="T383"><text:s text:c="4"/></text:span></text:p>
      <text:p text:style-name="P1"><text:span text:style-name="T383"><text:s text:c="4"/>$(document).ready(function(){ </text:span></text:p>
      <text:p text:style-name="P1"><text:span text:style-name="T383"><text:s text:c="7"/></text:span></text:p>
      <text:p text:style-name="P1"><text:span text:style-name="T384"/></text:p>
      <text:p text:style-name="P1"><text:span text:style-name="T385"><text:s text:c="7"/></text:span></text:p>
      <text:p text:style-name="P1"><text:span text:style-name="T385"><text:s text:c="8"/>$(".catergory_class").change(function(){ </text:span></text:p>
      <text:p text:style-name="P1"><text:span text:style-name="T385"><text:s text:c="14"/>var category_id=$(this).val(); </text:span></text:p>
      <text:p text:style-name="P1"><text:span text:style-name="T385"><text:s text:c="16"/>$.ajax({ </text:span></text:p>
      <text:p text:style-name="P1"><text:span text:style-name="T385"><text:s text:c="26"/>url: "{{ url('/getsubcategory/') }}/"+category_id, </text:span></text:p>
      <text:p text:style-name="P1"><text:span text:style-name="T385"><text:s text:c="26"/>method: 'get', </text:span></text:p>
      <text:p text:style-name="P1"><text:span text:style-name="T385"><text:s text:c="26"/>dataType:'json', </text:span></text:p>
      <text:p text:style-name="P1"><text:span text:style-name="T385"><text:s text:c="26"/>success: function(result){ </text:span></text:p>
      <text:p text:style-name="P1"><text:span text:style-name="T385"><text:s text:c="28"/>if(result!=''){ </text:span></text:p>
      <text:p text:style-name="P1"><text:span text:style-name="T385"><text:s text:c="32"/>var option=''; </text:span></text:p>
      <text:p text:style-name="P1"><text:span text:style-name="T385"><text:s text:c="32"/>$.each(result, function( key, value ) { </text:span></text:p>
      <text:p text:style-name="P1"><text:span text:style-name="T385"><text:s text:c="37"/>option+="&lt;option value='"+value.id+"'&gt;"+value.title+"&lt;/option&gt;"; </text:span></text:p>
      <text:p text:style-name="P1"><text:span text:style-name="T385"><text:s text:c="33"/>}); </text:span></text:p>
      <text:p text:style-name="P1"><text:span text:style-name="T385"><text:s text:c="28"/>}else{ </text:span></text:p>
      <text:p text:style-name="P1"><text:span text:style-name="T385"><text:s text:c="34"/>option+="&lt;option value=''&gt;No sub category&lt;/option&gt;"; </text:span></text:p>
      <text:p text:style-name="P1"><text:span text:style-name="T385"><text:s text:c="28"/>}<text:s text:c="4"/></text:span></text:p>
      <text:p text:style-name="P1"><text:span text:style-name="T385"><text:s text:c="33"/>$("#SubCategory_id").html(option); </text:span></text:p>
      <text:p text:style-name="P1"><text:span text:style-name="T385"><text:s text:c="22"/>} </text:span></text:p>
      <text:p text:style-name="P1"><text:span text:style-name="T385"><text:s text:c="18"/>}); </text:span></text:p>
      <text:p text:style-name="P1"><text:span text:style-name="T385"><text:s text:c="8"/></text:span></text:p>
      <text:p text:style-name="P1"><text:span text:style-name="T385"><text:s text:c="9"/>}); </text:span></text:p>
      <text:p text:style-name="P1"><text:span text:style-name="T385"><text:s text:c="4"/>}); </text:span></text:p>
      <text:p text:style-name="P1"><text:span text:style-name="T385">&lt;/script&gt;</text:span></text:p>
      <text:p text:style-name="P1"><text:span text:style-name="T386"/></text:p>
      <text:p text:style-name="P1"><text:span text:style-name="T387">AJAX Form submit with file<text:s text:c="2"/>by formdata </text:span></text:p>
      <text:p text:style-name="P1"><text:span text:style-name="T388"/></text:p>
      <text:p text:style-name="P1"><text:span text:style-name="T388"/></text:p>
      <text:p text:style-name="P1"><text:span text:style-name="T389">&lt;script type="text/javascript"&gt; </text:span></text:p>
      <text:p text:style-name="P1"><text:span text:style-name="T390"/></text:p>
      <text:p text:style-name="P1"><text:span text:style-name="T390"/></text:p>
      <text:p text:style-name="P1"><text:span text:style-name="T390"/></text:p>
      <text:p text:style-name="P1"><text:span text:style-name="T391"><text:s text:c="4"/>$.ajaxSetup({ </text:span></text:p>
      <text:p text:style-name="P1"><text:span text:style-name="T392"/></text:p>
      <text:p text:style-name="P1"><text:span text:style-name="T393"><text:s text:c="8"/>headers: { </text:span></text:p>
      <text:p text:style-name="P1"><text:span text:style-name="T394"/></text:p>
      <text:p text:style-name="P1"><text:span text:style-name="T395"><text:s text:c="12"/>'X-CSRF-TOKEN': $('meta[name="csrf-token"]').attr('content') </text:span></text:p>
      <text:p text:style-name="P1"><text:span text:style-name="T396"/></text:p>
      <text:p text:style-name="P1"><text:span text:style-name="T397"><text:s text:c="8"/>} </text:span></text:p>
      <text:p text:style-name="P1"><text:span text:style-name="T398"/></text:p>
      <text:p text:style-name="P1"><text:span text:style-name="T399"><text:s text:c="4"/>}); </text:span></text:p>
      <text:p text:style-name="P1"><text:span text:style-name="T400"/></text:p>
      <text:p text:style-name="P1"><text:span text:style-name="T400"/></text:p>
      <text:p text:style-name="P1"><text:span text:style-name="T400"/></text:p>
      <text:p text:style-name="P1"><text:span text:style-name="T401"><text:s text:c="4"/>$(".btn-submit").click(function(e){ </text:span></text:p>
      <text:p text:style-name="P1"><text:span text:style-name="T402"/></text:p>
      <text:p text:style-name="P1"><text:span text:style-name="T403"><text:s text:c="8"/>e.preventDefault(); </text:span></text:p>
      <text:p text:style-name="P1"><text:span text:style-name="T404"/></text:p>
      <text:p text:style-name="P1"><text:span text:style-name="T405"><text:s text:c="8"/>/* get value of fileds*/ </text:span></text:p>
      <text:p text:style-name="P1"><text:span text:style-name="T405"><text:s text:c="8"/>var name = $("input[name=name]").val(); </text:span></text:p>
      <text:p text:style-name="P1"><text:span text:style-name="T405"><text:s text:c="8"/>var password = $("input[name=password]").val(); </text:span></text:p>
      <text:p text:style-name="P1"><text:span text:style-name="T405"><text:s text:c="8"/>var email = $("input[name=email]").val(); </text:span></text:p>
      <text:p text:style-name="P1"><text:span text:style-name="T406"/></text:p>
      <text:p text:style-name="P1"><text:span text:style-name="T407"><text:s text:c="7"/>/* make form data obj &amp; append value*/ </text:span></text:p>
      <text:p text:style-name="P1"><text:span text:style-name="T407"><text:s text:c="8"/>var file_data = $("#imgupload").prop("files")[0];<text:s text:c="3"/></text:span></text:p>
      <text:p text:style-name="P1"><text:span text:style-name="T407"><text:s text:c="8"/>var form_data = new FormData(); </text:span></text:p>
      <text:p text:style-name="P1"><text:span text:style-name="T407"><text:s text:c="8"/>form_data.append("file", file_data); </text:span></text:p>
      <text:p text:style-name="P1"><text:span text:style-name="T408"/></text:p>
      <text:p text:style-name="P1"><text:span text:style-name="T409"><text:s text:c="8"/>form_data.append("email",email); </text:span></text:p>
      <text:p text:style-name="P1"><text:span text:style-name="T409"><text:s text:c="8"/>form_data.append("password",password); </text:span></text:p>
      <text:p text:style-name="P1"><text:span text:style-name="T409"><text:s text:c="8"/>form_data.append("name",name); </text:span></text:p>
      <text:p text:style-name="P1"><text:span text:style-name="T410"/></text:p>
      <text:p text:style-name="P1"><text:span text:style-name="T411"><text:s text:c="8"/>$.ajax({ </text:span></text:p>
      <text:p text:style-name="P1"><text:span text:style-name="T412"/></text:p>
      <text:p text:style-name="P1"><text:span text:style-name="T413"><text:s text:c="11"/>type:'POST', </text:span></text:p>
      <text:p text:style-name="P1"><text:span text:style-name="T414"/></text:p>
      <text:p text:style-name="P1"><text:span text:style-name="T415"><text:s text:c="11"/>url:"{{ url('/ajaxRequest') }}", </text:span></text:p>
      <text:p text:style-name="P1"><text:span text:style-name="T416"/></text:p>
      <text:p text:style-name="P1"><text:span text:style-name="T417"><text:s text:c="11"/>data:form_data, </text:span></text:p>
      <text:p text:style-name="P1"><text:span text:style-name="T417"><text:s text:c="11"/>cache: false, </text:span></text:p>
      <text:p text:style-name="P1"><text:span text:style-name="T417"><text:s text:c="11"/>contentType: false, </text:span></text:p>
      <text:p text:style-name="P1"><text:span text:style-name="T417"><text:s text:c="11"/>processData: false,<text:s text:c="19"/></text:span></text:p>
      <text:p text:style-name="P1"><text:span text:style-name="T417"><text:s text:c="11"/>dataType: "text", </text:span></text:p>
      <text:p text:style-name="P1"><text:span text:style-name="T418"/></text:p>
      <text:p text:style-name="P1"><text:span text:style-name="T419"><text:s text:c="11"/>success:function(data){ </text:span></text:p>
      <text:p text:style-name="P1"><text:span text:style-name="T420"/></text:p>
      <text:p text:style-name="P1"><text:span text:style-name="T421"><text:s text:c="14"/>alert(data); </text:span></text:p>
      <text:p text:style-name="P1"><text:span text:style-name="T422"/></text:p>
      <text:p text:style-name="P1"><text:span text:style-name="T423"><text:s text:c="11"/>} </text:span></text:p>
      <text:p text:style-name="P1"><text:span text:style-name="T424"/></text:p>
      <text:p text:style-name="P1"><text:span text:style-name="T425"><text:s text:c="8"/>}); </text:span></text:p>
      <text:p text:style-name="P1"><text:span text:style-name="T426"/></text:p>
      <text:p text:style-name="P1"><text:span text:style-name="T426"/></text:p>
      <text:p text:style-name="P1"><text:span text:style-name="T426"/></text:p>
      <text:p text:style-name="P1"><text:span text:style-name="T427"><text:s text:c="4"/>}); </text:span></text:p>
      <text:p text:style-name="P1"><text:span text:style-name="T428"/></text:p>
      <text:p text:style-name="P1"><text:span text:style-name="T429">&lt;/script&gt;</text:span></text:p>
      <text:p text:style-name="P1"><text:span text:style-name="T430"/></text:p>
      <text:p text:style-name="P1"><text:span text:style-name="T430"/></text:p>
      <text:p text:style-name="P1"><text:span text:style-name="T431">middelware</text:span></text:p>
      <text:p text:style-name="P1"><text:span text:style-name="T432"/></text:p>
      <text:p text:style-name="P1"><text:a xlink:href="https://www.cloudways.com/blog/controllers-middleware-laravel/"><text:span text:style-name="T433">https://www.cloudways.com/blog/controllers-middleware-laravel/</text:span></text:a><text:span text:style-name="T434"/></text:p>
      <text:p text:style-name="P1"><text:span text:style-name="T434"/></text:p>
      <text:p text:style-name="P1"><text:a xlink:href="https://itsolutionstuff.com/post/how-to-create-and-use-middleware-in-laravel-5example.html"><text:span text:style-name="T435">https://itsolutionstuff.com/post/how-to-create-and-use-middleware-in-laravel-5example.html</text:span></text:a><text:span text:style-name="T436"/></text:p>
      <text:p text:style-name="P1"><text:span text:style-name="T436"/></text:p>
      <text:p text:style-name="P1"><text:span text:style-name="T437">admin midleware for only role =1 have login</text:span></text:p>
      <text:p text:style-name="P1"><text:a xlink:href="https://appdividend.com/2017/07/18/laravel-5-middleware-tutorial/"><text:span text:style-name="T438">https://appdividend.com/2017/07/18/laravel-5-middleware-tutorial/</text:span></text:a><text:span text:style-name="T439"/></text:p>
      <text:p text:style-name="P1"><text:span text:style-name="T439"/></text:p>
      <text:p text:style-name="P1"><text:span text:style-name="T439"/></text:p>
      <text:p text:style-name="P1"><text:span text:style-name="T439"/></text:p>
      <text:p text:style-name="P1"><text:span text:style-name="T439"/></text:p>
      <text:p text:style-name="P1"><text:span text:style-name="T440">Helper</text:span></text:p>
      <text:p text:style-name="P1"><text:span text:style-name="T441"/></text:p>
      <text:p text:style-name="P1"><text:span text:style-name="T442">Note : helper use in controller as well as in blade template </text:span></text:p>
      <text:p text:style-name="P1"><text:span text:style-name="T443"/></text:p>
      <text:p text:style-name="P1"><text:a xlink:href="https://laravelcode.com/post/how-to-create-custom-helper-in-laravel-55"><text:span text:style-name="T444">https://laravelcode.com/post/how-to-create-custom-helper-in-laravel-55</text:span></text:a><text:span text:style-name="T445"/></text:p>
      <text:p text:style-name="P1"><text:span text:style-name="T446"/></text:p>
      <text:p text:style-name="P1"><text:span text:style-name="T446"/></text:p>
      <text:p text:style-name="P1"><text:span text:style-name="T446"/></text:p>
      <text:p text:style-name="P1"><text:span text:style-name="T446"/></text:p>
      <text:p text:style-name="P1"><text:span text:style-name="T446"/></text:p>
      <text:p text:style-name="P1"><text:span text:style-name="T446"/></text:p>
      <text:p text:style-name="P1"><text:span text:style-name="T446"/></text:p>
      <text:p text:style-name="P1"><text:span text:style-name="T446"/></text:p>
      <text:p text:style-name="P1"><text:span text:style-name="T447">LARAVEL PAGINATION ONLY</text:span></text:p>
      <text:p text:style-name="P1"><text:span text:style-name="T448"/></text:p>
      <text:p text:style-name="P1"><text:span text:style-name="T448"/></text:p>
      <text:p text:style-name="P1"><text:span text:style-name="T449">/* in model or repository */</text:span></text:p>
      <text:p text:style-name="P1"><text:span text:style-name="T450"/></text:p>
      <text:p text:style-name="P1"><text:span text:style-name="T450"/></text:p>
      <text:p text:style-name="P1"><text:span text:style-name="T450"/></text:p>
      <text:p text:style-name="P1"><text:span text:style-name="T451"><text:s text:c="3"/>public function getHotDealslistingAll() </text:span></text:p>
      <text:p text:style-name="P1"><text:span text:style-name="T451"><text:s text:c="4"/>{ </text:span></text:p>
      <text:p text:style-name="P1"><text:span text:style-name="T451"><text:s text:c="7"/></text:span></text:p>
      <text:p text:style-name="P1"><text:span text:style-name="T451"><text:s text:c="8"/>return $this-&gt;ServicesOffer-&gt;with('location')-&gt;where('is_front_side_display',"1")</text:span></text:p>
      <text:p text:style-name="P1"><text:span text:style-name="T451"><text:s text:c="11"/></text:span><text:span text:style-name="T452"><text:s/>-&gt;paginate(12); </text:span></text:p>
      <text:p text:style-name="P1"><text:span text:style-name="T453"><text:s text:c="4"/>}</text:span></text:p>
      <text:p text:style-name="P1"><text:span text:style-name="T454"/></text:p>
      <text:p text:style-name="P1"><text:span text:style-name="T455">&amp; in view file</text:span></text:p>
      <text:p text:style-name="P1"><text:span text:style-name="T456"/></text:p>
      <text:p text:style-name="P1"><text:span text:style-name="T457">put only<text:s text:c="2"/>&lt;?php<text:s text:c="2"/>echo<text:s text:c="2"/>$hotDealsData-&gt;links(); ?&gt;</text:span></text:p>
      <text:p text:style-name="P1"><text:span text:style-name="T458"/></text:p>
      <text:p text:style-name="P1"><text:span text:style-name="T458"/></text:p>
      <text:p text:style-name="P1"><text:span text:style-name="T458"/></text:p>
      <text:p text:style-name="P1"><text:span text:style-name="T459">php pagination </text:span></text:p>
      <text:p text:style-name="P1"><text:span text:style-name="T460"/></text:p>
      <text:p text:style-name="P1"><text:a xlink:href="https://www.webslesson.info/2016/05/how-to-make-simple-pagination-using-php-mysql.html"><text:span text:style-name="T461">https://www.webslesson.info/2016/05/how-to-make-simple-pagination-using-php-mysql.html</text:span></text:a><text:span text:style-name="T462"/></text:p>
      <text:p text:style-name="P1"><text:span text:style-name="T462"/></text:p>
      <text:p text:style-name="P1"><text:span text:style-name="T463">Tim Thumb use in laravel</text:span></text:p>
      <text:p text:style-name="P1"><text:span text:style-name="T464"/></text:p>
      <text:p text:style-name="P1"><text:a xlink:href="https://medium.com/@pramodpandey05/compress-image-using-timthumb-in-laravel-71d00e08376e"><text:span text:style-name="T465">https://medium.com/@pramodpandey05/compress-image-using-timthumb-in-laravel-71d00e08376e</text:span></text:a><text:span text:style-name="T466"/></text:p>
      <text:p text:style-name="P1"><text:span text:style-name="T466"/></text:p>
      <text:p text:style-name="P1"><text:span text:style-name="T466"/></text:p>
      <text:p text:style-name="P1"><text:span text:style-name="T466"/></text:p>
      <text:p text:style-name="P1"><text:span text:style-name="T467">join</text:span></text:p>
      <text:p text:style-name="P1"><text:span text:style-name="T468"/></text:p>
      <text:p text:style-name="P1"><text:span text:style-name="T469">By 2 method</text:span></text:p>
      <text:p text:style-name="P1"><text:span text:style-name="T469">1.</text:span><text:span text:style-name="T470"><text:s/>with</text:span></text:p>
      <text:p text:style-name="P1"><text:span text:style-name="T470"><text:s text:c="5"/>need to give relation in model then use in repository</text:span></text:p>
      <text:p text:style-name="P1"><text:span text:style-name="T470"><text:s text:c="6"/>return $this-&gt;model-&gt;with('users')-&gt;get()-&gt;toArray();</text:span></text:p>
      <text:p text:style-name="P1"><text:span text:style-name="T470"><text:s text:c="2"/>mutilple table :<text:s text:c="3"/>with-&gt;([' tabel 1','table 2 '])</text:span></text:p>
      <text:p text:style-name="P1"><text:span text:style-name="T471">2. j</text:span><text:span text:style-name="T472">oin</text:span></text:p>
      <text:p text:style-name="P1"><text:span text:style-name="T472"><text:s text:c="3"/>$this-&gt;model-&gt;join('users', function($join) </text:span></text:p>
      <text:p text:style-name="P1"><text:span text:style-name="T472"><text:s/>{ </text:span></text:p>
      <text:p text:style-name="P1"><text:span text:style-name="T472"><text:s text:c="3"/>$join-&gt;on('users.DTUser_id', '=', 'deals.EnteredByDTUser_ID'); </text:span></text:p>
      <text:p text:style-name="P1"><text:span text:style-name="T473"/></text:p>
      <text:p text:style-name="P1"><text:span text:style-name="T474"><text:s/>}) </text:span></text:p>
      <text:p text:style-name="P1"><text:span text:style-name="T474"><text:s/>-&gt;select('*') </text:span></text:p>
      <text:p text:style-name="P1"><text:span text:style-name="T474"><text:s/>-&gt;where('users.DTUser_id','!=',0) </text:span></text:p>
      <text:p text:style-name="P1"><text:span text:style-name="T474"><text:s/>-&gt;get()-&gt;toArray();</text:span></text:p>
      <text:p text:style-name="P1"><text:span text:style-name="T475"/></text:p>
      <text:p text:style-name="P1"><text:span text:style-name="T476">note: this-&gt;model is a equivalent to<text:s text:c="2"/>Role::</text:span></text:p>
      <text:p text:style-name="P1"><text:span text:style-name="T477"/></text:p>
      <text:p text:style-name="P1"><text:span text:style-name="T477"/></text:p>
      <text:p text:style-name="P1"><text:span text:style-name="T477"/></text:p>
      <text:p text:style-name="P1"><text:span text:style-name="T477"/></text:p>
      <text:p text:style-name="P1"><text:span text:style-name="T478">Multiple delete</text:span></text:p>
      <text:p text:style-name="P1"><text:span text:style-name="T479"/></text:p>
      <text:p text:style-name="P1"><text:span text:style-name="T480">DB::table('users')-&gt;whereIn('id', $ids_to_delete)-&gt;delete(); </text:span></text:p>
      <text:p text:style-name="P1"><text:span text:style-name="T481"/></text:p>
      <text:p text:style-name="P1"><text:span text:style-name="T481"/></text:p>
      <text:p text:style-name="P1"><text:span text:style-name="T481"/></text:p>
      <text:p text:style-name="P1"><text:span text:style-name="T482">pluck </text:span></text:p>
      <text:p text:style-name="P1"><text:span text:style-name="T483"/></text:p>
      <text:p text:style-name="P1"><text:span text:style-name="T484">$categories = Category::where('parent_id','=',0)-&gt;pluck('title','id')-&gt;toArray();</text:span></text:p>
      <text:p text:style-name="P1"><text:span text:style-name="T485"/></text:p>
      <text:p text:style-name="P1"><text:span text:style-name="T486">output : -</text:span></text:p>
      <text:p text:style-name="P1"><text:span text:style-name="T486">array('id'=&gt;'title');</text:span></text:p>
      <text:p text:style-name="P1"><text:span text:style-name="T487"/></text:p>
      <text:p text:style-name="P1"><text:span text:style-name="T487"/></text:p>
      <text:p text:style-name="P1"><text:span text:style-name="T487"/></text:p>
      <text:p text:style-name="P1"><text:span text:style-name="T488">list of query</text:span></text:p>
      <text:p text:style-name="P1"><text:span text:style-name="T489"/></text:p>
      <text:p text:style-name="P1"><text:span text:style-name="T490">1) get data with contions</text:span></text:p>
      <text:p text:style-name="P1"><text:span text:style-name="T490">$results = User::where($matchThese)-&gt;get();</text:span></text:p>
      <text:p text:style-name="P1"><text:span text:style-name="T491"/></text:p>
      <text:p text:style-name="P1"><text:span text:style-name="T492">// with another group</text:span></text:p>
      <text:p text:style-name="P1"><text:span text:style-name="T492">$results = User::where($matchThese)</text:span></text:p>
      <text:p text:style-name="P1"><text:span text:style-name="T492"><text:s text:c="4"/>-&gt;orWhere($orThose)</text:span></text:p>
      <text:p text:style-name="P1"><text:span text:style-name="T492"><text:s text:c="4"/>-&gt;get();</text:span></text:p>
      <text:p text:style-name="P1"><text:span text:style-name="T493"/></text:p>
      <text:p text:style-name="P1"><text:span text:style-name="T493"/></text:p>
      <text:p text:style-name="P1"><text:span text:style-name="T494">WHEREHAS</text:span></text:p>
      <text:p text:style-name="P1"><text:span text:style-name="T495"/></text:p>
      <text:p text:style-name="P1"><text:span text:style-name="T496"><text:s/>$products[$key]['data']=SellingProduct::with(['productQuality','users','bids' =&gt; function ($query) { </text:span></text:p>
      <text:p text:style-name="P1"><text:span text:style-name="T496"><text:s text:c="19"/>$query-&gt;with(['users']) </text:span></text:p>
      <text:p text:style-name="P1"><text:span text:style-name="T496"><text:s text:c="19"/>-&gt;where('is_withdraw', '=', '0') </text:span></text:p>
      <text:p text:style-name="P1"><text:span text:style-name="T496"><text:s text:c="19"/>-&gt;where('accepted_by','=',NULL)<text:s text:c="25"/>//04/09 </text:span></text:p>
      <text:p text:style-name="P1"><text:span text:style-name="T496"><text:s text:c="19"/>-&gt;orderBy('id', 'desc'); </text:span></text:p>
      <text:p text:style-name="P1"><text:span text:style-name="T496"><text:s text:c="18"/>// }])-&gt;where('product_id','=',$value['product_id'])<text:s text:c="4"/>// RR_OLD </text:span></text:p>
      <text:p text:style-name="P1"><text:span text:style-name="T496"><text:s text:c="18"/>}])-&gt;where('product_id','=',$value['id'])<text:s text:c="2"/></text:span></text:p>
      <text:p text:style-name="P1"><text:span text:style-name="T496"><text:s text:c="21"/>-&gt;where('is_closed','=','0') </text:span></text:p>
      <text:p text:style-name="P1"><text:span text:style-name="T496"><text:s text:c="21"/>-&gt;where('type','=','S') </text:span></text:p>
      <text:p text:style-name="P1"><text:span text:style-name="T496"><text:s text:c="21"/>-&gt;orderBy('id', 'desc') </text:span></text:p>
      <text:p text:style-name="P1"><text:span text:style-name="T496"><text:s text:c="21"/>-&gt;limit(5) </text:span></text:p>
      <text:p text:style-name="P1"><text:span text:style-name="T496"><text:s text:c="21"/>-&gt;get()-&gt;toArray();</text:span></text:p>
      <text:p text:style-name="P1"><text:span text:style-name="T497"/></text:p>
      <text:p text:style-name="P1"><text:span text:style-name="T497"/></text:p>
      <text:p text:style-name="P1"><text:span text:style-name="T497"/></text:p>
      <text:p text:style-name="P1"><text:span text:style-name="T497"/></text:p>
      <text:p text:style-name="P1"><text:span text:style-name="T497"/></text:p>
      <text:p text:style-name="P1"><text:span text:style-name="T498">$users = User::whereHas('companies', function($q) {</text:span></text:p>
      <text:p text:style-name="P1"><text:span text:style-name="T498"><text:s text:c="4"/>$q-&gt;where('active', true);</text:span></text:p>
      <text:p text:style-name="P1"><text:span text:style-name="T498">})-&gt;orWhereHas('persons', function($q) {</text:span></text:p>
      <text:p text:style-name="P1"><text:span text:style-name="T498"><text:s text:c="4"/>$q-&gt;where('active', true);</text:span></text:p>
      <text:p text:style-name="P1"><text:span text:style-name="T498">})-&gt;with(['companies', 'persons'])-&gt;orderBy('id', 'desc')-&gt;get();</text:span></text:p>
      <text:p text:style-name="P1"><text:span text:style-name="T499"/></text:p>
      <text:p text:style-name="P1"><text:span text:style-name="T499"/></text:p>
      <text:p text:style-name="P1"><text:span text:style-name="T500">$articles = \App\Article::where('foo', 'bar')</text:span></text:p>
      <text:p text:style-name="P1"><text:span text:style-name="T500"><text:s text:c="4"/>-&gt;where('color', 'blue')</text:span></text:p>
      <text:p text:style-name="P1"><text:span text:style-name="T500"><text:s text:c="4"/>-&gt;orWhere('name', 'like', '%John%')</text:span></text:p>
      <text:p text:style-name="P1"><text:span text:style-name="T500"><text:s text:c="4"/>-&gt;whereIn('id', [1, 2, 3, 4, 5])</text:span></text:p>
      <text:p text:style-name="P1"><text:span text:style-name="T500"><text:s text:c="4"/>-&gt;get();</text:span></text:p>
      <text:p text:style-name="P1"><text:span text:style-name="T501"/></text:p>
      <text:p text:style-name="P1"><text:span text:style-name="T501"/></text:p>
      <text:p text:style-name="P1"><text:span text:style-name="T501"/></text:p>
      <text:p text:style-name="P1"><text:span text:style-name="T501"/></text:p>
      <text:p text:style-name="P1"><text:span text:style-name="T501"/></text:p>
      <text:p text:style-name="P1"><text:span text:style-name="T501"/></text:p>
      <text:p text:style-name="P1"><text:span text:style-name="T501"/></text:p>
      <text:p text:style-name="P1"><text:span text:style-name="T502">multiple where</text:span></text:p>
      <text:p text:style-name="P1"><text:span text:style-name="T503"/></text:p>
      <text:p text:style-name="P1"><text:span text:style-name="T504">by array</text:span></text:p>
      <text:p text:style-name="P1"><text:span text:style-name="T505">whereData = [</text:span></text:p>
      <text:p text:style-name="P1"><text:span text:style-name="T505"><text:s text:c="4"/>['name', 'test'],</text:span></text:p>
      <text:p text:style-name="P1"><text:span text:style-name="T505"><text:s text:c="4"/>['id', '&lt;&gt;', '5']</text:span></text:p>
      <text:p text:style-name="P1"><text:span text:style-name="T505">];</text:span></text:p>
      <text:p text:style-name="P1"><text:span text:style-name="T506"/></text:p>
      <text:p text:style-name="P1"><text:span text:style-name="T507">$users = DB::table('users')-&gt;where($whereData)-&gt;get(); </text:span></text:p>
      <text:p text:style-name="P1"><text:span text:style-name="T508">by associate arry</text:span></text:p>
      <text:p text:style-name="P1"><text:span text:style-name="T509"/></text:p>
      <text:p text:style-name="P1"><text:span text:style-name="T510">$clauses = ['year' =&gt; $year];</text:span></text:p>
      <text:p text:style-name="P1"><text:span text:style-name="T511"/></text:p>
      <text:p text:style-name="P1"><text:span text:style-name="T512"><text:s text:c="4"/>if(isset($subaccountcode)) {</text:span></text:p>
      <text:p text:style-name="P1"><text:span text:style-name="T512"><text:s text:c="8"/>$clauses = array_merge($clauses,['subaccountcode' =&gt; $subaccountcode];</text:span></text:p>
      <text:p text:style-name="P1"><text:span text:style-name="T512"><text:s text:c="4"/>}</text:span></text:p>
      <text:p text:style-name="P1"><text:span text:style-name="T513"/></text:p>
      <text:p text:style-name="P1"><text:span text:style-name="T514"><text:s text:c="4"/>return Self::orderBy('programcode')</text:span></text:p>
      <text:p text:style-name="P1"><text:span text:style-name="T514"><text:s text:c="13"/>-&gt;orderBy('accountcode')</text:span></text:p>
      <text:p text:style-name="P1"><text:span text:style-name="T514"><text:s text:c="13"/>-&gt;findWhere($clauses);</text:span></text:p>
      <text:p text:style-name="P1"><text:span text:style-name="T515"/></text:p>
      <text:p text:style-name="P1"><text:span text:style-name="T516"><text:tab/></text:span></text:p>
      <text:p text:style-name="P1"><text:span text:style-name="T517"/></text:p>
      <text:p text:style-name="P1"><text:span text:style-name="T518">year,month query</text:span></text:p>
      <text:p text:style-name="P1"><text:span text:style-name="T519"/></text:p>
      <text:p text:style-name="P1"><text:span text:style-name="T520"><text:s/>array_push($clauses,[\DB::raw('YEAR(deals.DateCreated)'),$year]);</text:span></text:p>
      <text:p text:style-name="P1"><text:span text:style-name="T521"/></text:p>
      <text:p text:style-name="P1"><text:span text:style-name="T522">Beetwen</text:span></text:p>
      <text:p text:style-name="P1"><text:span text:style-name="T523"><text:s/>$myModel-&gt;whereBetween('created_at', [$date1, $date2]);</text:span></text:p>
      <text:p text:style-name="P1"><text:span text:style-name="T524"/></text:p>
      <text:p text:style-name="P1"><text:span text:style-name="T525">all Query</text:span></text:p>
      <text:p text:style-name="P1"><text:span text:style-name="T526"/></text:p>
      <text:p text:style-name="P1"><text:span text:style-name="T526"/></text:p>
      <text:p text:style-name="P1"><text:span text:style-name="T527">Model::</text:span></text:p>
      <text:p text:style-name="P1"><text:span text:style-name="T528">/*Select*/</text:span></text:p>
      <text:p text:style-name="P1"><text:span text:style-name="T529">select('col1','col2')</text:span></text:p>
      <text:p text:style-name="P1"><text:span text:style-name="T529">-&gt;select(array('col1','col2'))</text:span></text:p>
      <text:p text:style-name="P1"><text:span text:style-name="T529">-&gt;select(DB::raw('businesses.*, COUNT(reviews.id) as no_of_ratings,<text:s/></text:span><text:span text:style-name="T530">IFNULL</text:span><text:span text:style-name="T531">(sum(reviews.score),0) as rating'))</text:span></text:p>
      <text:p text:style-name="P1"><text:span text:style-name="T531">-&gt;addSelect('col3','col4')</text:span></text:p>
      <text:p text:style-name="P1"><text:span text:style-name="T531">-&gt;distinct() // distinct select</text:span></text:p>
      <text:p text:style-name="P1"><text:span text:style-name="T532">/*From*/</text:span></text:p>
      <text:p text:style-name="P1"><text:span text:style-name="T533">-&gt;from('table')</text:span></text:p>
      <text:p text:style-name="P1"><text:span text:style-name="T533">-&gt;from(DB::raw('table, (select @n :=0) dummy'))</text:span></text:p>
      <text:p text:style-name="P1"><text:span text:style-name="T533">-&gt;from(DB::raw("({$subQuery-&gt;toSql()}) T ")-&gt;mergeBindings($subQuery-&gt;getQuery())</text:span></text:p>
      <text:p text:style-name="P1"><text:span text:style-name="T534">/*Query*/</text:span></text:p>
      <text:p text:style-name="P1"><text:span text:style-name="T535">-&gt;where('column','value')</text:span></text:p>
      <text:p text:style-name="P1"><text:span text:style-name="T535">-&gt;where('column','LIKE','%'.$value.'%')</text:span></text:p>
      <text:p text:style-name="P1"><text:span text:style-name="T535">-&gt;where(function ($query) {</text:span></text:p>
      <text:p text:style-name="P1"><text:span text:style-name="T535">$query-&gt;where('a', '=', 1)</text:span></text:p>
      <text:p text:style-name="P1"><text:span text:style-name="T535">-&gt;orWhere('b', '=', 1);</text:span></text:p>
      <text:p text:style-name="P1"><text:span text:style-name="T535">})</text:span></text:p>
      <text:p text:style-name="P1"><text:span text:style-name="T535">-&gt;orWhere('column','!=', 'value')</text:span></text:p>
      <text:p text:style-name="P1"><text:span text:style-name="T535">-&gt;whereRaw('age &gt; ? and votes = 100', array(25))</text:span></text:p>
      <text:p text:style-name="P1"><text:span text:style-name="T535">-&gt;whereRaw(DB::raw("id in (select city_id from addresses GROUP BY addresses.city_id)"))</text:span></text:p>
      <text:p text:style-name="P1"><text:span text:style-name="T535">-&gt;whereExists(function($query)</text:span></text:p>
      <text:p text:style-name="P1"><text:span text:style-name="T535">{</text:span></text:p>
      <text:p text:style-name="P1"><text:span text:style-name="T535">$query-&gt;select(DB::raw(1))</text:span></text:p>
      <text:p text:style-name="P1"><text:span text:style-name="T535">-&gt;from('business_language')</text:span></text:p>
      <text:p text:style-name="P1"><text:span text:style-name="T535">-&gt;whereRaw('business_language.language_id = languages.id')</text:span></text:p>
      <text:p text:style-name="P1"><text:span text:style-name="T535">-&gt;groupBy('business_language.language_id')</text:span></text:p>
      <text:p text:style-name="P1"><text:span text:style-name="T535">-&gt;havingRaw("COUNT(*) &gt; 0");</text:span></text:p>
      <text:p text:style-name="P1"><text:span text:style-name="T535">})</text:span></text:p>
      <text:p text:style-name="P1"><text:span text:style-name="T535">-&gt;orWhereExists()</text:span></text:p>
      <text:p text:style-name="P1"><text:span text:style-name="T535">-&gt;whereNotExists()</text:span></text:p>
      <text:p text:style-name="P1"><text:span text:style-name="T535">-&gt;orWhereNotExists()</text:span></text:p>
      <text:p text:style-name="P1"><text:span text:style-name="T535">-&gt;whereIn('column',[1,2,3])</text:span></text:p>
      <text:p text:style-name="P1"><text:span text:style-name="T535">-&gt;orWhereIn()</text:span></text:p>
      <text:p text:style-name="P1"><text:span text:style-name="T535">-&gt;whereNotIn('id', function($query){</text:span></text:p>
      <text:p text:style-name="P1"><text:span text:style-name="T535">$query-&gt;select('city_id')</text:span></text:p>
      <text:p text:style-name="P1"><text:span text:style-name="T535">-&gt;from('addresses')</text:span></text:p>
      <text:p text:style-name="P1"><text:span text:style-name="T535">-&gt;groupBy('addresses.city_id');</text:span></text:p>
      <text:p text:style-name="P1"><text:span text:style-name="T535">})</text:span></text:p>
      <text:p text:style-name="P1"><text:span text:style-name="T535">-&gt;whereNotIn()</text:span></text:p>
      <text:p text:style-name="P1"><text:span text:style-name="T535">-&gt;orWhereNotIn</text:span></text:p>
      <text:p text:style-name="P1"><text:span text:style-name="T535">-&gt;whereNull('column') //where `column` is null</text:span></text:p>
      <text:p text:style-name="P1"><text:span text:style-name="T535">-&gt;orWhereNull('column') //or where `column` is null</text:span></text:p>
      <text:p text:style-name="P1"><text:span text:style-name="T535">-&gt;whereNotNull('column') //where `column` is not null</text:span></text:p>
      <text:p text:style-name="P1"><text:span text:style-name="T535">-&gt;orWhereNotNull('column') //or where `column` is not null</text:span></text:p>
      <text:p text:style-name="P1"><text:span text:style-name="T535">-&gt;whereDay()</text:span></text:p>
      <text:p text:style-name="P1"><text:span text:style-name="T535">-&gt;whereMonth('column', '=', 1) //</text:span></text:p>
      <text:p text:style-name="P1"><text:span text:style-name="T535">-&gt;whereYear('column', '&gt;', 2000) //uses sql YEAR() function on 'column'</text:span></text:p>
      <text:p text:style-name="P1"><text:span text:style-name="T535">-&gt;whereDate('column', '&gt;', '2000-01-01')</text:span></text:p>
      <text:p text:style-name="P1"><text:span text:style-name="T536">/*Joins*/</text:span></text:p>
      <text:p text:style-name="P1"><text:span text:style-name="T537">-&gt;join('business_category','business_category.business_id','=','businesses.id')</text:span></text:p>
      <text:p text:style-name="P1"><text:span text:style-name="T537">-&gt;leftJoin('reviews','reviews.business_id', '=', 'businesses.id')</text:span></text:p>
      <text:p text:style-name="P1"><text:span text:style-name="T537">-&gt;join('business_category',function($join) use($cats) {</text:span></text:p>
      <text:p text:style-name="P1"><text:span text:style-name="T537">$join-&gt;on('business_category.business_id', '=', 'businesses.id')</text:span></text:p>
      <text:p text:style-name="P1"><text:span text:style-name="T537">-&gt;on('business_category.id', '=', $cats, 'and', true);</text:span></text:p>
      <text:p text:style-name="P1"><text:span text:style-name="T537">})</text:span></text:p>
      <text:p text:style-name="P1"><text:span text:style-name="T537">-&gt;join(DB::raw('(SELECT *, ROUND(AVG(rating),2) avg FROM reviews WHERE rating!=0 GROUP BY item_id ) T' ), function($join){</text:span></text:p>
      <text:p text:style-name="P1"><text:span text:style-name="T537">$join-&gt;on('genre_relation.movie_id', '=', 'T.id')</text:span></text:p>
      <text:p text:style-name="P1"><text:span text:style-name="T537">})</text:span></text:p>
      <text:p text:style-name="P1"><text:span text:style-name="T538">/*Eager Loading */</text:span></text:p>
      <text:p text:style-name="P1"><text:span text:style-name="T539">-&gt;with('table1','table2')</text:span></text:p>
      <text:p text:style-name="P1"><text:span text:style-name="T539">-&gt;with(array('table1','table2','table1.nestedtable3'))</text:span></text:p>
      <text:p text:style-name="P1"><text:span text:style-name="T539">-&gt;with(array('posts' =&gt; function($query) use($name){</text:span></text:p>
      <text:p text:style-name="P1"><text:span text:style-name="T539">$query-&gt;where('title', 'like', '%'.$name.'%')</text:span></text:p>
      <text:p text:style-name="P1"><text:span text:style-name="T539">-&gt;orderBy('created_at', 'desc');</text:span></text:p>
      <text:p text:style-name="P1"><text:span text:style-name="T539">}))</text:span></text:p>
      <text:p text:style-name="P1"><text:span text:style-name="T540">/*Grouping*/</text:span></text:p>
      <text:p text:style-name="P1"><text:span text:style-name="T541">-&gt;groupBy('state_id','locality')</text:span></text:p>
      <text:p text:style-name="P1"><text:span text:style-name="T541">-&gt;havingRaw('count &gt; 1 ')</text:span></text:p>
      <text:p text:style-name="P1"><text:span text:style-name="T541">-&gt;having('items.name','LIKE',"%$keyword%")</text:span></text:p>
      <text:p text:style-name="P1"><text:span text:style-name="T541">-&gt;orHavingRaw('brand LIKE ?',array("%$keyword%"))</text:span></text:p>
      <text:p text:style-name="P1"><text:span text:style-name="T542">/*Cache*/</text:span></text:p>
      <text:p text:style-name="P1"><text:span text:style-name="T543">-&gt;remember($minutes)</text:span></text:p>
      <text:p text:style-name="P1"><text:span text:style-name="T543">-&gt;rememberForever()</text:span></text:p>
      <text:p text:style-name="P1"><text:span text:style-name="T544">/*Offset &amp; Limit*/</text:span></text:p>
      <text:p text:style-name="P1"><text:span text:style-name="T545">-&gt;take(10)</text:span></text:p>
      <text:p text:style-name="P1"><text:span text:style-name="T545">-&gt;limit(10)</text:span></text:p>
      <text:p text:style-name="P1"><text:span text:style-name="T545">-&gt;skip(10)</text:span></text:p>
      <text:p text:style-name="P1"><text:span text:style-name="T545">-&gt;offset(10)</text:span></text:p>
      <text:p text:style-name="P1"><text:span text:style-name="T545">-&gt;forPage($pageNo, $perPage)</text:span></text:p>
      <text:p text:style-name="P1"><text:span text:style-name="T546">/*Order*/</text:span></text:p>
      <text:p text:style-name="P1"><text:span text:style-name="T547">-&gt;orderBy('id','DESC')</text:span></text:p>
      <text:p text:style-name="P1"><text:span text:style-name="T547">-&gt;orderBy(DB::raw('RAND()'))</text:span></text:p>
      <text:p text:style-name="P1"><text:span text:style-name="T547">-&gt;orderByRaw('type = ? , type = ? ', array('published','draft'))</text:span></text:p>
      <text:p text:style-name="P1"><text:span text:style-name="T547">-&gt;latest() // on 'created_at' column</text:span></text:p>
      <text:p text:style-name="P1"><text:span text:style-name="T547">-&gt;latest('column')</text:span></text:p>
      <text:p text:style-name="P1"><text:span text:style-name="T547">-&gt;oldest() // on 'created_at' column</text:span></text:p>
      <text:p text:style-name="P1"><text:span text:style-name="T547">-&gt;oldest('column')</text:span></text:p>
      <text:p text:style-name="P1"><text:span text:style-name="T548">/*Create*/</text:span></text:p>
      <text:p text:style-name="P1"><text:span text:style-name="T549">-&gt;insert(array('email' =&gt; 'john@example.com', 'votes' =&gt; 0))</text:span></text:p>
      <text:p text:style-name="P1"><text:span text:style-name="T549">-&gt;insert(array(</text:span></text:p>
      <text:p text:style-name="P1"><text:span text:style-name="T549">array('email' =&gt; 'taylor@example.com', 'votes' =&gt; 0),</text:span></text:p>
      <text:p text:style-name="P1"><text:span text:style-name="T549">array('email' =&gt; 'dayle@example.com', 'votes' =&gt; 0)</text:span></text:p>
      <text:p text:style-name="P1"><text:span text:style-name="T549">)) //batch insert</text:span></text:p>
      <text:p text:style-name="P1"><text:span text:style-name="T549">-&gt;insertGetId(array('email' =&gt; 'john@example.com', 'votes' =&gt; 0)) //insert and return id</text:span></text:p>
      <text:p text:style-name="P1"><text:span text:style-name="T550">/*Update*/</text:span></text:p>
      <text:p text:style-name="P1"><text:span text:style-name="T551">-&gt;update(array('email' =&gt; 'john@example.com'))</text:span></text:p>
      <text:p text:style-name="P1"><text:span text:style-name="T551">-&gt;update(array('column' =&gt; DB::raw('NULL')))</text:span></text:p>
      <text:p text:style-name="P1"><text:span text:style-name="T551">-&gt;increment('column')</text:span></text:p>
      <text:p text:style-name="P1"><text:span text:style-name="T551">-&gt;decrement('column')</text:span></text:p>
      <text:p text:style-name="P1"><text:span text:style-name="T551">-&gt;touch() //update timestamp</text:span></text:p>
      <text:p text:style-name="P1"><text:span text:style-name="T552"/></text:p>
      <text:p text:style-name="P1"><text:span text:style-name="T553">Answer::where('question_id', 2)-&gt;update(['customer_id' =&gt; 1, 'answer' =&gt; 2]);</text:span></text:p>
      <text:p text:style-name="P1"><text:span text:style-name="T554"/></text:p>
      <text:p text:style-name="P1"><text:span text:style-name="T555">/*Delete*/</text:span></text:p>
      <text:p text:style-name="P1"><text:span text:style-name="T556">-&gt;delete()</text:span></text:p>
      <text:p text:style-name="P1"><text:span text:style-name="T556">-&gt;forceDelete() // when softdeletes enabled</text:span></text:p>
      <text:p text:style-name="P1"><text:span text:style-name="T556">-&gt;destroy($ids) // delete by array of primary keys</text:span></text:p>
      <text:p text:style-name="P1"><text:span text:style-name="T556">-&gt;roles()-&gt;detach() //delete from pivot table: associated by 'belongsToMany'</text:span></text:p>
      <text:p text:style-name="P1"><text:span text:style-name="T557">/*Getters*/</text:span></text:p>
      <text:p text:style-name="P1"><text:span text:style-name="T558">-&gt;find($id)</text:span></text:p>
      <text:p text:style-name="P1"><text:span text:style-name="T558">-&gt;find($id, array('col1','col2'))</text:span></text:p>
      <text:p text:style-name="P1"><text:span text:style-name="T558">-&gt;findOrFail($id)</text:span></text:p>
      <text:p text:style-name="P1"><text:span text:style-name="T558">-&gt;findMany($ids, $columns)</text:span></text:p>
      <text:p text:style-name="P1"><text:span text:style-name="T558">-&gt;first(array('col1','col2'))</text:span></text:p>
      <text:p text:style-name="P1"><text:span text:style-name="T558">-&gt;firstOrFail()</text:span></text:p>
      <text:p text:style-name="P1"><text:span text:style-name="T558">-&gt;all()</text:span></text:p>
      <text:p text:style-name="P1"><text:span text:style-name="T558">-&gt;get()</text:span></text:p>
      <text:p text:style-name="P1"><text:span text:style-name="T558">-&gt;get(array('col1','col2'))</text:span></text:p>
      <text:p text:style-name="P1"><text:span text:style-name="T558">-&gt;getFresh() // no caching</text:span></text:p>
      <text:p text:style-name="P1"><text:span text:style-name="T558">-&gt;getCached() // get cached result</text:span></text:p>
      <text:p text:style-name="P1"><text:span text:style-name="T558">-&gt;chunk(1000, function($rows){</text:span></text:p>
      <text:p text:style-name="P1"><text:span text:style-name="T558">$rows-&gt;each(function($row){</text:span></text:p>
      <text:p text:style-name="P1"><text:span text:style-name="T558">});</text:span></text:p>
      <text:p text:style-name="P1"><text:span text:style-name="T558">})</text:span></text:p>
      <text:p text:style-name="P1"><text:span text:style-name="T558">-&gt;lists('column') // numeric index</text:span></text:p>
      <text:p text:style-name="P1"><text:span text:style-name="T558">-&gt;lists('column','id') // 'id' column as index</text:span></text:p>
      <text:p text:style-name="P1"><text:span text:style-name="T558">-&gt;lists('column')-&gt;implode('column', ',') // comma separated values of a column</text:span></text:p>
      <text:p text:style-name="P1"><text:span text:style-name="T558">-&gt;pluck('column') //Pluck a single column's value from the first result of a query.</text:span></text:p>
      <text:p text:style-name="P1"><text:span text:style-name="T558">-&gt;value('column') //Get a single column's value from the first result of a query.</text:span></text:p>
      <text:p text:style-name="P1"><text:span text:style-name="T559">/*Paginated results*/</text:span></text:p>
      <text:p text:style-name="P1"><text:span text:style-name="T560">-&gt;paginate(10)</text:span></text:p>
      <text:p text:style-name="P1"><text:span text:style-name="T560">-&gt;paginate(10, array('col1','col2'))</text:span></text:p>
      <text:p text:style-name="P1"><text:span text:style-name="T560">-&gt;simplePaginate(10)</text:span></text:p>
      <text:p text:style-name="P1"><text:span text:style-name="T560">-&gt;getPaginationCount() //get total no of records</text:span></text:p>
      <text:p text:style-name="P1"><text:span text:style-name="T561">/*Aggregate*/</text:span></text:p>
      <text:p text:style-name="P1"><text:span text:style-name="T562">-&gt;count()</text:span></text:p>
      <text:p text:style-name="P1"><text:span text:style-name="T562">-&gt;count('column')</text:span></text:p>
      <text:p text:style-name="P1"><text:span text:style-name="T562">-&gt;count(DB::raw('distinct column'))</text:span></text:p>
      <text:p text:style-name="P1"><text:span text:style-name="T562">-&gt;max('rating')</text:span></text:p>
      <text:p text:style-name="P1"><text:span text:style-name="T562">-&gt;min('rating')</text:span></text:p>
      <text:p text:style-name="P1"><text:span text:style-name="T562">-&gt;sum('rating')</text:span></text:p>
      <text:p text:style-name="P1"><text:span text:style-name="T562">-&gt;avg('rating')</text:span></text:p>
      <text:p text:style-name="P1"><text:span text:style-name="T562">-&gt;aggregate('sum', array('rating')) // use of aggregate functions</text:span></text:p>
      <text:p text:style-name="P1"><text:span text:style-name="T563">/*Others*/</text:span></text:p>
      <text:p text:style-name="P1"><text:span text:style-name="T564">-&gt;toSql() // output sql query</text:span></text:p>
      <text:p text:style-name="P1"><text:span text:style-name="T564">-&gt;exists() // check if any row exists</text:span></text:p>
      <text:p text:style-name="P1"><text:span text:style-name="T564">-&gt;fresh() // Return a fresh data for current model from database</text:span></text:p>
      <text:p text:style-name="P1"><text:span text:style-name="T565">/*Object methods*/</text:span></text:p>
      <text:p text:style-name="P1"><text:span text:style-name="T566">-&gt;toArray() //</text:span></text:p>
      <text:p text:style-name="P1"><text:span text:style-name="T566">-&gt;toJson()</text:span></text:p>
      <text:p text:style-name="P1"><text:span text:style-name="T566">-&gt;relationsToArray() //Get the model's relationships in array form.</text:span></text:p>
      <text:p text:style-name="P1"><text:span text:style-name="T566">-&gt;implode('column', ',') // comma separated values of a column</text:span></text:p>
      <text:p text:style-name="P1"><text:span text:style-name="T566">-&gt;isDirty()</text:span></text:p>
      <text:p text:style-name="P1"><text:span text:style-name="T566">-&gt;getDirty() //Get the attributes that have been changed but not saved to DB</text:span></text:p>
      <text:p text:style-name="P1"><text:span text:style-name="T567">//Debugging</text:span></text:p>
      <text:p text:style-name="P1"><text:span text:style-name="T568">DB::enableQueryLog();</text:span></text:p>
      <text:p text:style-name="P1"><text:span text:style-name="T568">DB::getQueryLog();</text:span></text:p>
      <text:p text:style-name="P1"><text:span text:style-name="T568">Model::where()-&gt;toSql() // output sql query</text:span></text:p>
      <text:p text:style-name="P1"><text:span text:style-name="T569"/></text:p>
      <text:p text:style-name="P1"><text:span text:style-name="T570">last inserted id &amp; row</text:span></text:p>
      <text:p text:style-name="P1"><text:span text:style-name="T571"/></text:p>
      <text:p text:style-name="P1"><text:span text:style-name="T572">$last_insert_id=$this-&gt;user_model-&gt;create($requestData)-&gt;id; //insert data &amp; get id</text:span></text:p>
      <text:p text:style-name="P1"><text:span text:style-name="T572"><text:tab/>if($last_insert_id&gt;0){ </text:span></text:p>
      <text:p text:style-name="P1"><text:span text:style-name="T572"><text:tab/><text:s text:c="2"/>$last_insert_row=$this-&gt;user_model-&gt;where('id',$last_insert_id)-&gt;get()-&gt;toArray(); //get row</text:span></text:p>
      <text:p text:style-name="P1"><text:span text:style-name="T572"><text:tab/><text:s text:c="2"/>return $last_insert_row; </text:span></text:p>
      <text:p text:style-name="P1"><text:span text:style-name="T572"><text:tab/>}else{ </text:span></text:p>
      <text:p text:style-name="P1"><text:span text:style-name="T572"><text:tab/><text:tab/>return flase; </text:span></text:p>
      <text:p text:style-name="P1"><text:span text:style-name="T572"><text:tab/>}</text:span></text:p>
      <text:p text:style-name="P1"><text:span text:style-name="T573"/></text:p>
      <text:p text:style-name="P1"><text:span text:style-name="T574">Aggregate</text:span></text:p>
      <text:p text:style-name="P1"><text:span text:style-name="T575">$avgRating = ServicesReviews::with('user')-&gt;where('offer_id', $id)-&gt;whereNotNull('rating')-&gt;select(DB::raw("AVG(rating) as avgRating"))-&gt;get()-&gt;toArray();</text:span></text:p>
      <text:p text:style-name="P1"><text:span text:style-name="T576"/></text:p>
      <text:p text:style-name="P1"><text:span text:style-name="T576"/></text:p>
      <text:p text:style-name="P1"><text:span text:style-name="T577">Session</text:span></text:p>
      <text:p text:style-name="P1"><text:span text:style-name="T578"/></text:p>
      <text:p text:style-name="P1"><text:span text:style-name="T579">use Session;</text:span></text:p>
      <text:p text:style-name="P1"><text:span text:style-name="T580"/></text:p>
      <text:p text:style-name="P1"><text:span text:style-name="T581">Session::set('variableName', $value);</text:span></text:p>
      <text:p text:style-name="P1"><text:span text:style-name="T582"/></text:p>
      <text:p text:style-name="P1"><text:span text:style-name="T583">To get the variable, you'd use...</text:span></text:p>
      <text:p text:style-name="P1"><text:span text:style-name="T584"/></text:p>
      <text:p text:style-name="P1"><text:span text:style-name="T585">Session::get('variableName');</text:span></text:p>
      <text:p text:style-name="P1"><text:span text:style-name="T586"/></text:p>
      <text:p text:style-name="P1"><text:span text:style-name="T587">segment</text:span></text:p>
      <text:p text:style-name="P1"><text:span text:style-name="T588"/></text:p>
      <text:p text:style-name="P1"><text:span text:style-name="T589">if(Request::segment(2)=="cms"){ echo "active";}</text:span></text:p>
      <text:p text:style-name="P1"><text:span text:style-name="T590"/></text:p>
      <text:p text:style-name="P1"><text:span text:style-name="T590"/></text:p>
      <text:p text:style-name="P1"><text:span text:style-name="T590"/></text:p>
      <text:p text:style-name="P1"><text:span text:style-name="T590"/></text:p>
      <text:p text:style-name="P1"><text:span text:style-name="T591">Paths</text:span></text:p>
      <text:p text:style-name="P1"><text:span text:style-name="T592">app_path</text:span></text:p>
      <text:p text:style-name="P1"><text:span text:style-name="T593">Get the fully qualified path to the app directory.</text:span></text:p>
      <text:p text:style-name="P1"><text:span text:style-name="T594"/></text:p>
      <text:p text:style-name="P1"><text:span text:style-name="T595">$path = app_path();</text:span></text:p>
      <text:p text:style-name="P1"><text:span text:style-name="T596">base_path</text:span></text:p>
      <text:p text:style-name="P1"><text:span text:style-name="T597">Get the fully qualified path to the root of the application install.</text:span></text:p>
      <text:p text:style-name="P1"><text:span text:style-name="T598"/></text:p>
      <text:p text:style-name="P1"><text:span text:style-name="T599">public_path</text:span></text:p>
      <text:p text:style-name="P1"><text:span text:style-name="T600">Get the fully qualified path to the public directory.</text:span></text:p>
      <text:p text:style-name="P1"><text:span text:style-name="T601"/></text:p>
      <text:p text:style-name="P1"><text:span text:style-name="T602">storage_path</text:span></text:p>
      <text:p text:style-name="P1"><text:span text:style-name="T603">Get the fully qualified path to the app/storage directory.</text:span></text:p>
      <text:p text:style-name="P1"><text:span text:style-name="T604"/></text:p>
      <text:p text:style-name="P1"><text:span text:style-name="T604"/></text:p>
      <text:p text:style-name="P1"><text:span text:style-name="T605">SSH</text:span></text:p>
      <text:p text:style-name="P1"><text:span text:style-name="T606"/></text:p>
      <text:p text:style-name="P1"><text:span text:style-name="T607">ssh -p 11208 fmv(username)@name(hostname)(means fmv.cc)</text:span></text:p>
      <text:p text:style-name="P1"><text:span text:style-name="T607">enter password<text:s text:c="2"/>k9Sendfj[E]c<text:s text:c="5"/>(qwZS.bs-Ds-{43'</text:span></text:p>
      <text:p text:style-name="P1"><text:span text:style-name="T608"/></text:p>
      <text:p text:style-name="P1"><text:span text:style-name="T609">cd public_html</text:span></text:p>
      <text:p text:style-name="P1"><text:span text:style-name="T609">cd commision_portal</text:span></text:p>
      <text:p text:style-name="P1"><text:span text:style-name="T610"/></text:p>
      <text:p text:style-name="P1"><text:span text:style-name="T611">for directories</text:span></text:p>
      <text:p text:style-name="P1"><text:span text:style-name="T612"/></text:p>
      <text:p text:style-name="P1"><text:span text:style-name="T613">-&gt; find . -type d -print0 | xargs -0 chmod 0755</text:span></text:p>
      <text:p text:style-name="P1"><text:span text:style-name="T614"/></text:p>
      <text:p text:style-name="P1"><text:span text:style-name="T615">for files</text:span></text:p>
      <text:p text:style-name="P1"><text:span text:style-name="T616"/></text:p>
      <text:p text:style-name="P1"><text:span text:style-name="T617">-&gt; find . -type f -print0 | xargs -0 chmod 0644</text:span></text:p>
      <text:p text:style-name="P1"><text:span text:style-name="T618"/></text:p>
      <text:p text:style-name="P1"><text:span text:style-name="T619">connect mysql</text:span></text:p>
      <text:p text:style-name="P1"><text:span text:style-name="T620"/></text:p>
      <text:p text:style-name="P1"><text:span text:style-name="T621">[server]$ mysql -h &lt;DBhostname&gt; -u &lt;DBuser&gt; -p &lt;Dbname&gt;</text:span></text:p>
      <text:p text:style-name="P1"><text:span text:style-name="T622"/></text:p>
      <text:p text:style-name="P1"><text:span text:style-name="T622"/></text:p>
      <text:p text:style-name="P1"><text:span text:style-name="T622"/></text:p>
      <text:p text:style-name="P1"><text:span text:style-name="T622"/></text:p>
      <text:p text:style-name="P1"><text:span text:style-name="T623">GIT</text:span></text:p>
      <text:p text:style-name="P1"><text:span text:style-name="T624"/></text:p>
      <text:p text:style-name="P1"><text:span text:style-name="T625">U:rathodrupesha</text:span></text:p>
      <text:p text:style-name="P1"><text:span text:style-name="T625">P : rathodrupesh.ec15@gmail.com</text:span></text:p>
      <text:p text:style-name="P1"><text:span text:style-name="T626"/></text:p>
      <text:p text:style-name="P1"><text:span text:style-name="T626"/></text:p>
      <text:p text:style-name="P1"><text:span text:style-name="T627">A. git clone<text:s text:c="2"/></text:span></text:p>
      <text:p text:style-name="P1"><text:span text:style-name="T628"/></text:p>
      <text:p text:style-name="P1"><text:span text:style-name="T629">B. for Git Push</text:span></text:p>
      <text:p text:style-name="P1"><text:span text:style-name="T630"/></text:p>
      <text:p text:style-name="P1"><text:span text:style-name="T631">1. move to your project directory </text:span></text:p>
      <text:p text:style-name="P1"><text:span text:style-name="T631"><text:tab/>$ cd /opt/lampp/htdocs/gitbackup/eaos_api/ </text:span></text:p>
      <text:p text:style-name="P1"><text:span text:style-name="T631"><text:s text:c="25"/>2nd time upto .git </text:span></text:p>
      <text:p text:style-name="P1"><text:span text:style-name="T631">2. Clone local git server repository into your new folder </text:span></text:p>
      <text:p text:style-name="P1"><text:span text:style-name="T631"><text:tab/>$ git clone http://192.168.0.254/solvenow.git </text:span></text:p>
      <text:p text:style-name="P1"><text:span text:style-name="T632"/></text:p>
      <text:p text:style-name="P1"><text:span text:style-name="T633">credential<text:s text:c="2"/>enter </text:span></text:p>
      <text:p text:style-name="P1"><text:span text:style-name="T633"><text:s/></text:span></text:p>
      <text:p text:style-name="P1"><text:span text:style-name="T633">give folder permision like<text:s text:c="2"/>chmod -R 777 /opt/lampp/htdocs/gitbackup/iGotchya/i_gotcha_admin/igotcha/<text:tab/> </text:span></text:p>
      <text:p text:style-name="P1"><text:span text:style-name="T634"/></text:p>
      <text:p text:style-name="P1"><text:span text:style-name="T635">api : /opt/lampp/htdocs/gitbackup/iGotchya/i_gotcha/api_igotcha/ </text:span></text:p>
      <text:p text:style-name="P1"><text:span text:style-name="T635">admin : /opt/lampp/htdocs/gitbackup/iGotchya/i_gotcha_admin/igotcha/ </text:span></text:p>
      <text:p text:style-name="P1"><text:span text:style-name="T636"/></text:p>
      <text:p text:style-name="P1"><text:span text:style-name="T637">in our folder ctl+h for hiiden viewble </text:span></text:p>
      <text:p text:style-name="P1"><text:span text:style-name="T638"/></text:p>
      <text:p text:style-name="P1"><text:span text:style-name="T639">3. Put your latest code into this directory and check status<text:s text:c="3"/></text:span></text:p>
      <text:p text:style-name="P1"><text:span text:style-name="T639">(2nd time skip 2,and copy our code n put into gitbackup/folder delete all exclude .git) </text:span></text:p>
      <text:p text:style-name="P1"><text:span text:style-name="T639"><text:tab/>$git status </text:span></text:p>
      <text:p text:style-name="P1"><text:span text:style-name="T639">4. Add your modified files </text:span></text:p>
      <text:p text:style-name="P1"><text:span text:style-name="T639"><text:tab/>$ git add . </text:span></text:p>
      <text:p text:style-name="P1"><text:span text:style-name="T639"><text:tab/>or </text:span></text:p>
      <text:p text:style-name="P1"><text:span text:style-name="T639"><text:tab/>$ git add -A </text:span></text:p>
      <text:p text:style-name="P1"><text:span text:style-name="T639">5. Check you git status again <text:tab/> </text:span></text:p>
      <text:p text:style-name="P1"><text:span text:style-name="T639"><text:tab/>$ git status </text:span></text:p>
      <text:p text:style-name="P1"><text:span text:style-name="T639">6. If no error, commite your code </text:span></text:p>
      <text:p text:style-name="P1"><text:span text:style-name="T639"><text:tab/>$ git commit -m "initial commit" </text:span></text:p>
      <text:p text:style-name="P1"><text:span text:style-name="T639">7. If successfully commited, push your code into repository </text:span></text:p>
      <text:p text:style-name="P1"><text:span text:style-name="T639"><text:tab/>$ git push origin master</text:span></text:p>
      <text:p text:style-name="P1"><text:span text:style-name="T640"/></text:p>
      <text:p text:style-name="P1"><text:span text:style-name="T640"/></text:p>
      <text:p text:style-name="P1"><text:span text:style-name="T641">for bitbucket</text:span></text:p>
      <text:p text:style-name="P1"><text:a xlink:href="https://bitbucket.org/"><text:span text:style-name="T642">https://bitbucket.org/</text:span></text:a><text:span text:style-name="T643"/></text:p>
      <text:p text:style-name="P1"><text:span text:style-name="T644">password:rathodrupesh</text:span></text:p>
      <text:p text:style-name="P1"><text:span text:style-name="T644">email:</text:span><text:a xlink:href="mailto:rupesh@xhtmljunkies.com"><text:span text:style-name="T646">rupesh@xhtmljunkies.com</text:span></text:a><text:span text:style-name="T647"/></text:p>
      <text:p text:style-name="P1"><text:span text:style-name="T648">username:rupesh</text:span></text:p>
      <text:p text:style-name="P1"><text:span text:style-name="T649"/></text:p>
      <text:p text:style-name="P1"><text:span text:style-name="T650">All command for git</text:span></text:p>
      <text:p text:style-name="P1"><text:a xlink:href="https://confluence.atlassian.com/bitbucketserver/basic-git-commands-776639767.html"><text:span text:style-name="T651">https://confluence.atlassian.com/bitbucketserver/basic-git-commands-776639767.html</text:span></text:a><text:span text:style-name="T652"/></text:p>
      <text:p text:style-name="P1"><text:span text:style-name="T652"/></text:p>
      <text:p text:style-name="P1"><text:span text:style-name="T652"/></text:p>
      <text:p text:style-name="P1"><text:span text:style-name="T652"/></text:p>
      <text:p text:style-name="P1"><text:span text:style-name="T653">Apache </text:span></text:p>
      <text:p text:style-name="P1"><text:span text:style-name="T654">sudo /etc/init.d/apache2 stop</text:span></text:p>
      <text:p text:style-name="P1"><text:span text:style-name="T654">sudo /etc/init.d/mysql stop</text:span></text:p>
      <text:p text:style-name="P1"><text:span text:style-name="T654">sudo /etc/init.d/proftpd stop</text:span></text:p>
      <text:p text:style-name="P1"><text:span text:style-name="T655"/></text:p>
      <text:p text:style-name="P1"><text:span text:style-name="T656">This solution seems to work. You must restart lampp:</text:span></text:p>
      <text:p text:style-name="P1"><text:span text:style-name="T657"/></text:p>
      <text:p text:style-name="P1"><text:span text:style-name="T658">sudo /opt/lampp/lampp restart</text:span></text:p>
      <text:p text:style-name="P1"><text:span text:style-name="T659"/></text:p>
      <text:p text:style-name="P1"><text:span text:style-name="T659"/></text:p>
      <text:p text:style-name="P1"><text:span text:style-name="T660">some ref for understanding only : </text:span></text:p>
      <text:p text:style-name="P1"><text:a xlink:href="https://websiteforstudents.com/install-mongodb-with-apache2-php-7-2-support-on-ubuntu-16-04-17-10-18-04/"><text:span text:style-name="T661">https://websiteforstudents.com/install-mongodb-with-apache2-php-7-2-support-on-ubuntu-16-04-17-10-18-04/</text:span></text:a><text:span text:style-name="T662"/></text:p>
      <text:p text:style-name="P1"><text:span text:style-name="T663"/></text:p>
      <text:p text:style-name="P1"><text:span text:style-name="T663"/></text:p>
      <text:p text:style-name="P1"><text:span text:style-name="T663"/></text:p>
      <text:p text:style-name="P1"><text:span text:style-name="T664">key was long problame</text:span></text:p>
      <text:p text:style-name="P1"><text:span text:style-name="T665"/></text:p>
      <text:p text:style-name="P1"><text:a xlink:href="https://laravelhive.com/tag/key-was-long/"><text:span text:style-name="T666">https://laravelhive.com/tag/key-was-long/</text:span></text:a><text:span text:style-name="T667"/></text:p>
      <text:p text:style-name="P1"><text:span text:style-name="T668"/></text:p>
      <text:p text:style-name="P1"><text:span text:style-name="T668"/></text:p>
      <text:p text:style-name="P1"><text:span text:style-name="T668"/></text:p>
      <text:p text:style-name="P1"><text:span text:style-name="T668"/></text:p>
      <text:p text:style-name="P1"><text:span text:style-name="T669">Theme Integrate</text:span></text:p>
      <text:p text:style-name="P1"><text:span text:style-name="T670"/></text:p>
      <text:p text:style-name="P1"><text:span text:style-name="T671">app.blade.php for login, forgotpass, registration</text:span></text:p>
      <text:p text:style-name="P1"><text:span text:style-name="T671">for other, use master.blade.php</text:span></text:p>
      <text:p text:style-name="P1"><text:span text:style-name="T672"/></text:p>
      <text:p text:style-name="P1"><text:span text:style-name="T673">&lt;!-- master.blade.php --&gt; </text:span></text:p>
      <text:p text:style-name="P1"><text:span text:style-name="T673">&lt;!DOCTYPE html&gt; </text:span></text:p>
      <text:p text:style-name="P1"><text:span text:style-name="T673">&lt;html lang="en"&gt; </text:span></text:p>
      <text:p text:style-name="P1"><text:span text:style-name="T673">&lt;head&gt; </text:span></text:p>
      <text:p text:style-name="P1"><text:span text:style-name="T673"><text:s text:c="4"/>&lt;meta charset="UTF-8" /&gt; </text:span></text:p>
      <text:p text:style-name="P1"><text:span text:style-name="T673"><text:s text:c="4"/>&lt;meta name="viewport" content="width=device-width, initial-scale=1.0"/&gt; </text:span></text:p>
      <text:p text:style-name="P1"><text:span text:style-name="T673"><text:s text:c="4"/>&lt;meta http-equiv="X-UA-Compatible" content="ie=edge"&gt; </text:span></text:p>
      <text:p text:style-name="P1"><text:span text:style-name="T673"><text:s text:c="4"/>&lt;title&gt;@yield('title')&lt;/title&gt; </text:span></text:p>
      <text:p text:style-name="P1"><text:span text:style-name="T673"><text:s text:c="4"/>&lt;script type="application/x-javascript"&gt; addEventListener("load", function() { setTimeout(hideURLbar, 0); }, false); </text:span></text:p>
      <text:p text:style-name="P1"><text:span text:style-name="T673"><text:s text:c="8"/>function hideURLbar(){ window.scrollTo(0,1); } &lt;/script&gt; </text:span></text:p>
      <text:p text:style-name="P1"><text:span text:style-name="T673"><text:s text:c="3"/>@include('layout.stylesheet') </text:span></text:p>
      <text:p text:style-name="P1"><text:span text:style-name="T673">&lt;/head&gt; </text:span></text:p>
      <text:p text:style-name="P1"><text:span text:style-name="T673">&lt;body class="hold-transition skin-blue sidebar-mini"&gt; </text:span></text:p>
      <text:p text:style-name="P1"><text:span text:style-name="T673"><text:s text:c="4"/>&lt;div class="wrapper"&gt; </text:span></text:p>
      <text:p text:style-name="P1"><text:span text:style-name="T673"><text:s text:c="8"/>@include('layout.header') </text:span></text:p>
      <text:p text:style-name="P1"><text:span text:style-name="T673"><text:s text:c="8"/>@include('layout.sidebar')<text:s text:c="11"/>// in layout forlder sidebar,blade.php</text:span></text:p>
      <text:p text:style-name="P1"><text:span text:style-name="T673"><text:s text:c="8"/>@yield('contents') </text:span></text:p>
      <text:p text:style-name="P1"><text:span text:style-name="T673"><text:s text:c="8"/>@include('layout.footer')<text:s text:c="13"/>// in layout forlder footer,blade.php</text:span></text:p>
      <text:p text:style-name="P1"><text:span text:style-name="T673"><text:s text:c="4"/>&lt;/div&gt; </text:span></text:p>
      <text:p text:style-name="P1"><text:span text:style-name="T673"><text:s text:c="3"/>@include('layout.script')<text:s text:c="21"/>// script.blade.php</text:span></text:p>
      <text:p text:style-name="P1"><text:span text:style-name="T673">&lt;/body&gt; </text:span></text:p>
      <text:p text:style-name="P1"><text:span text:style-name="T673">&lt;/html&gt;</text:span></text:p>
      <text:p text:style-name="P1"><text:span text:style-name="T674"/></text:p>
      <text:p text:style-name="P1"><text:span text:style-name="T675">NOW, </text:span></text:p>
      <text:p text:style-name="P1"><text:span text:style-name="T676"/></text:p>
      <text:p text:style-name="P1"><text:span text:style-name="T677">A. script.blade.php</text:span></text:p>
      <text:p text:style-name="P1"><text:span text:style-name="T677"><text:s text:c="2"/>&lt;script type="text/javascript" src="public/js/jquery-2.1.4.min.js"&gt;&lt;/script&gt;</text:span></text:p>
      <text:p text:style-name="P1"><text:span text:style-name="T678"/></text:p>
      <text:p text:style-name="P1"><text:span text:style-name="T679">B. stylesheet.blade.php</text:span></text:p>
      <text:p text:style-name="P1"><text:span text:style-name="T679"><text:s/>&lt;link href="{{asset('public/css/bootstrap.css')}}" rel="stylesheet" type="text/css" media="all" /&gt;</text:span></text:p>
      <text:p text:style-name="P1"><text:span text:style-name="T680"/></text:p>
      <text:p text:style-name="P1"><text:span text:style-name="T681">C. blankpage.blade.php</text:span></text:p>
      <text:p text:style-name="P1"><text:span text:style-name="T682"/></text:p>
      <text:p text:style-name="P1"><text:span text:style-name="T683">@extends('layout.master')</text:span></text:p>
      <text:p text:style-name="P1"><text:span text:style-name="T683"><text:s text:c="3"/>@section('contents')</text:span></text:p>
      <text:p text:style-name="P1"><text:span text:style-name="T683"><text:s text:c="3"/>--------------</text:span></text:p>
      <text:p text:style-name="P1"><text:span text:style-name="T683"><text:s text:c="2"/>---------------</text:span></text:p>
      <text:p text:style-name="P1"><text:span text:style-name="T683"><text:s/>--------------</text:span></text:p>
      <text:p text:style-name="P1"><text:span text:style-name="T683"><text:s/>@endsection</text:span></text:p>
      <text:p text:style-name="P1"><text:span text:style-name="T683"><text:s/></text:span></text:p>
      <text:p text:style-name="P1"><text:span text:style-name="T683">D. header.blade.php</text:span></text:p>
      <text:p text:style-name="P1"><text:span text:style-name="T683"><text:s text:c="3"/>&lt;div&gt;</text:span></text:p>
      <text:p text:style-name="P1"><text:span text:style-name="T683"><text:s text:c="3"/>--------- -- --- --</text:span></text:p>
      <text:p text:style-name="P1"><text:span text:style-name="T683"><text:s text:c="2"/>&lt;/div&gt;</text:span></text:p>
      <text:p text:style-name="P1"><text:span text:style-name="T684"/></text:p>
      <text:p text:style-name="P1"><text:span text:style-name="T684"/></text:p>
      <text:p text:style-name="P1"><text:span text:style-name="T685">htaccess</text:span></text:p>
      <text:p text:style-name="P1"><text:span text:style-name="T686"/></text:p>
      <text:p text:style-name="P1"><text:span text:style-name="T687">1)Directory listing not show in CI so Add in .htaccess of root foldr</text:span></text:p>
      <text:p text:style-name="P1"><text:span text:style-name="T688"/></text:p>
      <text:p text:style-name="P1"><text:span text:style-name="T689">IndexIgnore *</text:span></text:p>
      <text:p text:style-name="P1"><text:span text:style-name="T690"/></text:p>
      <text:p text:style-name="P1"><text:span text:style-name="T691">or </text:span></text:p>
      <text:p text:style-name="P1"><text:span text:style-name="T692"/></text:p>
      <text:p text:style-name="P1"><text:span text:style-name="T693">Options -Indexes </text:span></text:p>
      <text:p text:style-name="P1"><text:span text:style-name="T694"/></text:p>
      <text:p text:style-name="P1"><text:a xlink:href="https://arjunphp.com/hide-php-extension-from-urls/"><text:span text:style-name="T695">https://arjunphp.com/hide-php-extension-from-urls/</text:span></text:a><text:span text:style-name="T696"/></text:p>
      <text:p text:style-name="P1"><text:span text:style-name="T696"/></text:p>
      <text:p text:style-name="P2"><text:span text:style-name="T697">2) after ssl install or configure ,require to redirect http to https<text:line-break/>for this add in .htacces file</text:span></text:p>
      <text:p text:style-name="P3"><text:span text:style-name="T698"/></text:p>
      <text:p text:style-name="P3"><text:span text:style-name="T699">RewriteEngine On<text:s text:c="23"/># NOTE: if write then no ned to add this line</text:span></text:p>
      <text:p text:style-name="P3"><text:span text:style-name="T699">RewriteCond %{HTTPS} off</text:span></text:p>
      <text:p text:style-name="P3"><text:span text:style-name="T699">RewriteRule ^(.*)$ https://%{HTTP_HOST}%{REQUEST_URI} [L,R=301]</text:span></text:p>
      <text:p text:style-name="P3"><text:span text:style-name="T700"/></text:p>
      <text:p text:style-name="P3"><text:span text:style-name="T700"/></text:p>
      <text:p text:style-name="P3"><text:span text:style-name="T700"/></text:p>
      <text:p text:style-name="P3"><text:span text:style-name="T701">in Jquery Ajax this use in success</text:span></text:p>
      <text:p text:style-name="P3"><text:span text:style-name="T702"/></text:p>
      <text:p text:style-name="P3"><text:span text:style-name="T703">$.ajax({ </text:span></text:p>
      <text:p text:style-name="P3"><text:span text:style-name="T703"><text:s text:c="10"/>url:"{{ url('/insert_selling_product') }}/"+name+"/"+quality+"/"+quantity+"/"+product_id+"/"+admin_id+"/"+payment_type+"/"+price, </text:span></text:p>
      <text:p text:style-name="P3"><text:span text:style-name="T703"><text:s text:c="10"/>method: 'get', </text:span></text:p>
      <text:p text:style-name="P3"><text:span text:style-name="T703"><text:s text:c="10"/>success: function(result1){ </text:span></text:p>
      <text:p text:style-name="P3"><text:span text:style-name="T703"><text:s text:c="12"/>alert("success"); </text:span></text:p>
      <text:p text:style-name="P3"><text:span text:style-name="T703"><text:s text:c="12"/>$(this).parent().parent().remove(); </text:span></text:p>
      <text:p text:style-name="P3"><text:span text:style-name="T703"><text:s text:c="13"/></text:span></text:p>
      <text:p text:style-name="P3"><text:span text:style-name="T703"><text:s text:c="10"/>}.bind(this)}); </text:span></text:p>
      <text:p text:style-name="P3"><text:span text:style-name="T704"/></text:p>
      <text:p text:style-name="P3"><text:span text:style-name="T704"/></text:p>
      <text:p text:style-name="P3"><text:span text:style-name="T704"/></text:p>
      <text:p text:style-name="P3"><text:span text:style-name="T705">PUSHER</text:span></text:p>
      <text:p text:style-name="P3"><text:span text:style-name="T706"/></text:p>
      <text:p text:style-name="P3"><text:a xlink:href="https://github.com/pusher/pusher-http-php"><text:span text:style-name="T707">https://github.com/pusher/pusher-http-php</text:span></text:a><text:span text:style-name="T708"/></text:p>
      <text:p text:style-name="P3"><text:a xlink:href="https://dashboard.pusher.com/apps/581124/keys"><text:span text:style-name="T709">https://dashboard.pusher.com/apps/581124/keys</text:span></text:a><text:span text:style-name="T710"><text:s text:c="2"/>makw a/c at here</text:span></text:p>
      <text:p text:style-name="P3"><text:a xlink:href="https://pusher.com/channels"><text:span text:style-name="T711">https://pusher.com/channels</text:span></text:a><text:span text:style-name="T712"/></text:p>
      <text:p text:style-name="P3"><text:span text:style-name="T713"/></text:p>
      <text:p text:style-name="P3"><text:span text:style-name="T714">Quesry string in j query (url)</text:span></text:p>
      <text:p text:style-name="P3"><text:span text:style-name="T715"/></text:p>
      <text:p text:style-name="P3"><text:a xlink:href="https://davidwalsh.name/query-string-javascript"><text:span text:style-name="T716">https://davidwalsh.name/query-string-javascript</text:span></text:a><text:span text:style-name="T717"/></text:p>
      <text:p text:style-name="P3"><text:span text:style-name="T718"/></text:p>
      <text:p text:style-name="P3"><text:span text:style-name="T718"/></text:p>
      <text:p text:style-name="P3"><text:span text:style-name="T719">blinking</text:span></text:p>
      <text:p text:style-name="P3"><text:span text:style-name="T720"/></text:p>
      <text:p text:style-name="P3"><text:a xlink:href="https://www.w3.org/TR/WCAG20-TECHS/SCR22.html"><text:span text:style-name="T721">https://www.w3.org/TR/WCAG20-TECHS/SCR22.html</text:span></text:a><text:span text:style-name="T722"/></text:p>
      <text:p text:style-name="P3"><text:span text:style-name="T722"/></text:p>
      <text:p text:style-name="P3"><text:span text:style-name="T722"/></text:p>
      <text:p text:style-name="P3"><text:span text:style-name="T722"/></text:p>
      <text:p text:style-name="P3"><text:span text:style-name="T722"/></text:p>
      <text:p text:style-name="P3"><text:span text:style-name="T722"/></text:p>
      <text:p text:style-name="P3"><text:span text:style-name="T723">Year ago , hours ago (in php)</text:span></text:p>
      <text:p text:style-name="P3"><text:span text:style-name="T724"/></text:p>
      <text:p text:style-name="P3"><text:span text:style-name="T725">function get_timeago($ptime) </text:span></text:p>
      <text:p text:style-name="P3"><text:span text:style-name="T725">{ </text:span></text:p>
      <text:p text:style-name="P3"><text:span text:style-name="T725"><text:s text:c="4"/>$estimate_time = time() - $ptime; </text:span></text:p>
      <text:p text:style-name="P3"><text:span text:style-name="T725"><text:s text:c="4"/>if ($estimate_time &lt; 1) </text:span></text:p>
      <text:p text:style-name="P3"><text:span text:style-name="T725"><text:s text:c="4"/>{ </text:span></text:p>
      <text:p text:style-name="P3"><text:span text:style-name="T725"><text:s text:c="8"/>return '1 second ago'; </text:span></text:p>
      <text:p text:style-name="P3"><text:span text:style-name="T725"><text:s text:c="4"/>} </text:span></text:p>
      <text:p text:style-name="P3"><text:span text:style-name="T725"><text:s text:c="4"/>$condition = array( </text:span></text:p>
      <text:p text:style-name="P3"><text:span text:style-name="T725"><text:s text:c="8"/>12 * 30 * 24 * 60 * 60 =&gt; 'year', </text:span></text:p>
      <text:p text:style-name="P3"><text:span text:style-name="T725"><text:s text:c="8"/>30 * 24 * 60 * 60 =&gt; 'month', </text:span></text:p>
      <text:p text:style-name="P3"><text:span text:style-name="T725"><text:s text:c="8"/>24 * 60 * 60 =&gt; 'day', </text:span></text:p>
      <text:p text:style-name="P3"><text:span text:style-name="T725"><text:s text:c="8"/>60 * 60 =&gt; 'hour', </text:span></text:p>
      <text:p text:style-name="P3"><text:span text:style-name="T725"><text:s text:c="8"/>60 =&gt; 'minute', </text:span></text:p>
      <text:p text:style-name="P3"><text:span text:style-name="T725"><text:s text:c="8"/>1 =&gt; 'second' </text:span></text:p>
      <text:p text:style-name="P3"><text:span text:style-name="T725"><text:s text:c="4"/>); </text:span></text:p>
      <text:p text:style-name="P3"><text:span text:style-name="T725"><text:s text:c="4"/>foreach ($condition as $secs =&gt; $str) </text:span></text:p>
      <text:p text:style-name="P3"><text:span text:style-name="T725"><text:s text:c="4"/>{ </text:span></text:p>
      <text:p text:style-name="P3"><text:span text:style-name="T725"><text:s text:c="8"/>$d = $estimate_time / $secs; </text:span></text:p>
      <text:p text:style-name="P3"><text:span text:style-name="T725"><text:s text:c="8"/>if ($d &gt;= 1) </text:span></text:p>
      <text:p text:style-name="P3"><text:span text:style-name="T725"><text:s text:c="8"/>{ </text:span></text:p>
      <text:p text:style-name="P3"><text:span text:style-name="T725"><text:s text:c="12"/>$r = round($d); </text:span></text:p>
      <text:p text:style-name="P3"><text:span text:style-name="T725"><text:s text:c="12"/>return $r . ' ' . $str . ( $r &gt; 1 ? 's' : '' ) . ' ago'; </text:span></text:p>
      <text:p text:style-name="P3"><text:span text:style-name="T725"><text:s text:c="8"/>} </text:span></text:p>
      <text:p text:style-name="P3"><text:span text:style-name="T725"><text:s text:c="4"/>} </text:span></text:p>
      <text:p text:style-name="P3"><text:span text:style-name="T725">}</text:span></text:p>
      <text:p text:style-name="P3"><text:span text:style-name="T726"/></text:p>
      <text:p text:style-name="P3"><text:span text:style-name="T726"/></text:p>
      <text:p text:style-name="P3"><text:span text:style-name="T727">Async or multitasking or threading or pareller process in background</text:span></text:p>
      <text:p text:style-name="P3"><text:span text:style-name="T728"/></text:p>
      <text:p text:style-name="P3"><text:a xlink:href="https://www.studytutorial.in/asynchronous-process-multi-threading-or-multitasking-in-codeigniter-php"><text:span text:style-name="T729">https://www.studytutorial.in/asynchronous-process-multi-threading-or-multitasking-in-codeigniter-php</text:span></text:a><text:span text:style-name="T730"/></text:p>
      <text:p text:style-name="P3"><text:span text:style-name="T731"/></text:p>
      <text:p text:style-name="P3"><text:span text:style-name="T731"/></text:p>
      <text:p text:style-name="P3"><text:span text:style-name="T731"/></text:p>
      <text:p text:style-name="P3"><text:span text:style-name="T732">CLASS FORMATION</text:span></text:p>
      <text:p text:style-name="P3"><text:span text:style-name="T733"/></text:p>
      <text:p text:style-name="P3"><text:span text:style-name="T734">use App\Models\Product; </text:span></text:p>
      <text:p text:style-name="P3"><text:span text:style-name="T734">public var $product;</text:span></text:p>
      <text:p text:style-name="P3"><text:span text:style-name="T734">public function __construct(Product $product)</text:span></text:p>
      <text:p text:style-name="P3"><text:span text:style-name="T734">$this-&gt;product=$product;</text:span></text:p>
      <text:p text:style-name="P3"><text:span text:style-name="T735"/></text:p>
      <text:p text:style-name="P3"><text:span text:style-name="T735"/></text:p>
      <text:p text:style-name="P3"><text:span text:style-name="T736">Tarun bhai</text:span></text:p>
      <text:p text:style-name="P3"><text:span text:style-name="T737"/></text:p>
      <text:p text:style-name="P3"><text:a xlink:href="http://192.168.1.251:8069/web"><text:span text:style-name="T738">http://192.168.1.251:8069/web</text:span></text:a><text:span text:style-name="T739"/></text:p>
      <text:p text:style-name="P3"><text:span text:style-name="T739">tarun@xhtmljunkies.com</text:span></text:p>
      <text:p text:style-name="P3"><text:span text:style-name="T739">tarun#786</text:span></text:p>
      <text:p text:style-name="P3"><text:span text:style-name="T740"/></text:p>
      <text:p text:style-name="P3"><text:span text:style-name="T740"/></text:p>
      <text:p text:style-name="P3"><text:span text:style-name="T741">AITL<text:tab/></text:span></text:p>
      <text:p text:style-name="P3"><text:a xlink:href="https://docs.google.com/spreadsheets/d/1X0GMkYe1Ulg6feyzyX4N58SaMqQMO49-9hEnaChWQJE/edit?ts=5b683bb1#gid=0"><text:span text:style-name="T743">https://docs.google.com/spreadsheets/d/1X0GMkYe1Ulg6feyzyX4N58SaMqQMO49-</text:span><text:span text:style-name="T744">HYPERLINK "https://docs.google.com/spreadsheets/d/1X0GMkYe1Ulg6feyzyX4N58SaMqQMO49-9hEnaChWQJE/edit?ts=5b683bb1#gid=0"</text:span><text:span text:style-name="T745">9hEnaChWQJE/edit?ts=5b683bb1#gid=0</text:span></text:a><text:span text:style-name="T746"/></text:p>
      <text:p text:style-name="P3"><text:span text:style-name="T746"/></text:p>
      <text:p text:style-name="P3"><text:span text:style-name="T746"/></text:p>
      <text:p text:style-name="P3"><text:span text:style-name="T746"/></text:p>
      <text:p text:style-name="P3"><text:span text:style-name="T746"/></text:p>
      <text:p text:style-name="P3"><text:span text:style-name="T747">p</text:span><text:span text:style-name="T748">i chart<text:tab/></text:span></text:p>
      <text:p text:style-name="P3"><text:a xlink:href="https://canvasjs.com/php-charts/pie-chart/"><text:span text:style-name="T749">https://canvasjs.com/php-charts/pie-chart/</text:span></text:a><text:span text:style-name="T750"/></text:p>
      <text:p text:style-name="P3"><text:span text:style-name="T750"/></text:p>
      <text:p text:style-name="P3"><text:span text:style-name="T750"/></text:p>
      <text:p text:style-name="P3"><text:span text:style-name="T750"/></text:p>
      <text:p text:style-name="P3"><text:span text:style-name="T751">facebook login</text:span></text:p>
      <text:p text:style-name="P3"><text:a xlink:href="https://www.studytutorial.in/php-facebook-login-and-integration-in-php-website-tutorial"><text:span text:style-name="T752">https://www.studytutorial.in/php-facebook-login-and-integration-in-php-website-tutorial</text:span></text:a><text:span text:style-name="T753"/></text:p>
      <text:p text:style-name="P3"><text:span text:style-name="T754"/></text:p>
      <text:p text:style-name="P3"><text:span text:style-name="T754"/></text:p>
      <text:p text:style-name="P3"><text:span text:style-name="T754"/></text:p>
      <text:p text:style-name="P3"><text:span text:style-name="T754"/></text:p>
      <text:p text:style-name="P3"><text:span text:style-name="T754"/></text:p>
      <text:p text:style-name="P3"><text:span text:style-name="T755">LARAVEL ROUTE FILE FOR WEB</text:span></text:p>
      <text:p text:style-name="P3"><text:span text:style-name="T756"/></text:p>
      <text:p text:style-name="P3"><text:span text:style-name="T757">/* </text:span></text:p>
      <text:p text:style-name="P3"><text:span text:style-name="T757">|-------------------------------------------------------------------------- </text:span></text:p>
      <text:p text:style-name="P3"><text:span text:style-name="T757">| Web Routes </text:span></text:p>
      <text:p text:style-name="P3"><text:span text:style-name="T757">|-------------------------------------------------------------------------- </text:span></text:p>
      <text:p text:style-name="P3"><text:span text:style-name="T757">| </text:span></text:p>
      <text:p text:style-name="P3"><text:span text:style-name="T757">| Here is where you can register web routes for your application. These </text:span></text:p>
      <text:p text:style-name="P3"><text:span text:style-name="T757">| routes are loaded by the RouteServiceProvider within a group which </text:span></text:p>
      <text:p text:style-name="P3"><text:span text:style-name="T757">| contains the "web" middleware group. Now create something great! </text:span></text:p>
      <text:p text:style-name="P3"><text:span text:style-name="T757">| </text:span></text:p>
      <text:p text:style-name="P3"><text:span text:style-name="T757">*/ </text:span></text:p>
      <text:p text:style-name="P3"><text:span text:style-name="T757">Auth::routes(); </text:span></text:p>
      <text:p text:style-name="P3"><text:span text:style-name="T758"/></text:p>
      <text:p text:style-name="P3"><text:span text:style-name="T759">Route::get('/', function () { </text:span></text:p>
      <text:p text:style-name="P3"><text:span text:style-name="T759"><text:s text:c="4"/>if ((Auth::user()) &amp;&amp; (Auth::user()-&gt;role_id == '1' || Auth::user()-&gt;role_id == '2'<text:s text:c="2"/>|| Auth::user()-&gt;role_id == '3') ) { </text:span></text:p>
      <text:p text:style-name="P3"><text:span text:style-name="T759"><text:s text:c="7"/>return redirect('admin/home'); </text:span></text:p>
      <text:p text:style-name="P3"><text:span text:style-name="T759"><text:s text:c="4"/>} else { </text:span></text:p>
      <text:p text:style-name="P3"><text:span text:style-name="T760"/></text:p>
      <text:p text:style-name="P3"><text:span text:style-name="T761"><text:s text:c="8"/>return redirect('login'); </text:span></text:p>
      <text:p text:style-name="P3"><text:span text:style-name="T761"><text:s text:c="4"/>} </text:span></text:p>
      <text:p text:style-name="P3"><text:span text:style-name="T761">}); </text:span></text:p>
      <text:p text:style-name="P3"><text:span text:style-name="T762"/></text:p>
      <text:p text:style-name="P3"><text:span text:style-name="T763">Route::group(['middleware' =&gt; 'auth', 'prefix' =&gt; 'admin'], function () { </text:span></text:p>
      <text:p text:style-name="P3"><text:span text:style-name="T763"><text:s text:c="4"/>Route::get('/home', 'HomeController@index')-&gt;name('home'); </text:span></text:p>
      <text:p text:style-name="P3"><text:span text:style-name="T763"><text:s text:c="4"/>Route::resource('roles', 'Admin\RolesController'); </text:span></text:p>
      <text:p text:style-name="P3"><text:span text:style-name="T763"><text:s text:c="4"/>Route::get('settings', 'Admin\SettingController@index'); </text:span></text:p>
      <text:p text:style-name="P3"><text:span text:style-name="T763"><text:s text:c="4"/>Route::post('settings/update', 'Admin\SettingController@update'); </text:span></text:p>
      <text:p text:style-name="P3"><text:span text:style-name="T763"><text:s text:c="4"/>Route::get('profile', 'ProfileController@edit'); </text:span></text:p>
      <text:p text:style-name="P3"><text:span text:style-name="T763"><text:s text:c="4"/>Route::post('profile/update', 'ProfileController@update'); </text:span></text:p>
      <text:p text:style-name="P3"><text:span text:style-name="T763"><text:s text:c="4"/>Route::resource('users', 'Admin\UsersController'); </text:span></text:p>
      <text:p text:style-name="P3"><text:span text:style-name="T763"><text:s text:c="4"/>Route::resource('deals', 'Admin\DealsController'); </text:span></text:p>
      <text:p text:style-name="P3"><text:span text:style-name="T763"><text:s text:c="4"/>Route::resource('settingMaster', 'Admin\SettingMasterController'); </text:span></text:p>
      <text:p text:style-name="P3"><text:span text:style-name="T763"><text:s/>Route::get('city/delete/{id}', 'Backend\Masters\</text:span><text:a xlink:href="mailto:CityController@destroy"><text:span text:style-name="T765">CityController@destroy</text:span></text:a><text:span text:style-name="T766">');<text:s text:c="4"/>//pass varible &amp; get in argu ment of function</text:span></text:p>
      <text:p text:style-name="P3"><text:span text:style-name="T766">}); </text:span></text:p>
      <text:p text:style-name="P3"><text:span text:style-name="T767"/></text:p>
      <text:p text:style-name="P3"><text:span text:style-name="T767"/></text:p>
      <text:p text:style-name="P3"><text:span text:style-name="T768">Route::resource('admin/posts', 'Admin\PostsController');</text:span></text:p>
      <text:p text:style-name="P3"><text:span text:style-name="T769"/></text:p>
      <text:p text:style-name="P3"><text:span text:style-name="T770">/* Any */ </text:span></text:p>
      <text:p text:style-name="P3"><text:span text:style-name="T770">// Route::get('/{any}', function () { </text:span></text:p>
      <text:p text:style-name="P3"><text:span text:style-name="T770">//<text:s text:c="5"/>return redirect('/'); </text:span></text:p>
      <text:p text:style-name="P3"><text:span text:style-name="T770">// })-&gt;where('any', '.*');</text:span></text:p>
      <text:p text:style-name="P3"><text:span text:style-name="T771"/></text:p>
      <text:p text:style-name="P3"><text:span text:style-name="T771"/></text:p>
      <text:p text:style-name="P3"><text:span text:style-name="T771"/></text:p>
      <text:p text:style-name="P3"><text:span text:style-name="T772">HERE IS SIMPLE FOR THIS BY ME</text:span></text:p>
      <text:p text:style-name="P3"><text:span text:style-name="T773"/></text:p>
      <text:p text:style-name="P3"><text:span text:style-name="T774">// 1) Auth Routes </text:span></text:p>
      <text:p text:style-name="P3"><text:span text:style-name="T775"/></text:p>
      <text:p text:style-name="P3"><text:span text:style-name="T776"><text:s text:c="3"/>Auth::routes(); </text:span></text:p>
      <text:p text:style-name="P3"><text:span text:style-name="T777"/></text:p>
      <text:p text:style-name="P3"><text:span text:style-name="T778">// 2) / Routes with back </text:span></text:p>
      <text:p text:style-name="P3"><text:span text:style-name="T779"/></text:p>
      <text:p text:style-name="P3"><text:span text:style-name="T780">Route::get('/', function () { </text:span></text:p>
      <text:p text:style-name="P3"><text:span text:style-name="T780"><text:s text:c="4"/>if ((Auth::user()) &amp;&amp; (Auth::user()-&gt;role_id == '1' || Auth::user()-&gt;role_id == '2'<text:s text:c="2"/>|| Auth::user()-&gt;role_id == '3') ) { </text:span></text:p>
      <text:p text:style-name="P3"><text:span text:style-name="T780"><text:s text:c="7"/>return redirect('admin/home'); </text:span></text:p>
      <text:p text:style-name="P3"><text:span text:style-name="T780"><text:s text:c="4"/>} else { </text:span></text:p>
      <text:p text:style-name="P3"><text:span text:style-name="T781"/></text:p>
      <text:p text:style-name="P3"><text:span text:style-name="T782"><text:s text:c="8"/>return redirect('login'); </text:span></text:p>
      <text:p text:style-name="P3"><text:span text:style-name="T782"><text:s text:c="4"/>} </text:span></text:p>
      <text:p text:style-name="P3"><text:span text:style-name="T782">}); </text:span></text:p>
      <text:p text:style-name="P3"><text:span text:style-name="T783"/></text:p>
      <text:p text:style-name="P3"><text:span text:style-name="T784">// 3) define redirect in to login controller means after login redirect that routing<text:s text:c="2"/></text:span></text:p>
      <text:p text:style-name="P3"><text:span text:style-name="T785"/></text:p>
      <text:p text:style-name="P3"><text:span text:style-name="T786">Route::get('/home', 'HomeController@index')-&gt;name('home'); </text:span></text:p>
      <text:p text:style-name="P3"><text:span text:style-name="T787"/></text:p>
      <text:p text:style-name="P3"><text:span text:style-name="T787"/></text:p>
      <text:p text:style-name="P3"><text:span text:style-name="T788">/* 4) ============================== </text:span></text:p>
      <text:p text:style-name="P3"><text:span text:style-name="T788"><text:s text:c="2"/>=========ADMIN ROUTES ======== </text:span></text:p>
      <text:p text:style-name="P3"><text:span text:style-name="T788"><text:s text:c="2"/>============================== */ </text:span></text:p>
      <text:p text:style-name="P3"><text:span text:style-name="T789"/></text:p>
      <text:p text:style-name="P3"><text:span text:style-name="T789"/></text:p>
      <text:p text:style-name="P3"><text:span text:style-name="T789"/></text:p>
      <text:p text:style-name="P3"><text:span text:style-name="T790">// //after login route define in login contrller redirect; </text:span></text:p>
      <text:p text:style-name="P3"><text:span text:style-name="T791"/></text:p>
      <text:p text:style-name="P3"><text:span text:style-name="T792">Route::group(['prefix' =&gt; 'admin','middleware' =&gt; 'auth'], function () { </text:span></text:p>
      <text:p text:style-name="P3"><text:span text:style-name="T792"><text:s text:c="4"/>Route::get('/', function(){ </text:span></text:p>
      <text:p text:style-name="P3"><text:span text:style-name="T793"/></text:p>
      <text:p text:style-name="P3"><text:span text:style-name="T794"><text:s text:c="8"/>return redirect('login'); </text:span></text:p>
      <text:p text:style-name="P3"><text:span text:style-name="T794"><text:s text:c="4"/>}); </text:span></text:p>
      <text:p text:style-name="P3"><text:span text:style-name="T794"><text:s text:c="4"/>Route::resource('admin/roles', 'Admin\\RolesController'); </text:span></text:p>
      <text:p text:style-name="P3"><text:span text:style-name="T794">}); </text:span></text:p>
      <text:p text:style-name="P3"><text:span text:style-name="T795"/></text:p>
      <text:p text:style-name="P3"><text:span text:style-name="T795"/></text:p>
      <text:p text:style-name="P3"><text:span text:style-name="T796">// 6) for logout</text:span></text:p>
      <text:p text:style-name="P3"><text:span text:style-name="T796">Route::get('/logout', '\App\Http\Controllers\Auth\</text:span><text:a xlink:href="mailto:LoginController@logout"><text:span text:style-name="T798">LoginController@logout</text:span></text:a><text:span text:style-name="T799">');</text:span></text:p>
      <text:p text:style-name="P3"><text:span text:style-name="T800"/></text:p>
      <text:p text:style-name="P3"><text:span text:style-name="T800"/></text:p>
      <text:p text:style-name="P3"><text:span text:style-name="T800"/></text:p>
      <text:p text:style-name="P3"><text:span text:style-name="T801">1) if you are using the auth scaffold that laravel contains. You can do this, in your navigation bar add this:</text:span></text:p>
      <text:p text:style-name="P3"><text:span text:style-name="T802"/></text:p>
      <text:p text:style-name="P3"><text:span text:style-name="T803">&lt;a href="{{ url('/logout') }}"&gt; logout &lt;/a&gt;</text:span></text:p>
      <text:p text:style-name="P3"><text:span text:style-name="T804"/></text:p>
      <text:p text:style-name="P3"><text:span text:style-name="T805">see</text:span><text:span text:style-name="T806"><text:s/>: </text:span></text:p>
      <text:p text:style-name="P3"><text:a xlink:href="https://stackoverflow.com/questions/43585416/how-to-logout-and-redirect-to-login-page-using-laravel-5-4"><text:span text:style-name="T807">https://stackoverflow.com/questions/43585416/how-to-logout-and-redirect-to-login-page-using-laravel-5-4</text:span></text:a><text:span text:style-name="T808"/></text:p>
      <text:p text:style-name="P3"><text:span text:style-name="T809"/></text:p>
      <text:p text:style-name="P3"><text:span text:style-name="T809"/></text:p>
      <text:p text:style-name="P3"><text:span text:style-name="T810">J query valiation </text:span></text:p>
      <text:p text:style-name="P4"><text:span text:style-name="T811"><text:line-break/><text:line-break/>1) by custome msg</text:span></text:p>
      <text:p text:style-name="P5"><text:span text:style-name="T811"><text:s/></text:span><text:a xlink:href="https://www.sitepoint.com/basic-jquery-form-validation-tutorial/"><text:span text:style-name="T812">https://www.sitepoint.com/basic-jquery-form-validation-tutorial/</text:span></text:a><text:span text:style-name="T813"/></text:p>
      <text:p text:style-name="P5"><text:span text:style-name="T814"/></text:p>
      <text:p text:style-name="P5"><text:span text:style-name="T815">2) by validate<text:s text:c="5"/>from Ref :<text:s/></text:span><text:a xlink:href="https://jqueryvalidation.org/email-method/"><text:span text:style-name="T816">https://jqueryvalidation.org/email-method/</text:span></text:a><text:span text:style-name="T817"/></text:p>
      <text:p text:style-name="P5"><text:span text:style-name="T817"/></text:p>
      <text:p text:style-name="P5"><text:span text:style-name="T818"><text:s text:c="53"/>2.A)</text:span></text:p>
      <text:p text:style-name="P5"><text:span text:style-name="T818">put j query </text:span></text:p>
      <text:p text:style-name="P5"><text:span text:style-name="T818">&lt;script src="</text:span><text:span text:style-name="T819">https://code.jquery.com/jquery-1.11.1.min.js</text:span><text:span text:style-name="T820">"&gt;&lt;/script&gt;<text:s text:c="2"/>//not require </text:span></text:p>
      <text:p text:style-name="P5"><text:span text:style-name="T820">&lt;script src="https://cdn.jsdelivr.net/jquery.validation/1.16.0/jquery.validate.min.js"&gt;&lt;/script&gt;</text:span></text:p>
      <text:p text:style-name="P5"><text:span text:style-name="T820">&lt;script src="</text:span><text:span text:style-name="T821">https://cdn.jsdelivr.net/jquery.validation/1.16.0/additional-methods.min.js</text:span><text:span text:style-name="T822">"&gt;&lt;/script&gt;</text:span></text:p>
      <text:p text:style-name="P5"><text:span text:style-name="T823"/></text:p>
      <text:p text:style-name="P5"><text:span text:style-name="T823"/></text:p>
      <text:p text:style-name="P5"><text:span text:style-name="T824"><text:s text:c="50"/>2.B)</text:span></text:p>
      <text:p text:style-name="P5"><text:span text:style-name="T825"/></text:p>
      <text:p text:style-name="P5"><text:span text:style-name="T826">in input type put class required</text:span></text:p>
      <text:p text:style-name="P5"><text:span text:style-name="T826"><text:s text:c="51"/>2.C)</text:span></text:p>
      <text:p text:style-name="P5"><text:span text:style-name="T827"/></text:p>
      <text:p text:style-name="P5"><text:span text:style-name="T828">$(document).ready(function(){</text:span></text:p>
      <text:p text:style-name="P5"><text:span text:style-name="T828"><text:s text:c="4"/>$(".submit_button").click(function(){</text:span></text:p>
      <text:p text:style-name="P5"><text:span text:style-name="T828"><text:s text:c="8"/>$( "#myform" ).validate();</text:span></text:p>
      <text:p text:style-name="P5"><text:span text:style-name="T828"><text:s text:c="4"/>});</text:span></text:p>
      <text:p text:style-name="P5"><text:span text:style-name="T828">});</text:span></text:p>
      <text:p text:style-name="P5"><text:span text:style-name="T829"/></text:p>
      <text:p text:style-name="P5"><text:span text:style-name="T829"/></text:p>
      <text:p text:style-name="P5"><text:span text:style-name="T829"/></text:p>
      <text:p text:style-name="P5"><text:span text:style-name="T829"/></text:p>
      <text:p text:style-name="P5"><text:span text:style-name="T830">ckeditor</text:span></text:p>
      <text:p text:style-name="P5"><text:span text:style-name="T831"/></text:p>
      <text:p text:style-name="P5"><text:a xlink:href="https://cdn.ckeditor.com/"><text:span text:style-name="T832">https://cdn.ckeditor.com/</text:span></text:a><text:span text:style-name="T833"/></text:p>
      <text:p text:style-name="P5"><text:span text:style-name="T834"/></text:p>
      <text:p text:style-name="P5"><text:span text:style-name="T835">Select2</text:span></text:p>
      <text:p text:style-name="P5"><text:span text:style-name="T836"/></text:p>
      <text:p text:style-name="P5"><text:a xlink:href="https://select2.org/getting-started/installation"><text:span text:style-name="T837">https://select2.org/getting-started/installation</text:span></text:a><text:span text:style-name="T838"/></text:p>
      <text:p text:style-name="P5"><text:span text:style-name="T838"/></text:p>
      <text:p text:style-name="P5"><text:a xlink:href="https://select2.org/getting-started/basic-usage"><text:span text:style-name="T839">https://select2.org/getting-started/basic-usage</text:span></text:a><text:span text:style-name="T840"><text:tab/></text:span></text:p>
      <text:p text:style-name="P5"><text:span text:style-name="T841"/></text:p>
      <text:p text:style-name="P6"><text:span text:style-name="T842">Serverside ajax paggination</text:span><text:span text:style-name="T843"><text:s/><text:line-break/><text:line-break/></text:span><text:a xlink:href="http://refreshmymind.com/datatables-dom-php-ajax-mysql-datasources/"><text:span text:style-name="T844">http://refreshmymind.com/datatables-dom-php-ajax-mysql-datasources/</text:span></text:a><text:span text:style-name="T845"/></text:p>
      <text:p text:style-name="P7"><text:span text:style-name="T846"/></text:p>
      <text:p text:style-name="P7"><text:span text:style-name="T846"/></text:p>
      <text:p text:style-name="P7"><text:span text:style-name="T847">caroluser or slider</text:span></text:p>
      <text:p text:style-name="P7"><text:span text:style-name="T848">owl </text:span></text:p>
      <text:p text:style-name="P7"><text:span text:style-name="T849"/></text:p>
      <text:p text:style-name="P7"><text:a xlink:href="https://owlcarousel2.github.io/OwlCarousel2/demos/basic.html"><text:span text:style-name="T850">https://owlcarousel2.github.io/OwlCarousel2/demos/basic.html</text:span></text:a><text:span text:style-name="T851"/></text:p>
      <text:p text:style-name="P7"><text:span text:style-name="T852"/></text:p>
      <text:p text:style-name="P7"><text:span text:style-name="T853">Click<text:s text:c="2"/>to full screen</text:span></text:p>
      <text:p text:style-name="P7"><text:span text:style-name="T854"/></text:p>
      <text:p text:style-name="P7"><text:a xlink:href="https://stackoverflow.com/questions/7179535/set-window-to-fullscreen-real-fullscreen-f11-functionality-by-javascript"><text:span text:style-name="T855">https://stackoverflow.com/questions/7179535/set-window-to-fullscreen-real-fullscreen-f11-functionality-by-javascript</text:span></text:a><text:span text:style-name="T856"/></text:p>
      <text:p text:style-name="P7"><text:span text:style-name="T856"/></text:p>
      <text:p text:style-name="P7"><text:span text:style-name="T857">Preview Selected Image before upload using Jquery</text:span></text:p>
      <text:p text:style-name="P7"><text:span text:style-name="T858"/></text:p>
      <text:p text:style-name="P7"><text:a xlink:href="http://phpwebschool.com/preview-selected-image-upload-using-jquery/"><text:span text:style-name="T859">http://phpwebschool.com/preview-selected-image-upload-using-jquery/</text:span></text:a><text:span text:style-name="T860"/></text:p>
      <text:p text:style-name="P7"><text:a xlink:href="https://stackoverflow.com/questions/4459379/preview-an-image-before-it-is-uploaded"><text:span text:style-name="T861">https://stackoverflow.com/questions/4459379/preview-an-image-before-it-is-uploaded</text:span></text:a><text:span text:style-name="T862"/></text:p>
      <text:p text:style-name="P7"><text:span text:style-name="T862"/></text:p>
      <text:p text:style-name="P7"><text:span text:style-name="T862"/></text:p>
      <text:p text:style-name="P7"><text:span text:style-name="T863">Angular cli 6</text:span></text:p>
      <text:p text:style-name="P7"><text:span text:style-name="T864"/></text:p>
      <text:p text:style-name="P7"><text:span text:style-name="T865">install node &amp; npm</text:span></text:p>
      <text:p text:style-name="P7"><text:a xlink:href="https://askubuntu.com/questions/501485/having-trouble-to-find-the-node-in-ubuntu-14-04-after-installing"><text:span text:style-name="T866">https://askubuntu.com/questions/501485/having-trouble-to-find-the-node-in-ubuntu-14-04-after-installing</text:span></text:a><text:span text:style-name="T867"/></text:p>
      <text:p text:style-name="P7"><text:span text:style-name="T868"/></text:p>
      <text:p text:style-name="P7"><text:a xlink:href="https://www.techiediaries.com/angular-tutorial/"><text:span text:style-name="T869">https://www.techiediaries.com/angular-tutorial/</text:span></text:a><text:span text:style-name="T870"/></text:p>
      <text:p text:style-name="P7"><text:span text:style-name="T870"/></text:p>
      <text:p text:style-name="P7"><text:a xlink:href="https://coursetro.com/posts/code/154/Angular-6-Tutorial---Learn-Angular-6-in-this-Crash-Course"><text:span text:style-name="T871">https://coursetro.com/posts/code/154/Angular-6-Tutorial---Learn-Angular-6-in-this-Crash-Course</text:span></text:a><text:span text:style-name="T872"/></text:p>
      <text:p text:style-name="P7"><text:span text:style-name="T872"/></text:p>
      <text:p text:style-name="P7"><text:span text:style-name="T873">curd in angular</text:span></text:p>
      <text:p text:style-name="P7"><text:a xlink:href="https://www.devglan.com/angular/angular-6-example"><text:span text:style-name="T874">https://www.devglan.com/angular/angular-6-example</text:span></text:a><text:span text:style-name="T875"/></text:p>
      <text:p text:style-name="P7"><text:span text:style-name="T875"/></text:p>
      <text:p text:style-name="P7"><text:span text:style-name="T875"/></text:p>
      <text:p text:style-name="P7"><text:a xlink:href="https://www.concretepage.com/angular/angular-httpclient-post"><text:span text:style-name="T876">https://www.concretepage.com/angular/angular-httpclient-post</text:span></text:a><text:span text:style-name="T877"/></text:p>
      <text:p text:style-name="P7"><text:span text:style-name="T878"/></text:p>
      <text:p text:style-name="P7"><text:span text:style-name="T878"/></text:p>
      <text:p text:style-name="P7"><text:span text:style-name="T879">Angualr Material </text:span></text:p>
      <text:p text:style-name="P7"><text:span text:style-name="T880"/></text:p>
      <text:p text:style-name="P7"><text:a xlink:href="https://www.angularjswiki.com/angular/angular-material-2-tutorial-with-examples/"><text:span text:style-name="T881">https://www.angularjswiki.com/angular/angular-material-2-tutorial-with-examples/</text:span></text:a><text:span text:style-name="T882"/></text:p>
      <text:p text:style-name="P7"><text:a xlink:href="https://material.angular.io/guide/getting-started"><text:span text:style-name="T883">https://material.angular.io/guide/getting-started</text:span></text:a><text:span text:style-name="T884"/></text:p>
      <text:p text:style-name="P7"><text:span text:style-name="T884"/></text:p>
      <text:p text:style-name="P7"><text:span text:style-name="T884"/></text:p>
      <text:p text:style-name="P7"><text:span text:style-name="T885">rxjs</text:span></text:p>
      <text:p text:style-name="P7"><text:a xlink:href="https://www.devglan.com/javascript/rxjs-tutorial"><text:span text:style-name="T886">https://www.devglan.com/javascript/rxjs-tutorial</text:span></text:a><text:span text:style-name="T887"/></text:p>
      <text:p text:style-name="P7"><text:span text:style-name="T887"/></text:p>
      <text:p text:style-name="P7"><text:span text:style-name="T887"/></text:p>
      <text:p text:style-name="P7"><text:span text:style-name="T888">CRON-JOB TESTER Tool</text:span></text:p>
      <text:p text:style-name="P7"><text:a xlink:href="https://cron-job.org/en/members/jobs/"><text:span text:style-name="T889">https://cron-job.org/en/members/jobs/</text:span></text:a><text:span text:style-name="T890"/></text:p>
      <text:p text:style-name="P7"><text:a xlink:href="mailto:rupesh@xhtmljunkies.com"><text:span text:style-name="T892">rupesh@xhtmljunkies.com</text:span></text:a><text:span text:style-name="T893"/></text:p>
      <text:p text:style-name="P7"><text:span text:style-name="T894">123456789</text:span></text:p>
      <text:p text:style-name="P7"><text:span text:style-name="T895"/></text:p>
      <text:p text:style-name="P7"><text:span text:style-name="T895"/></text:p>
      <text:p text:style-name="P7"><text:span text:style-name="T895"/></text:p>
      <text:p text:style-name="P7"><text:span text:style-name="T896">Pushnotification tester tool</text:span></text:p>
      <text:p text:style-name="P7"><text:a xlink:href="http://pushtry.com/"><text:span text:style-name="T897">http://pushtry.com/</text:span></text:a><text:span text:style-name="T898"/></text:p>
      <text:p text:style-name="P7"><text:span text:style-name="T899"/></text:p>
      <text:p text:style-name="P7"><text:span text:style-name="T900">android params to postman params google chrome extension tool</text:span></text:p>
      <text:p text:style-name="P7"><text:a xlink:href="https://chrome.google.com/webstore/detail/convert-string-to-paramet/bcelnfiehfdaeaoabkmpfkjkloeijjhe"><text:span text:style-name="T901">https://chrome.google.com/webstore/detail/convert-string-to-paramet/bcelnfiehfdaeaoabkmpfkjkloeijjhe</text:span></text:a><text:span text:style-name="T902"/></text:p>
      <text:p text:style-name="P7"><text:span text:style-name="T903"/></text:p>
      <text:p text:style-name="P7"><text:span text:style-name="T904">Date</text:span></text:p>
      <text:p text:style-name="P7"><text:span text:style-name="T905"><text:s/></text:span></text:p>
      <text:p text:style-name="P7"><text:a xlink:href="https://www.guru99.com/php-date-functions.html"><text:span text:style-name="T906">https://www.guru99.com/php-date-functions.html</text:span></text:a><text:span text:style-name="T907"/></text:p>
      <text:p text:style-name="P7"><text:span text:style-name="T907"/></text:p>
      <text:p text:style-name="P7"><text:span text:style-name="T908">echo date('Y-m-d H:i:s', strtotime('+2 months'));</text:span></text:p>
      <text:p text:style-name="P7"><text:span text:style-name="T909"/></text:p>
      <text:p text:style-name="P7"><text:span text:style-name="T909"/></text:p>
      <text:p text:style-name="P7"><text:span text:style-name="T909"/></text:p>
      <text:p text:style-name="P7"><text:span text:style-name="T909"/></text:p>
      <text:p text:style-name="P7"><text:span text:style-name="T909"/></text:p>
      <text:p text:style-name="P7"><text:span text:style-name="T909"/></text:p>
      <text:p text:style-name="P7"><text:span text:style-name="T910">!0{mz1Z!zH[.</text:span></text:p>
      <text:p text:style-name="P7"><text:span text:style-name="T911"/></text:p>
      <text:p text:style-name="P7"><text:span text:style-name="T911"/></text:p>
      <text:p text:style-name="P7"><text:span text:style-name="T911"/></text:p>
      <text:p text:style-name="P7"><text:span text:style-name="T912">CI Query</text:span></text:p>
      <text:p text:style-name="P7"><text:a xlink:href="http://www.bsourcecode.com/codeigniter/codeigniter-select-query/"><text:span text:style-name="T913">http://www.bsourcecode.com/codeigniter/codeigniter-select-query/</text:span></text:a><text:span text:style-name="T914"/></text:p>
      <text:p text:style-name="P7"><text:span text:style-name="T915"/></text:p>
      <text:p text:style-name="P7"><text:span text:style-name="T916">FIND_IN_SET</text:span></text:p>
      <text:p text:style-name="P7"><text:span text:style-name="T917"/></text:p>
      <text:p text:style-name="P7"><text:span text:style-name="T918">A.for join </text:span></text:p>
      <text:p text:style-name="P7"><text:a xlink:href="https://stackoverflow.com/questions/19101550/mysql-join-two-tables-with-comma-separated-values"><text:span text:style-name="T919">https://stackoverflow.com/questions/19101550/mysql-join-two-tables-with-comma-separated-values</text:span></text:a><text:span text:style-name="T920"/></text:p>
      <text:p text:style-name="P7"><text:span text:style-name="T921"/></text:p>
      <text:p text:style-name="P7"><text:span text:style-name="T922">B. slect query</text:span></text:p>
      <text:p text:style-name="P7"><text:span text:style-name="T923"/></text:p>
      <text:p text:style-name="P7"><text:span text:style-name="T924">here 2 is a userid as dynamic</text:span></text:p>
      <text:p text:style-name="P7"><text:span text:style-name="T924">SELECT id,dept_name,userid from department where FIND_IN_SET(2,userid)</text:span></text:p>
      <text:p text:style-name="P7"><text:span text:style-name="T925"/></text:p>
      <text:p text:style-name="P7"><text:a xlink:href="https://makitweb.com/search-value-within-comma-separated-values-mysql/"><text:span text:style-name="T926">https://makitweb.com/search-value-within-comma-separated-values-mysql/</text:span></text:a><text:span text:style-name="T927"/></text:p>
      <text:p text:style-name="P7"><text:span text:style-name="T928"/></text:p>
      <text:p text:style-name="P7"><text:span text:style-name="T929">FACEBOOK</text:span></text:p>
      <text:p text:style-name="P8"><text:span text:style-name="T930"><text:line-break/><text:line-break/></text:span><text:a xlink:href="mailto:rupesh@xhtmljunkies.com"><text:span text:style-name="T932">rupesh@xhtmljunkies.com</text:span></text:a><text:span text:style-name="T933"/></text:p>
      <text:p text:style-name="P9"><text:span text:style-name="T934">9510878150</text:span></text:p>
      <text:p text:style-name="P9"><text:span text:style-name="T935"/></text:p>
      <text:p text:style-name="P9"><text:span text:style-name="T936">APP ID: 314327549356659</text:span></text:p>
      <text:p text:style-name="P9"><text:span text:style-name="T937"/></text:p>
      <text:p text:style-name="P9"><text:span text:style-name="T938">APP ID: 511778249288606<text:s text:c="5"/>aitltest</text:span></text:p>
      <text:p text:style-name="P9"><text:span text:style-name="T939"/></text:p>
      <text:p text:style-name="P9"><text:span text:style-name="T940">seceret : 8711ed18d2b575e9cc73bbc4ece16b23</text:span></text:p>
      <text:p text:style-name="P9"><text:span text:style-name="T941"/></text:p>
      <text:p text:style-name="P9"><text:span text:style-name="T942">client token : 4a0f784316d4c5bd07d2499ea675a965</text:span></text:p>
      <text:p text:style-name="P9"><text:span text:style-name="T943"/></text:p>
      <text:p text:style-name="P9"><text:span text:style-name="T943"/></text:p>
      <text:p text:style-name="P9"><text:span text:style-name="T944">EAAHRdajAq54BAG504PdIBckkd0CESBoAzMUQuhHwqzYm6P9DN8VNZAbZA0H3FYU9PCQIJqsZA2N2nUp2j9w33k40qVMb3cT9lULeowXcf9E9ax5nyFEYBiJUfcO5Fzvrscoau69Vox1c5WjmvLuK7X42uh2ZBz0Qfbt8XLtSFH8ZAtxSZBuXGP</text:span></text:p>
      <text:p text:style-name="P9"><text:span text:style-name="T945"/></text:p>
      <text:p text:style-name="P9"><text:span text:style-name="T945"/></text:p>
      <text:p text:style-name="P9"><text:span text:style-name="T945"/></text:p>
      <text:p text:style-name="P9"><text:span text:style-name="T945"/></text:p>
      <text:p text:style-name="P9"><text:span text:style-name="T946">To Generate Never Expire token in Fb</text:span></text:p>
      <text:p text:style-name="P9"><text:span text:style-name="T947"/></text:p>
      <text:list text:style-name="L10">
        <text:list-item>
          <text:p text:style-name="P10"><text:span text:style-name="T948">To integrate facebook, go to<text:s/></text:span><text:a xlink:href="https://developers.facebook.com/"><text:span text:style-name="T949">https://developers.facebook.com/</text:span></text:a><text:span text:style-name="T950">.</text:span></text:p>
        </text:list-item>
      </text:list>
      <text:p text:style-name="P11"><text:span text:style-name="T951"/></text:p>
      <text:list text:style-name="L12">
        <text:list-item>
          <text:p text:style-name="P12"><text:span text:style-name="T952">From the My Apps dropdown, create the new app(if it is not created), after that go to settings, you will get the facebook app id and secret.</text:span></text:p>
        </text:list-item>
      </text:list>
      <text:p text:style-name="P13"><text:span text:style-name="T953"/></text:p>
      <text:list text:style-name="L14">
        <text:list-item>
          <text:p text:style-name="P14"><text:span text:style-name="T954">Now go to https://developers.facebook.com/tools/explorer/ and select your app.</text:span></text:p>
        </text:list-item>
      </text:list>
      <text:p text:style-name="P15"><text:span text:style-name="T955"/></text:p>
      <text:list text:style-name="L16">
        <text:list-item>
          <text:p text:style-name="P16"><text:span text:style-name="T956">Select "Get User Access Token" from dropdown (right of access token field) and select all permissions which is related to page access.</text:span></text:p>
        </text:list-item>
      </text:list>
      <text:p text:style-name="P17"><text:span text:style-name="T957"/></text:p>
      <text:list text:style-name="L18">
        <text:list-item>
          <text:p text:style-name="P18"><text:span text:style-name="T958">Copy user access token and go to<text:s/></text:span><text:a xlink:href="https://developers.facebook.com/tools/debug/accesstoken"><text:span text:style-name="T959">https://developers.facebook.com/tools/debug/accesstoken</text:span></text:a><text:span text:style-name="T960"/></text:p>
        </text:list-item>
      </text:list>
      <text:p text:style-name="P19"><text:span text:style-name="T961"/></text:p>
      <text:list text:style-name="L20">
        <text:list-item>
          <text:p text:style-name="P20"><text:span text:style-name="T962">Paste copied token and press "Debug".</text:span></text:p>
        </text:list-item>
      </text:list>
      <text:p text:style-name="P21"><text:span text:style-name="T963"/></text:p>
      <text:list text:style-name="L22">
        <text:list-item>
          <text:p text:style-name="P22"><text:span text:style-name="T964">Press "Extend Access Token" and copy the generated long-lived user access token.</text:span></text:p>
        </text:list-item>
      </text:list>
      <text:p text:style-name="P23"><text:span text:style-name="T965"/></text:p>
      <text:list text:style-name="L24">
        <text:list-item>
          <text:p text:style-name="P24"><text:span text:style-name="T966">Now go to Graph API Explorer, Paste copied token into the "Access Token" field.</text:span></text:p>
        </text:list-item>
      </text:list>
      <text:p text:style-name="P25"><text:span text:style-name="T967"/></text:p>
      <text:list text:style-name="L26">
        <text:list-item>
          <text:p text:style-name="P26"><text:span text:style-name="T968">Make a GET request with "PAGE_ID?fields=access_token"</text:span></text:p>
        </text:list-item>
      </text:list>
      <text:p text:style-name="P27"><text:span text:style-name="T969"/></text:p>
      <text:list text:style-name="L28">
        <text:list-item>
          <text:p text:style-name="P28"><text:span text:style-name="T970">Find the permanent page access token in the response (node "access_token").</text:span></text:p>
        </text:list-item>
      </text:list>
      <text:p text:style-name="P29"><text:span text:style-name="T971"/></text:p>
      <text:list text:style-name="L30">
        <text:list-item>
          <text:p text:style-name="P30"><text:span text:style-name="T972">Again go to access token debuger and Paste the permanent token and press "Debug" and you will see "Expires" should be "Never".</text:span></text:p>
        </text:list-item>
      </text:list>
      <text:p text:style-name="P31"><text:span text:style-name="T973"/></text:p>
      <text:list text:style-name="L32">
        <text:list-item>
          <text:p text:style-name="P32"><text:span text:style-name="T974">Now use the final access token in the facebook details at website section of Track My Site.</text:span></text:p>
        </text:list-item>
      </text:list>
      <text:p text:style-name="P33"><text:span text:style-name="T975"/></text:p>
      <text:list text:style-name="L34">
        <text:list-item>
          <text:p text:style-name="P34"><text:span text:style-name="T976">For Facebook Page ID, go to your facebook page and click on about, and you will get Page ID.</text:span></text:p>
        </text:list-item>
      </text:list>
      <text:p text:style-name="P35"><text:span text:style-name="T977"/></text:p>
      <text:p text:style-name="P35"><text:span text:style-name="T977"/></text:p>
      <text:p text:style-name="P35"><text:span text:style-name="T978">Post to Facebook Wall from Website using PHP</text:span></text:p>
      <text:p text:style-name="P35"><text:span text:style-name="T979"/></text:p>
      <text:p text:style-name="P35"><text:a xlink:href="https://www.codexworld.com/post-to-facebook-wall-from-website-php-sdk/"><text:span text:style-name="T980">https://www.codexworld.com/post-to-facebook-wall-from-website-php-sdk/</text:span></text:a><text:span text:style-name="T981"/></text:p>
      <text:p text:style-name="P35"><text:span text:style-name="T981"/></text:p>
      <text:p text:style-name="P35"><text:span text:style-name="T982">Display Facebook Albums and Photos on the Website using PHP</text:span></text:p>
      <text:p text:style-name="P35"><text:span text:style-name="T983"/></text:p>
      <text:p text:style-name="P35"><text:a xlink:href="https://www.codexworld.com/display-facebook-albums-photos-on-website-php-graph-api/"><text:span text:style-name="T984">https://www.codexworld.com/display-facebook-albums-photos-on-website-php-graph-api/</text:span></text:a><text:span text:style-name="T985"/></text:p>
      <text:p text:style-name="P35"><text:span text:style-name="T985"/></text:p>
      <text:p text:style-name="P35"><text:span text:style-name="T985"/></text:p>
      <text:p text:style-name="P35"><text:span text:style-name="T985"/></text:p>
      <text:p text:style-name="P35"><text:span text:style-name="T986">select * from developement_users join development_permision on FIND_IN_SET(development_permision.role_id, developement_users.role_id) &gt; 0</text:span></text:p>
      <text:p text:style-name="P35"><text:span text:style-name="T986">GROUP<text:s text:c="3"/>BY developement_users.id</text:span></text:p>
      <text:p text:style-name="P35"><text:span text:style-name="T987"/></text:p>
      <text:p text:style-name="P35"><text:span text:style-name="T988">(select * from<text:s text:c="2"/>developement_users where event_id='1511' and developement_users .id='1') </text:span></text:p>
      <text:p text:style-name="P35"><text:span text:style-name="T989"/></text:p>
      <text:p text:style-name="P35"><text:span text:style-name="T989"/></text:p>
      <text:p text:style-name="P35"><text:span text:style-name="T990"><text:tab/></text:span></text:p>
      <text:p text:style-name="P35"><text:span text:style-name="T991"/></text:p>
      <text:p text:style-name="P35"><text:span text:style-name="T991"/></text:p>
      <text:p text:style-name="P35"><text:span text:style-name="T991"/></text:p>
      <text:p text:style-name="P35"><text:span text:style-name="T991"/></text:p>
      <text:p text:style-name="P35"><text:span text:style-name="T992">Codeignitor(ci)<text:s text:c="2"/>paggination</text:span></text:p>
      <text:p text:style-name="P35"><text:span text:style-name="T993"/></text:p>
      <text:p text:style-name="P35"><text:a xlink:href="https://makitweb.com/make-pagination-with-codeigniter-framework/"><text:span text:style-name="T994">https://makitweb.com/make-pagination-with-codeigniter-framework/</text:span></text:a><text:span text:style-name="T995"/></text:p>
      <text:p text:style-name="P35"><text:span text:style-name="T996"/></text:p>
      <text:p text:style-name="P35"><text:span text:style-name="T996"/></text:p>
      <text:p text:style-name="P35"><text:span text:style-name="T997">form submit by<text:s text:c="2"/>serialize<text:s text:c="2"/>&amp; form data objet</text:span></text:p>
      <text:p text:style-name="P35"><text:span text:style-name="T998"/></text:p>
      <text:p text:style-name="P35"><text:a xlink:href="https://www.sanwebe.com/2016/07/ajax-form-submit-examples-using-jquery#post-comments"><text:span text:style-name="T999">https://www.sanwebe.com/2016/07/ajax-form-submit-examples-using-jquery#post-comments</text:span></text:a><text:span text:style-name="T1000"/></text:p>
      <text:p text:style-name="P35"><text:span text:style-name="T1001"/></text:p>
      <text:p text:style-name="P35"><text:a xlink:href="https://www.codexworld.com/ajax-file-upload-with-form-data-jquery-php-mysql/"><text:span text:style-name="T1002">https://www.codexworld.com/ajax-file-upload-with-form-data-jquery-php-mysql/</text:span></text:a><text:span text:style-name="T1003"/></text:p>
      <text:p text:style-name="P35"><text:span text:style-name="T1003"/></text:p>
      <text:p text:style-name="P35"><text:span text:style-name="T1004">$("#imgupload").on("change", function() { </text:span></text:p>
      <text:p text:style-name="P35"><text:span text:style-name="T1004"><text:s text:c="4"/>var file_data = $("#imgupload").prop("files")[0];<text:s text:c="3"/></text:span></text:p>
      <text:p text:style-name="P35"><text:span text:style-name="T1004"><text:s text:c="4"/>var form_data = new FormData(); </text:span></text:p>
      <text:p text:style-name="P35"><text:span text:style-name="T1004"><text:s text:c="4"/>form_data.append("file", file_data); </text:span></text:p>
      <text:p text:style-name="P35"><text:span text:style-name="T1004"><text:s text:c="4"/>// alert(form_data); </text:span></text:p>
      <text:p text:style-name="P35"><text:span text:style-name="T1004"><text:s text:c="4"/>$.ajax({ </text:span></text:p>
      <text:p text:style-name="P35"><text:span text:style-name="T1004"><text:s text:c="8"/>url: "&lt;?php echo base_url();?&gt;Developmentusers/add_multiple/&lt;?php echo $event_id;?&gt;", </text:span></text:p>
      <text:p text:style-name="P35"><text:span text:style-name="T1004"><text:s text:c="8"/>cache: false, </text:span></text:p>
      <text:p text:style-name="P35"><text:span text:style-name="T1004"><text:s text:c="8"/>contentType: false, </text:span></text:p>
      <text:p text:style-name="P35"><text:span text:style-name="T1004"><text:s text:c="8"/>processData: false, </text:span></text:p>
      <text:p text:style-name="P35"><text:span text:style-name="T1004"><text:s text:c="8"/>data: form_data,<text:s text:c="25"/></text:span></text:p>
      <text:p text:style-name="P35"><text:span text:style-name="T1004"><text:s text:c="8"/>type: 'post', </text:span></text:p>
      <text:p text:style-name="P35"><text:span text:style-name="T1004"><text:s text:c="8"/>dataType: "text", </text:span></text:p>
      <text:p text:style-name="P35"><text:span text:style-name="T1004"><text:s text:c="8"/>success: function(result){ </text:span></text:p>
      <text:p text:style-name="P35"><text:span text:style-name="T1004"><text:s text:c="11"/></text:span></text:p>
      <text:p text:style-name="P35"><text:span text:style-name="T1004"><text:s text:c="12"/>if(result=="success"){ </text:span></text:p>
      <text:p text:style-name="P35"><text:span text:style-name="T1004"><text:s text:c="16"/>$(".success_alert").show().fadeOut(5000); </text:span></text:p>
      <text:p text:style-name="P35"><text:span text:style-name="T1004"><text:s text:c="17"/>history.go(-1); </text:span></text:p>
      <text:p text:style-name="P35"><text:span text:style-name="T1004"><text:s text:c="12"/>}else if(result=="invalid"){ </text:span></text:p>
      <text:p text:style-name="P35"><text:span text:style-name="T1004"><text:s text:c="17"/>$(".invalid_alert").show().fadeOut(5000);<text:s text:c="3"/></text:span></text:p>
      <text:p text:style-name="P35"><text:span text:style-name="T1004"><text:s text:c="12"/>}else if(result=="not_match"){ </text:span></text:p>
      <text:p text:style-name="P35"><text:span text:style-name="T1004"><text:s text:c="17"/>$(".not_match_alert").show().fadeOut(6000);<text:s text:c="3"/></text:span></text:p>
      <text:p text:style-name="P35"><text:span text:style-name="T1004"><text:s text:c="12"/>} </text:span></text:p>
      <text:p text:style-name="P35"><text:span text:style-name="T1004"><text:s text:c="12"/>else{ </text:span></text:p>
      <text:p text:style-name="P35"><text:span text:style-name="T1004"><text:s text:c="16"/>$(".error_alert").show().fadeOut(5000); </text:span></text:p>
      <text:p text:style-name="P35"><text:span text:style-name="T1004"><text:s text:c="12"/>} </text:span></text:p>
      <text:p text:style-name="P35"><text:span text:style-name="T1004"><text:s text:c="12"/></text:span></text:p>
      <text:p text:style-name="P35"><text:span text:style-name="T1005"/></text:p>
      <text:p text:style-name="P35"><text:span text:style-name="T1006"><text:s text:c="8"/>} </text:span></text:p>
      <text:p text:style-name="P35"><text:span text:style-name="T1006"><text:s text:c="4"/>}); </text:span></text:p>
      <text:p text:style-name="P35"><text:span text:style-name="T1006">});</text:span></text:p>
      <text:p text:style-name="P35"><text:span text:style-name="T1007"/></text:p>
      <text:p text:style-name="P35"><text:span text:style-name="T1008">datepicker , time picker &amp; date rangepicker</text:span></text:p>
      <text:p text:style-name="P35"><text:span text:style-name="T1009"/></text:p>
      <text:p text:style-name="P35"><text:a xlink:href="https://tarruda.github.io/bootstrap-datetimepicker/"><text:span text:style-name="T1010">https://tarruda.github.io/bootstrap-datetimepicker/</text:span></text:a><text:span text:style-name="T1011"/></text:p>
      <text:p text:style-name="P35"><text:span text:style-name="T1011"/></text:p>
      <text:p text:style-name="P35"><text:a xlink:href="http://www.daterangepicker.com/#examples"><text:span text:style-name="T1012">http://www.daterangepicker.com/#examples</text:span></text:a><text:span text:style-name="T1013"><text:s text:c="14"/>daterange picker</text:span></text:p>
      <text:p text:style-name="P35"><text:span text:style-name="T1014"/></text:p>
      <text:p text:style-name="P35"><text:span text:style-name="T1015">checkbox &amp; for radio box checked or not </text:span></text:p>
      <text:p text:style-name="P35"><text:span text:style-name="T1016"/></text:p>
      <text:p text:style-name="P35"><text:a xlink:href="https://www.tutorialrepublic.com/faq/how-to-check-a-checkbox-is-checked-or-not-using-jquery.php"><text:span text:style-name="T1017">https://www.tutorialrepublic.com/faq/how-to-check-a-checkbox-is-checked-or-not-using-jquery.php</text:span></text:a><text:span text:style-name="T1018"/></text:p>
      <text:p text:style-name="P35"><text:span text:style-name="T1019"/></text:p>
      <text:p text:style-name="P35"><text:span text:style-name="T1020">multiple row delete by checkbox</text:span></text:p>
      <text:p text:style-name="P35"><text:span text:style-name="T1021"/></text:p>
      <text:p text:style-name="P35"><text:a xlink:href="https://itsolutionstuff.com/post/how-to-delete-multiple-rows-using-checkbox-in-codeigniter-3example.html"><text:span text:style-name="T1022">https://itsolutionstuff.com/post/how-to-delete-multiple-rows-using-checkbox-in-codeigniter-3example.html</text:span></text:a><text:span text:style-name="T1023"/></text:p>
      <text:p text:style-name="P35"><text:span text:style-name="T1023"/></text:p>
      <text:p text:style-name="P35"><text:span text:style-name="T1023"/></text:p>
      <text:p text:style-name="P35"><text:span text:style-name="T1024">Uplaod Image &amp; crop</text:span></text:p>
      <text:p text:style-name="P35"><text:span text:style-name="T1025"/></text:p>
      <text:p text:style-name="P35"><text:a xlink:href="https://www.webslesson.info/2018/03/image-crop-and-upload-using-jquery-with-php-ajax.html"><text:span text:style-name="T1026">https://www.webslesson.info/2018/03/image-crop-and-upload-using-jquery-with-php-ajax.html</text:span></text:a><text:span text:style-name="T1027"/></text:p>
      <text:p text:style-name="P35"><text:span text:style-name="T1028"/></text:p>
      <text:p text:style-name="P35"><text:span text:style-name="T1028"/></text:p>
      <text:p text:style-name="P35"><text:span text:style-name="T1029">upload csv with validation</text:span></text:p>
      <text:p text:style-name="P35"><text:span text:style-name="T1030"/></text:p>
      <text:p text:style-name="P35"><text:a xlink:href="https://www.codexworld.com/import-csv-file-data-into-mysql-database-php/"><text:span text:style-name="T1031">https://www.codexworld.com/import-csv-file-data-into-mysql-database-php/</text:span></text:a><text:span text:style-name="T1032"/></text:p>
      <text:p text:style-name="P35"><text:span text:style-name="T1032"><text:s/></text:span></text:p>
      <text:p text:style-name="P35"><text:span text:style-name="T1033">calender</text:span></text:p>
      <text:p text:style-name="P35"><text:span text:style-name="T1034"/></text:p>
      <text:p text:style-name="P35"><text:a xlink:href="https://itsolutionstuff.com/post/codeigniter-fullcalendar-exampleexample.html"><text:span text:style-name="T1035">https://itsolutionstuff.com/post/codeigniter-fullcalendar-exampleexample.html</text:span></text:a><text:span text:style-name="T1036"/></text:p>
      <text:p text:style-name="P35"><text:span text:style-name="T1036"/></text:p>
      <text:p text:style-name="P35"><text:span text:style-name="T1037">qr code scaneer</text:span></text:p>
      <text:p text:style-name="P35"><text:a xlink:href="https://itsolutionstuff.com/post/jquery-html5-qr-code-scanner-using-instascan-js-exampleexample.html"><text:span text:style-name="T1038">https://itsolutionstuff.com/post/jquery-html5-qr-code-scanner-using-instascan-js-exampleexample.html</text:span></text:a><text:span text:style-name="T1039"/></text:p>
      <text:p text:style-name="P35"><text:span text:style-name="T1039"/></text:p>
      <text:p text:style-name="P35"><text:span text:style-name="T1040">Laravel 5.7 - Google Recaptcha Code with Validation</text:span></text:p>
      <text:p text:style-name="P35"><text:span text:style-name="T1041"/></text:p>
      <text:p text:style-name="P35"><text:a xlink:href="https://itsolutionstuff.com/post/laravel-57-google-recaptcha-code-with-validationexample.html"><text:span text:style-name="T1042">https://itsolutionstuff.com/post/laravel-57-google-recaptcha-code-with-validationexample.html</text:span></text:a><text:span text:style-name="T1043"/></text:p>
      <text:p text:style-name="P35"><text:span text:style-name="T1044"/></text:p>
      <text:p text:style-name="P35"><text:span text:style-name="T1045">absolute path </text:span></text:p>
      <text:p text:style-name="P35"><text:span text:style-name="T1046"><text:s/>echo dirname ( __FILE__ ); exit();</text:span></text:p>
      <text:p text:style-name="P35"><text:span text:style-name="T1047"/></text:p>
      <text:p text:style-name="P35"><text:span text:style-name="T1048"><text:s/>echo $_SERVER['DOCUMENT_ROOT']; exit();<text:s text:c="14"/>/home/alltest/public_html</text:span></text:p>
      <text:p text:style-name="P35"><text:span text:style-name="T1048"><text:s text:c="2"/>echo $_SERVER['HTTP_HOST'];<text:s text:c="36"/>test.allintehloop.net</text:span></text:p>
      <text:p text:style-name="P35"><text:span text:style-name="T1048">echo $_SERVER['SERVER_NAME'];<text:s text:c="31"/>test.allintehloop.net</text:span></text:p>
      <text:p text:style-name="P35"><text:span text:style-name="T1049"/></text:p>
      <text:p text:style-name="P35"><text:span text:style-name="T1050">currecy convertor in php<text:tab/></text:span></text:p>
      <text:p text:style-name="P35"><text:span text:style-name="T1051"/></text:p>
      <text:p text:style-name="P35"><text:span text:style-name="T1052">function convertCurrency1($amount, $from, $to){ </text:span></text:p>
      <text:p text:style-name="P35"><text:span text:style-name="T1052"><text:s text:c="2"/>$conv_id = "{$from}_{$to}"; </text:span></text:p>
      <text:p text:style-name="P35"><text:span text:style-name="T1052"><text:s text:c="2"/>$string = file_get_contents("http://free.currencyconverterapi.com/api/v3/convert?q=$conv_id&amp;compact=ultra"); </text:span></text:p>
      <text:p text:style-name="P35"><text:span text:style-name="T1052"><text:s text:c="2"/>$json_a = json_decode($string, true); </text:span></text:p>
      <text:p text:style-name="P35"><text:span text:style-name="T1053"/></text:p>
      <text:p text:style-name="P35"><text:span text:style-name="T1054"><text:s text:c="2"/>return $amount * round($json_a[$conv_id], 4); </text:span></text:p>
      <text:p text:style-name="P35"><text:span text:style-name="T1054">}</text:span></text:p>
      <text:p text:style-name="P35"><text:span text:style-name="T1055"/></text:p>
      <text:p text:style-name="P35"><text:span text:style-name="T1056">or use this url </text:span></text:p>
      <text:p text:style-name="P35"><text:a xlink:href="https://api.ofx.com/PublicSite.ApiService/OFX/spotrate/Individual/USD/INR/10?format=json"><text:span text:style-name="T1057">https://api.ofx.com/PublicSite.ApiService/OFX/spotrate/Individual/</text:span><text:span text:style-name="T1058">USD/INR/10</text:span><text:span text:style-name="T1059">?format=json</text:span></text:a><text:span text:style-name="T1060"/></text:p>
      <text:p text:style-name="P35"><text:span text:style-name="T1061"/></text:p>
      <text:p text:style-name="P35"><text:span text:style-name="T1061"/></text:p>
      <text:p text:style-name="P35"><text:span text:style-name="T1061"/></text:p>
      <text:p text:style-name="P35"><text:span text:style-name="T1062">for local installtion of composer</text:span></text:p>
      <text:p text:style-name="P35"><text:span text:style-name="T1063"/></text:p>
      <text:p text:style-name="P35"><text:span text:style-name="T1064">cd /go-to-directory</text:span></text:p>
      <text:p text:style-name="P35"><text:span text:style-name="T1064"><text:s/></text:span></text:p>
      <text:p text:style-name="P35"><text:span text:style-name="T1064">composer init</text:span></text:p>
      <text:p text:style-name="P35"><text:span text:style-name="T1064"><text:s/>for create composer.json</text:span></text:p>
      <text:p text:style-name="P35"><text:span text:style-name="T1065"/></text:p>
      <text:p text:style-name="P35"><text:span text:style-name="T1066">composer require "srchea/php-push-web-socket"<text:s text:c="9"/></text:span></text:p>
      <text:p text:style-name="P35"><text:span text:style-name="T1066"><text:s/>composer require command<text:s text:c="4"/>generate vendor folder (dependancy)&amp; composer.lock file</text:span></text:p>
      <text:p text:style-name="P35"><text:span text:style-name="T1067"/></text:p>
      <text:p text:style-name="P35"><text:span text:style-name="T1068">or</text:span></text:p>
      <text:p text:style-name="P35"><text:span text:style-name="T1069"/></text:p>
      <text:p text:style-name="P35"><text:span text:style-name="T1070">write in composer.josn file </text:span></text:p>
      <text:p text:style-name="P35"><text:span text:style-name="T1070">&amp; then command composer update </text:span></text:p>
      <text:p text:style-name="P35"><text:span text:style-name="T1071"/></text:p>
      <text:p text:style-name="P35"><text:span text:style-name="T1071"/></text:p>
      <text:p text:style-name="P35"><text:span text:style-name="T1072">now dump in autoload file of vendoe folder</text:span></text:p>
      <text:p text:style-name="P35"><text:span text:style-name="T1073"/></text:p>
      <text:p text:style-name="P35"><text:span text:style-name="T1074">command<text:s text:c="2"/>“composer dump-autoload” </text:span></text:p>
      <text:p text:style-name="P35"><text:span text:style-name="T1075"/></text:p>
      <text:p text:style-name="P35"><text:span text:style-name="T1076">&amp; now u can use in your file where its require</text:span></text:p>
      <text:p text:style-name="P35"><text:span text:style-name="T1077"/></text:p>
      <text:p text:style-name="P35"><text:span text:style-name="T1078">in laravel :<text:s text:c="2"/>use pusher\pusher;</text:span></text:p>
      <text:p text:style-name="P35"><text:span text:style-name="T1078">in ci or core :<text:s text:c="2"/>require __DIR__ . '/vendor/autoload.php';<text:s text:c="3"/>or</text:span></text:p>
      <text:p text:style-name="P35"><text:span text:style-name="T1078"><text:s text:c="23"/>require_once 'vendor/autoload.php'</text:span></text:p>
      <text:p text:style-name="P35"><text:span text:style-name="T1079"/></text:p>
      <text:p text:style-name="P35"><text:span text:style-name="T1080">NOTE: if composer.json in folder but when u run composer require command &amp; getting error then put vendor folder in this folder (copy vendor folder from other) &amp; from terminal run composer update &amp;<text:s text:c="2"/>composer dump-autoload. &amp; call autoload files from vendor folder where u have require</text:span></text:p>
      <text:p text:style-name="P35"><text:span text:style-name="T1081"/></text:p>
      <text:p text:style-name="P35"><text:span text:style-name="T1081"/></text:p>
      <text:p text:style-name="P35"><text:span text:style-name="T1082">composer basic Read</text:span></text:p>
      <text:p text:style-name="P35"><text:a xlink:href="https://www.hostinger.in/tutorials/how-to-install-composer#gref"><text:span text:style-name="T1083">https://www.hostinger.in/tutorials/how-to-install-composer#gref</text:span></text:a><text:span text:style-name="T1084"/></text:p>
      <text:p text:style-name="P35"><text:span text:style-name="T1085"/></text:p>
      <text:p text:style-name="P35"><text:span text:style-name="T1085"/></text:p>
      <text:p text:style-name="P35"><text:span text:style-name="T1086">WEB SOCKET</text:span></text:p>
      <text:p text:style-name="P35"><text:span text:style-name="T1087"/></text:p>
      <text:p text:style-name="P35"><text:span text:style-name="T1088">NOTE: DEMO ON MY GIT</text:span></text:p>
      <text:p text:style-name="P35"><text:span text:style-name="T1089"/></text:p>
      <text:p text:style-name="P35"><text:a xlink:href="https://github.com/srchea/PHP-Push-WebSocket/"><text:span text:style-name="T1090">https://github.com/srchea/PHP-Push-WebSocket/</text:span></text:a><text:span text:style-name="T1091"/></text:p>
      <text:p text:style-name="P35"><text:span text:style-name="T1091"/></text:p>
      <text:p text:style-name="P35"><text:a xlink:href="http://srchea.com/build-a-real-time-application-using-html5-websockets"><text:span text:style-name="T1092">http://srchea.com/build-a-real-time-application-using-html5-websockets</text:span></text:a><text:span text:style-name="T1093"/></text:p>
      <text:p text:style-name="P35"><text:span text:style-name="T1093"/></text:p>
      <text:p text:style-name="P35"><text:span text:style-name="T1094">1) locally install composer by above instruction</text:span></text:p>
      <text:p text:style-name="P35"><text:span text:style-name="T1094">2)<text:s text:c="2"/>folowing command of composer require<text:s text:c="2"/>from</text:span></text:p>
      <text:p text:style-name="P35"><text:span text:style-name="T1094"><text:s/></text:span><text:a xlink:href="https://github.com/srchea/PHP-Push-WebSocket/"><text:span text:style-name="T1095">https://github.com/srchea/PHP-Push-WebSocket/</text:span></text:a><text:span text:style-name="T1096"/></text:p>
      <text:p text:style-name="P35"><text:span text:style-name="T1096"/></text:p>
      <text:p text:style-name="P35"><text:span text:style-name="T1097"><text:s/>OR Follwing</text:span></text:p>
      <text:p text:style-name="P35"><text:span text:style-name="T1098"/></text:p>
      <text:p text:style-name="P35"><text:span text:style-name="T1099">Installation with Composer</text:span></text:p>
      <text:p text:style-name="P35"><text:span text:style-name="T1099">To install the latest stable version: composer require "srchea/php-push-web-socket"</text:span></text:p>
      <text:p text:style-name="P35"><text:span text:style-name="T1100"/></text:p>
      <text:p text:style-name="P35"><text:span text:style-name="T1101">Usage</text:span></text:p>
      <text:p text:style-name="P35"><text:span text:style-name="T1101">run a server instance: “php websocket_server.php”.<text:s text:c="8"/>( Write in terminal )</text:span></text:p>
      <text:p text:style-name="P35"><text:span text:style-name="T1101">Open websocket_client.html in a browser over HTTP protocol. </text:span></text:p>
      <text:p text:style-name="P35"><text:span text:style-name="T1101"><text:s/>(open thi file from browser like localhost/proj-foldername/websocket_client.html)</text:span></text:p>
      <text:p text:style-name="P35"><text:span text:style-name="T1102"/></text:p>
      <text:p text:style-name="P35"><text:span text:style-name="T1102"/></text:p>
      <text:p text:style-name="P35"><text:span text:style-name="T1102"/></text:p>
      <text:p text:style-name="P35"><text:span text:style-name="T1103">3) now extract PHP-Push-WebSocket-master.zip<text:s text:c="2"/>&amp;<text:s text:c="2"/>one step out the files from PHP-Push-WebSocket-master</text:span></text:p>
      <text:p text:style-name="P35"><text:span text:style-name="T1103">4) now for demo use my github</text:span></text:p>
      <text:p text:style-name="P35"><text:span text:style-name="T1104"/></text:p>
      <text:p text:style-name="P35"><text:span text:style-name="T1105">5) for implemting on project</text:span></text:p>
      <text:p text:style-name="P35"><text:span text:style-name="T1106"/></text:p>
      <text:p text:style-name="P35"><text:span text:style-name="T1107"><text:s/>websocket_server.php<text:s text:c="3"/>code imlement at serverside where insert or any action perform means at controller side</text:span></text:p>
      <text:p text:style-name="P35"><text:span text:style-name="T1107"><text:s/></text:span></text:p>
      <text:p text:style-name="P35"><text:span text:style-name="T1107">websocket_client.html or websocket_client.2html<text:s text:c="2"/>both files are most similar</text:span></text:p>
      <text:p text:style-name="P35"><text:span text:style-name="T1107">so js code of this file implement at client side means i views file where u have to require live or real time action perform &amp; data manage by j query javascript.</text:span></text:p>
      <text:p text:style-name="P35"><text:span text:style-name="T1108"/></text:p>
      <text:p text:style-name="P35"><text:span text:style-name="T1109">Remember one important thing is that </text:span></text:p>
      <text:p text:style-name="P35"><text:span text:style-name="T1110"/></text:p>
      <text:p text:style-name="P35"><text:span text:style-name="T1111">websocket is use for send msg from server to client &amp; vice-versa.</text:span></text:p>
      <text:p text:style-name="P35"><text:span text:style-name="T1112"/></text:p>
      <text:p text:style-name="P35"><text:span text:style-name="T1113">When server send any data then in view file (websocket_client.html) recieving data on </text:span></text:p>
      <text:p text:style-name="P35"><text:span text:style-name="T1114"/></text:p>
      <text:p text:style-name="P35"><text:span text:style-name="T1115">ws.onmessage = function(msg) { </text:span></text:p>
      <text:p text:style-name="P35"><text:span text:style-name="T1115"><text:tab/><text:tab/><text:tab/> </text:span></text:p>
      <text:p text:style-name="P35"><text:span text:style-name="T1115"><text:tab/><text:tab/><text:tab/>write('Server says: '+msg.data); </text:span></text:p>
      <text:p text:style-name="P35"><text:span text:style-name="T1115"><text:tab/><text:tab/>};</text:span></text:p>
      <text:p text:style-name="P35"><text:span text:style-name="T1116"/></text:p>
      <text:p text:style-name="P35"><text:span text:style-name="T1116"/></text:p>
      <text:p text:style-name="P35"><text:span text:style-name="T1117">when client<text:s text:c="2"/>have require to send any data to server then use in view file<text:s text:c="2"/>(see demo)</text:span></text:p>
      <text:p text:style-name="P35"><text:span text:style-name="T1118"/></text:p>
      <text:p text:style-name="P35"><text:span text:style-name="T1119">websocket.send(JSON.stringify(messageJSON));<text:s text:c="12"/>// means<text:s text:c="2"/>ws.send method</text:span></text:p>
      <text:p text:style-name="P35"><text:span text:style-name="T1120"/></text:p>
      <text:p text:style-name="P35"><text:span text:style-name="T1121">here websocket /ws is object that u definde wtherver name<text:s text:c="2"/>at ws = new WebSocket(url);</text:span></text:p>
      <text:p text:style-name="P35"><text:span text:style-name="T1122"/></text:p>
      <text:p text:style-name="P35"><text:span text:style-name="T1123">Now,</text:span></text:p>
      <text:p text:style-name="P35"><text:span text:style-name="T1123"><text:s text:c="9"/>receiving data that send client to server<text:s text:c="2"/>in </text:span></text:p>
      <text:p text:style-name="P35"><text:span text:style-name="T1123">PushWebSocket/Server.php<text:s text:c="4"/>file action method.</text:span></text:p>
      <text:p text:style-name="P35"><text:span text:style-name="T1124"/></text:p>
      <text:p text:style-name="P35"><text:span text:style-name="T1125">private function action($client, $action) { </text:span></text:p>
      <text:p text:style-name="P35"><text:span text:style-name="T1125"><text:tab/><text:tab/>$action = $this-&gt;unmask($action); </text:span></text:p>
      <text:p text:style-name="P35"><text:span text:style-name="T1125"><text:tab/><text:tab/>$this-&gt;console("Performing action: ".$action); </text:span></text:p>
      <text:p text:style-name="P35"><text:span text:style-name="T1125"><text:tab/><text:tab/>if($action == "exit" || $action == "quit") { </text:span></text:p>
      <text:p text:style-name="P35"><text:span text:style-name="T1125"><text:tab/><text:tab/><text:tab/>$this-&gt;console("Killing a child process"); </text:span></text:p>
      <text:p text:style-name="P35"><text:span text:style-name="T1125"><text:tab/><text:tab/><text:tab/>posix_kill($client-&gt;getPid(), SIGTERM); </text:span></text:p>
      <text:p text:style-name="P35"><text:span text:style-name="T1125"><text:tab/><text:tab/><text:tab/>$this-&gt;console("Process {$client-&gt;getPid()} is killed!"); </text:span></text:p>
      <text:p text:style-name="P35"><text:span text:style-name="T1125"><text:tab/><text:tab/>} </text:span></text:p>
      <text:p text:style-name="P35"><text:span text:style-name="T1125"><text:tab/>}</text:span></text:p>
      <text:p text:style-name="P35"><text:span text:style-name="T1126"/></text:p>
      <text:p text:style-name="P35"><text:span text:style-name="T1127">NOW,<text:tab/></text:span></text:p>
      <text:p text:style-name="P35"><text:span text:style-name="T1127"><text:s text:c="3"/>pushing data from server to client<text:s text:c="5"/>by passing argument<text:s text:c="2"/>into run method.<text:s text:c="3"/></text:span></text:p>
      <text:p text:style-name="P35"><text:span text:style-name="T1127"><text:s/></text:span></text:p>
      <text:p text:style-name="P35"><text:span text:style-name="T1127"><text:s text:c="2"/></text:span></text:p>
      <text:p text:style-name="P35"><text:span text:style-name="T1128">In short </text:span></text:p>
      <text:p text:style-name="P35"><text:span text:style-name="T1129">download from my git</text:span></text:p>
      <text:p text:style-name="P35"><text:span text:style-name="T1129">put in htdocs</text:span></text:p>
      <text:p text:style-name="P35"><text:span text:style-name="T1129">give permision</text:span></text:p>
      <text:p text:style-name="P35"><text:span text:style-name="T1129">teminal command run</text:span></text:p>
      <text:p text:style-name="P35"><text:span text:style-name="T1129">open in brwoser<text:s text:c="2"/>.html file</text:span></text:p>
      <text:p text:style-name="P35"><text:span text:style-name="T1130"/></text:p>
      <text:p text:style-name="P35"><text:span text:style-name="T1131">for debug</text:span></text:p>
      <text:p text:style-name="P35"><text:span text:style-name="T1131"><text:s text:c="3"/>-console -&gt; ntwork -&gt; ws</text:span></text:p>
      <text:p text:style-name="P35"><text:span text:style-name="T1131"><text:s text:c="3"/>headers &amp; frames<text:s text:c="3"/></text:span></text:p>
      <text:p text:style-name="P35"><text:span text:style-name="T1131"><text:s text:c="2"/>in frames u can find server&lt;=&gt;client send/recived data. &amp; connection info</text:span></text:p>
      <text:p text:style-name="P35"><text:span text:style-name="T1131"><text:s text:c="2"/></text:span></text:p>
      <text:p text:style-name="P35"><text:span text:style-name="T1132"/></text:p>
      <text:p text:style-name="P35"><text:span text:style-name="T1133">Paypal + braintee link</text:span></text:p>
      <text:p text:style-name="P35"><text:span text:style-name="T1134"/></text:p>
      <text:p text:style-name="P35"><text:a xlink:href="https://developers.braintreepayments.com/guides/paypal/testing-go-live/php"><text:span text:style-name="T1135">https://developers.braintreepayments.com/guides/paypal/testing-go-live/php</text:span></text:a><text:span text:style-name="T1136"/></text:p>
      <text:p text:style-name="P35"><text:span text:style-name="T1136"/></text:p>
      <text:p text:style-name="P35"><text:a xlink:href="https://www.9lessons.info/2015/10/payment-system-with-braintree-paypal.html"><text:span text:style-name="T1137">https://www.9lessons.info/2015/10/payment-system-with-braintree-paypal.html</text:span></text:a><text:span text:style-name="T1138"/></text:p>
      <text:p text:style-name="P35"><text:span text:style-name="T1138"/></text:p>
      <text:p text:style-name="P35"><text:a xlink:href="http://www.ilovephp.net/php/simple-braintree-paypal-payment-gateway-integration-in-php-with-demo-examples/"><text:span text:style-name="T1139">http://www.ilovephp.net/php/simple-braintree-paypal-payment-gateway-integration-in-php-with-demo-examples/</text:span></text:a><text:span text:style-name="T1140"/></text:p>
      <text:p text:style-name="P35"><text:span text:style-name="T1140"/></text:p>
      <text:p text:style-name="P35"><text:span text:style-name="T1140"/></text:p>
      <text:p text:style-name="P35"><text:span text:style-name="T1141">Stripe</text:span></text:p>
      <text:p text:style-name="P35"><text:span text:style-name="T1142"/></text:p>
      <text:p text:style-name="P35"><text:span text:style-name="T1143">my github</text:span></text:p>
      <text:p text:style-name="P35"><text:span text:style-name="T1144"/></text:p>
      <text:p text:style-name="P35"><text:span text:style-name="T1145">Generate thumb from image</text:span></text:p>
      <text:p text:style-name="P35"><text:span text:style-name="T1146"/></text:p>
      <text:p text:style-name="P35"><text:a xlink:href="https://webcheatsheet.com/php/create_thumbnail_images.php"><text:span text:style-name="T1147">https://webcheatsheet.com/php/create_thumbnail_images.php</text:span></text:a><text:span text:style-name="T1148"/></text:p>
      <text:p text:style-name="P35"><text:span text:style-name="T1148"/></text:p>
      <text:p text:style-name="P35"><text:span text:style-name="T1148"/></text:p>
      <text:p text:style-name="P35"><text:span text:style-name="T1148"/></text:p>
      <text:p text:style-name="P35"><text:span text:style-name="T1149">$('#element option[value="no"]').attr("selected", "selected");</text:span></text:p>
      <text:p text:style-name="P35"><text:span text:style-name="T1150"/></text:p>
      <text:p text:style-name="P35"><text:span text:style-name="T1150"/></text:p>
      <text:p text:style-name="P35"><text:span text:style-name="T1151">studio t3 installation</text:span></text:p>
      <text:p text:style-name="P35"><text:span text:style-name="T1152"/></text:p>
      <text:p text:style-name="P35"><text:span text:style-name="T1153">cd ~/Downloads</text:span></text:p>
      <text:p text:style-name="P35"><text:span text:style-name="T1153">wget<text:s/></text:span><text:a xlink:href="https://download.studio3t.com/studio-3t/linux/2018.1.0/studio-3t-linux-x64.tar.gz"><text:span text:style-name="T1154">https://download.studio3t.com/studio-3t/linux/2018.1.0/studio-3t-linux-x64.tar.gz</text:span></text:a><text:span text:style-name="T1155"/></text:p>
      <text:p text:style-name="P35"><text:span text:style-name="T1155">tar -xzf studio-3t-linux-x64.tar.gz</text:span></text:p>
      <text:p text:style-name="P35"><text:span text:style-name="T1155">sh studio-3t-linux-x64-no-shell.sh</text:span></text:p>
      <text:p text:style-name="P35"><text:span text:style-name="T1156"/></text:p>
      <text:p text:style-name="P35"><text:span text:style-name="T1156"/></text:p>
      <text:p text:style-name="P35"><text:span text:style-name="T1157">AWS<text:s text:c="2"/>EC2 &amp; elastic ip generate &amp; allocate</text:span></text:p>
      <text:p text:style-name="P35"><text:span text:style-name="T1158"/></text:p>
      <text:p text:style-name="P35"><text:a xlink:href="https://www.guru99.com/creating-amazon-ec2-instance.html"><text:span text:style-name="T1159">https://www.guru99.com/creating-amazon-ec2-instance.html</text:span></text:a><text:span text:style-name="T1160"/></text:p>
      <text:p text:style-name="P35"><text:span text:style-name="T1160"/></text:p>
      <text:p text:style-name="P35"><text:span text:style-name="T1160"/></text:p>
      <text:p text:style-name="P35"><text:span text:style-name="T1161">timer</text:span></text:p>
      <text:p text:style-name="P35"><text:a xlink:href="https://harshen.github.io/jquery-countdownTimer/"><text:span text:style-name="T1162">https://harshen.github.io/jquery-countdownTimer/</text:span></text:a><text:span text:style-name="T1163"/></text:p>
      <text:p text:style-name="P35"><text:a xlink:href="http://navaneeth.me/simple-countdown-timer-using-javascript/#.W88RpnVubaV"><text:span text:style-name="T1164">http://navaneeth.me/simple-countdown-timer-using-javascript/#.W88RpnVubaV</text:span></text:a><text:span text:style-name="T1165"/></text:p>
      <text:p text:style-name="P35"><text:span text:style-name="T1166"/></text:p>
      <text:p text:style-name="P35"><text:span text:style-name="T1166"/></text:p>
      <text:p text:style-name="P35"><text:span text:style-name="T1167">VPN</text:span></text:p>
      <text:p text:style-name="P35"><text:span text:style-name="T1168"/></text:p>
      <text:p text:style-name="P35"><text:span text:style-name="T1169">1) add google chrome extension of<text:s text:c="2"/>windscribe</text:span></text:p>
      <text:p text:style-name="P35"><text:span text:style-name="T1169">2) signup</text:span></text:p>
      <text:p text:style-name="P35"><text:span text:style-name="T1169">3) login<text:s text:c="2"/>by<text:s text:c="2"/>username: rupeshelsner<text:s text:c="2"/>password;rupeshelsner</text:span></text:p>
      <text:p text:style-name="P35"><text:span text:style-name="T1169">4) then<text:s text:c="2"/>from extension change the country</text:span></text:p>
      <text:p text:style-name="P35"><text:span text:style-name="T1169">5) open google.com<text:s text:c="2"/>where on this screen u can find country name that means u use vpn .</text:span></text:p>
      <text:p text:style-name="P35"><text:span text:style-name="T1170"/></text:p>
      <text:p text:style-name="P35"><text:span text:style-name="T1171">Forgot pasword with link expire</text:span></text:p>
      <text:p text:style-name="P35"><text:span text:style-name="T1172"/></text:p>
      <text:p text:style-name="P35"><text:span text:style-name="T1173">url ?token=xyz</text:span></text:p>
      <text:p text:style-name="P35"><text:span text:style-name="T1174"/></text:p>
      <text:p text:style-name="P35"><text:span text:style-name="T1175">same token in db and $_SERVER["REQUEST_TIME"] in timestamps field</text:span></text:p>
      <text:p text:style-name="P35"><text:span text:style-name="T1176"/></text:p>
      <text:p text:style-name="P35"><text:span text:style-name="T1177">when click on url from email</text:span></text:p>
      <text:p text:style-name="P35"><text:span text:style-name="T1177">then </text:span></text:p>
      <text:p text:style-name="P35"><text:span text:style-name="T1178"/></text:p>
      <text:p text:style-name="P35"><text:span text:style-name="T1179">first check token is it in db<text:s text:c="2"/>if no then 404</text:span></text:p>
      <text:p text:style-name="P35"><text:span text:style-name="T1179">then check </text:span></text:p>
      <text:p text:style-name="P35"><text:span text:style-name="T1179">// 1 day measured in seconds = 60 seconds * 60 minutes * 24 hours=86400</text:span></text:p>
      <text:p text:style-name="P35"><text:span text:style-name="T1179">$delta = 86400;</text:span></text:p>
      <text:p text:style-name="P35"><text:span text:style-name="T1179">if ($_SERVER["REQUEST_TIME"] - $timestampsFromDb &gt; $delta) {</text:span></text:p>
      <text:p text:style-name="P35"><text:span text:style-name="T1179"><text:s/>then link expire</text:span></text:p>
      <text:p text:style-name="P35"><text:span text:style-name="T1179">}else{</text:span></text:p>
      <text:p text:style-name="P35"><text:span text:style-name="T1179"><text:s text:c="2"/>view for email,password,confirm password</text:span></text:p>
      <text:p text:style-name="P35"><text:span text:style-name="T1179">}</text:span></text:p>
      <text:p text:style-name="P35"><text:span text:style-name="T1180"/></text:p>
      <text:p text:style-name="P35"><text:span text:style-name="T1180"/></text:p>
      <text:p text:style-name="P35"><text:span text:style-name="T1181">on submit update new password ,toekn field blank,timestamps field blank</text:span></text:p>
      <text:p text:style-name="P35"><text:span text:style-name="T1182"/></text:p>
      <text:p text:style-name="P35"><text:span text:style-name="T1183">Note : time() is equivalent to $_SERVER["REQUEST_TIME"]</text:span></text:p>
      <text:p text:style-name="P35"><text:span text:style-name="T1184"/></text:p>
      <text:p text:style-name="P35"><text:span text:style-name="T1184"/></text:p>
      <text:p text:style-name="P35"><text:span text:style-name="T1184"/></text:p>
      <text:p text:style-name="P35"><text:span text:style-name="T1184"/></text:p>
      <text:p text:style-name="P35"><text:span text:style-name="T1185">Mongo DB install &amp; uninstall</text:span></text:p>
      <text:p text:style-name="P35"><text:span text:style-name="T1186"/></text:p>
      <text:p text:style-name="P35"><text:a xlink:href="https://docs.mongodb.com/v3.0/tutorial/install-mongodb-on-ubuntu/"><text:span text:style-name="T1187">https://docs.mongodb.com/v3.0/tutorial/install-mongodb-on-ubuntu/</text:span></text:a><text:span text:style-name="T1188"/></text:p>
      <text:p text:style-name="P35"><text:span text:style-name="T1188"/></text:p>
      <text:p text:style-name="P35"><text:span text:style-name="T1189">mongo db version : mongod –version</text:span></text:p>
      <text:p text:style-name="P35"><text:span text:style-name="T1189">mongo shell version : mongo -version</text:span></text:p>
      <text:p text:style-name="P35"><text:span text:style-name="T1190"/></text:p>
      <text:p text:style-name="P35"><text:span text:style-name="T1190"/></text:p>
      <text:p text:style-name="P35"><text:span text:style-name="T1190"/></text:p>
      <text:p text:style-name="P35"><text:a xlink:href="https://craftpip.github.io/jquery-confirm/#backgrounddismiss"><text:span text:style-name="T1191">https://craftpip.github.io/jquery-confirm/#backgrounddismiss</text:span></text:a><text:span text:style-name="T1192"/></text:p>
      <text:p text:style-name="P35"><text:span text:style-name="T1192"/></text:p>
      <text:p text:style-name="P35"><text:a xlink:href="https://demo.convergepay.com/hosted-payments/transaction-token"><text:span text:style-name="T1193">https://demo.convergepay.com/hosted-payments/transaction-token</text:span></text:a><text:span text:style-name="T1194"/></text:p>
      <text:p text:style-name="P35"><text:span text:style-name="T1194"/></text:p>
      <text:p text:style-name="P35"><text:span text:style-name="T1195">complete-registration.php</text:span></text:p>
      <text:p text:style-name="P35"><text:span text:style-name="T1195">do-payment</text:span></text:p>
      <text:p text:style-name="P35"><text:span text:style-name="T1196"/></text:p>
      <text:p text:style-name="P35"><text:span text:style-name="T1197">virtual merchent converge credential of mine</text:span></text:p>
      <text:p text:style-name="P35"><text:span text:style-name="T1198"/></text:p>
      <text:p text:style-name="P35"><text:span text:style-name="T1198"/></text:p>
      <text:p text:style-name="P35"><text:span text:style-name="T1198"/></text:p>
      <text:p text:style-name="P35"><text:span text:style-name="T1199"><text:tab/>Login URL</text:span></text:p>
      <text:p text:style-name="P35"><text:span text:style-name="T1200"/></text:p>
      <text:p text:style-name="P35"><text:span text:style-name="T1201"><text:tab/></text:span><text:a xlink:href="https://demo.convergepay.com/VirtualMerchantDemo/login.do"><text:span text:style-name="T1202">https://demo.convergepay.com/VirtualMerchantDemo/login.do</text:span></text:a><text:span text:style-name="T1203"/></text:p>
      <text:p text:style-name="P35"><text:span text:style-name="T1204"/></text:p>
      <text:p text:style-name="P35"><text:span text:style-name="T1205"><text:tab/>Account ID: 008098</text:span></text:p>
      <text:p text:style-name="P35"><text:span text:style-name="T1206"/></text:p>
      <text:p text:style-name="P35"><text:span text:style-name="T1207"><text:tab/>User ID: 008098</text:span></text:p>
      <text:p text:style-name="P35"><text:span text:style-name="T1207"><text:s text:c="11"/>paaowrd:<text:s/></text:span><text:a xlink:href="mailto:Elsner@php1"><text:span text:style-name="T1209">Elsner@php1</text:span></text:a><text:span text:style-name="T1210"/></text:p>
      <text:p text:style-name="P35"><text:span text:style-name="T1210"/></text:p>
      <text:p text:style-name="P35"><text:span text:style-name="T1211">//https://github.com/wwwroth/php-converge-api </text:span></text:p>
      <text:p text:style-name="P35"><text:span text:style-name="T1211">//<text:s/></text:span><text:a xlink:href="https://packagist.org/packages/wwwroth/php-converge-api"><text:span text:style-name="T1212">https://packagist.org/packages/wwwroth/php-converge-api</text:span></text:a><text:span text:style-name="T1213"/></text:p>
      <text:p text:style-name="P35"><text:span text:style-name="T1213"/></text:p>
      <text:p text:style-name="P35"><text:span text:style-name="T1213"/></text:p>
      <text:p text:style-name="P35"><text:span text:style-name="T1213"/></text:p>
      <text:p text:style-name="P35"><text:span text:style-name="T1213"/></text:p>
      <text:p text:style-name="P35"><text:span text:style-name="T1213"/></text:p>
      <text:p text:style-name="P35"><text:span text:style-name="T1214">if key same then comma seperated there valu in response</text:span></text:p>
      <text:p text:style-name="P35"><text:span text:style-name="T1215"/></text:p>
      <text:p text:style-name="P35"><text:span text:style-name="T1216">$data=array(); </text:span></text:p>
      <text:p text:style-name="P35"><text:span text:style-name="T1216"><text:s text:c="8"/>foreach ($result as $key =&gt; $value) </text:span></text:p>
      <text:p text:style-name="P35"><text:span text:style-name="T1216"><text:s text:c="8"/>{ </text:span></text:p>
      <text:p text:style-name="P35"><text:span text:style-name="T1216"><text:s text:c="12"/>if(array_key_exists($value['menuname'], $data)) </text:span></text:p>
      <text:p text:style-name="P35"><text:span text:style-name="T1216"><text:s text:c="12"/>{ </text:span></text:p>
      <text:p text:style-name="P35"><text:span text:style-name="T1216"><text:s text:c="16"/>$data[$value['menuname']]= $data[$value['menuname']].",".$value['functinality_name']; </text:span></text:p>
      <text:p text:style-name="P35"><text:span text:style-name="T1216"><text:s text:c="17"/>// $data[$value['menuname']]['menuurl']=$value['menuurl']; </text:span></text:p>
      <text:p text:style-name="P35"><text:span text:style-name="T1216"><text:s text:c="12"/>} </text:span></text:p>
      <text:p text:style-name="P35"><text:span text:style-name="T1216"><text:s text:c="12"/>else </text:span></text:p>
      <text:p text:style-name="P35"><text:span text:style-name="T1216"><text:s text:c="12"/>{ </text:span></text:p>
      <text:p text:style-name="P35"><text:span text:style-name="T1216"><text:s text:c="16"/>$data[$value['menuname']]=$value['functinality_name']; </text:span></text:p>
      <text:p text:style-name="P35"><text:span text:style-name="T1216"><text:s text:c="16"/>//$data[$value['menuname']]['functionality']=$value['functinality_name']; </text:span></text:p>
      <text:p text:style-name="P35"><text:span text:style-name="T1216"><text:s text:c="16"/>// $data[$value['menuname']]['menuurl']=$value['menuurl']; </text:span></text:p>
      <text:p text:style-name="P35"><text:span text:style-name="T1216"><text:s text:c="12"/>} </text:span></text:p>
      <text:p text:style-name="P35"><text:span text:style-name="T1216"><text:s text:c="8"/>}</text:span></text:p>
      <text:p text:style-name="P35"><text:span text:style-name="T1217"/></text:p>
      <text:p text:style-name="P35"><text:span text:style-name="T1218">encryption</text:span></text:p>
      <text:p text:style-name="P35"><text:span text:style-name="T1218">str_rot13</text:span></text:p>
      <text:p text:style-name="P35"><text:span text:style-name="T1219"/></text:p>
      <text:p text:style-name="P35"><text:span text:style-name="T1219"/></text:p>
      <text:p text:style-name="P35"><text:span text:style-name="T1220">Twillio</text:span></text:p>
      <text:p text:style-name="P35"><text:span text:style-name="T1221"/></text:p>
      <text:p text:style-name="P35"><text:a xlink:href="mailto:rupesh@xhtmljunkies.com"><text:span text:style-name="T1223">rupesh@xhtmljunkies.com</text:span></text:a><text:span text:style-name="T1224"/></text:p>
      <text:p text:style-name="P35"><text:span text:style-name="T1225">12345678901234</text:span></text:p>
      <text:p text:style-name="P35"><text:span text:style-name="T1226"/></text:p>
      <text:p text:style-name="P35"><text:span text:style-name="T1226"/></text:p>
      <text:p text:style-name="P35"><text:span text:style-name="T1227">sublime snippet</text:span></text:p>
      <text:p text:style-name="P35"><text:span text:style-name="T1228"/></text:p>
      <text:p text:style-name="P35"><text:a xlink:href="https://itsolutionstuff.com/post/how-to-create-snippets-in-sublime-example.html"><text:span text:style-name="T1229">https://itsolutionstuff.com/post/how-to-create-snippets-in-sublime-example.html</text:span></text:a><text:span text:style-name="T1230"/></text:p>
      <text:p text:style-name="P35"><text:span text:style-name="T1230"/></text:p>
      <text:p text:style-name="P35"><text:span text:style-name="T1230"/></text:p>
      <text:p text:style-name="P35"><text:span text:style-name="T1231">data load on scroll </text:span></text:p>
      <text:p text:style-name="P35"><text:span text:style-name="T1232"/></text:p>
      <text:p text:style-name="P35"><text:a xlink:href="https://itsolutionstuff.com/post/php-codeigniter-ajax-infinite-scroll-pagination-exampleexample.html"><text:span text:style-name="T1233">https://itsolutionstuff.com/post/php-codeigniter-ajax-infinite-scroll-pagination-exampleexample.html</text:span></text:a><text:span text:style-name="T1234"/></text:p>
      <text:p text:style-name="P35"><text:span text:style-name="T1234"/></text:p>
      <text:p text:style-name="P35"><text:span text:style-name="T1235">error_reporting</text:span></text:p>
      <text:p text:style-name="P35"><text:span text:style-name="T1236"/></text:p>
      <text:p text:style-name="P35"><text:span text:style-name="T1237">ini_set('display_errors', 1); </text:span></text:p>
      <text:p text:style-name="P35"><text:span text:style-name="T1237">error_reporting(E_ALL);</text:span></text:p>
      <text:p text:style-name="P35"><text:span text:style-name="T1238"/></text:p>
      <text:p text:style-name="P35"><text:span text:style-name="T1238"/></text:p>
      <text:p text:style-name="P35"><text:span text:style-name="T1238"/></text:p>
      <text:p text:style-name="P35"><text:span text:style-name="T1239">Laravel serverside ajax paggination</text:span></text:p>
      <text:p text:style-name="P35"><text:span text:style-name="T1240"/></text:p>
      <text:p text:style-name="P35"><text:span text:style-name="T1241">Ref Url:<text:s/></text:span><text:a xlink:href="https://appdividend.com/2018/04/16/laravel-datatables-tutorial-with-example/"><text:span text:style-name="T1242">https://appdividend.com/2018/04/16/laravel-datatables-tutorial-with-example/</text:span></text:a><text:span text:style-name="T1243"/></text:p>
      <text:p text:style-name="P35"><text:span text:style-name="T1244"><text:s text:c="14"/></text:span><text:a xlink:href="https://packagist.org/packages/yajra/laravel-datatables-oracle"><text:span text:style-name="T1245">https://packagist.org/packages/yajra/laravel-datatables-oracle</text:span></text:a><text:span text:style-name="T1246"/></text:p>
      <text:p text:style-name="P35"><text:span text:style-name="T1246"><text:s text:c="14"/></text:span><text:a xlink:href="http://yajrabox.com/docs/laravel-datatables/master/add-column"><text:span text:style-name="T1247">http://yajrabox.com/docs/laravel-datatables/master/add-column</text:span></text:a><text:span text:style-name="T1248"/></text:p>
      <text:p text:style-name="P35"><text:span text:style-name="T1249"/></text:p>
      <text:p text:style-name="P35"><text:span text:style-name="T1250">1. go to proj directory &amp; 'composer require yajra/laravel-datatables-oracle'</text:span></text:p>
      <text:p text:style-name="P35"><text:span text:style-name="T1250">2. Find the providers in config &gt;&gt; app.php file and register the DatatablesServiceProvider.</text:span></text:p>
      <text:p text:style-name="P35"><text:span text:style-name="T1250">'providers' =&gt; [</text:span></text:p>
      <text:p text:style-name="P35"><text:span text:style-name="T1250"><text:s text:c="8"/>// ...</text:span></text:p>
      <text:p text:style-name="P35"><text:span text:style-name="T1250"><text:s text:c="8"/>Yajra\Datatables\DatatablesServiceProvider::class,</text:span></text:p>
      <text:p text:style-name="P35"><text:span text:style-name="T1250"><text:s text:c="4"/>]</text:span></text:p>
      <text:p text:style-name="P35"><text:span text:style-name="T1251"/></text:p>
      <text:p text:style-name="P35"><text:span text:style-name="T1252">3. Place the aliases in config &gt;&gt; app.php file and register the aliases.</text:span></text:p>
      <text:p text:style-name="P35"><text:span text:style-name="T1252">'aliases' =&gt; [</text:span></text:p>
      <text:p text:style-name="P35"><text:span text:style-name="T1252"><text:s text:c="8"/>// ...</text:span></text:p>
      <text:p text:style-name="P35"><text:span text:style-name="T1252"><text:s text:c="8"/>'Datatables' =&gt; Yajra\Datatables\Facades\Datatables::class,</text:span></text:p>
      <text:p text:style-name="P35"><text:span text:style-name="T1252"><text:s text:c="4"/>]</text:span></text:p>
      <text:p text:style-name="P35"><text:span text:style-name="T1252">4. controller &amp; view file as per my git</text:span></text:p>
      <text:p text:style-name="P35"><text:span text:style-name="T1252"><text:s text:c="3"/>controller<text:s text:c="2"/>file name: laravel_server_side_controllre_file.php</text:span></text:p>
      <text:p text:style-name="P35"><text:span text:style-name="T1252"><text:s text:c="3"/>view file name: laravel_server_side_view.php </text:span></text:p>
      <text:p text:style-name="P35"><text:span text:style-name="T1253"/></text:p>
      <text:p text:style-name="P35"><text:span text:style-name="T1254">hint: by qyery get user &amp; role data by join &amp; save in $c</text:span></text:p>
      <text:p text:style-name="P35"><text:span text:style-name="T1254"><text:s text:c="7"/>then 'addColumn' add new colname &amp; by $c to asign value &amp; return</text:span></text:p>
      <text:p text:style-name="P35"><text:span text:style-name="T1255"/></text:p>
      <text:p text:style-name="P35"><text:span text:style-name="T1255"/></text:p>
      <text:p text:style-name="P35"><text:span text:style-name="T1255"/></text:p>
      <text:p text:style-name="P35"><text:span text:style-name="T1255"/></text:p>
      <text:p text:style-name="P35"><text:span text:style-name="T1256">Password Protect a Directory Using .htaccess</text:span></text:p>
      <text:p text:style-name="P35"><text:span text:style-name="T1257"/></text:p>
      <text:p text:style-name="P35"><text:span text:style-name="T1258">Ref Url:<text:s/></text:span><text:a xlink:href="https://davidwalsh.name/password-protect-directory-using-htaccess"><text:span text:style-name="T1259">https://davidwalsh.name/password-protect-directory-using-htaccess</text:span></text:a><text:span text:style-name="T1260"/></text:p>
      <text:p text:style-name="P35"><text:span text:style-name="T1260"/></text:p>
      <text:p text:style-name="P35"><text:span text:style-name="T1261">1. write in .htaccess file</text:span></text:p>
      <text:p text:style-name="P35"><text:span text:style-name="T1261"><text:s text:c="3"/><text:tab/>AuthType Basic</text:span></text:p>
      <text:p text:style-name="P35"><text:span text:style-name="T1261"><text:tab/>AuthName "restricted area"</text:span></text:p>
      <text:p text:style-name="P35"><text:span text:style-name="T1261"><text:tab/>AuthUserFile /home/davidwalsh/html/protect-me-dir/.htpasswd</text:span></text:p>
      <text:p text:style-name="P35"><text:span text:style-name="T1261"><text:tab/>require valid-user</text:span></text:p>
      <text:p text:style-name="P35"><text:span text:style-name="T1261">2. create new file name .htpasswd<text:s text:c="2"/>(location: same where .htaceess locate)</text:span></text:p>
      <text:p text:style-name="P35"><text:span text:style-name="T1261"><text:s text:c="2"/></text:span></text:p>
      <text:p text:style-name="P35"><text:span text:style-name="T1261"><text:s text:c="6"/>davidwalsh:daWHfZrDLB88.</text:span></text:p>
      <text:p text:style-name="P35"><text:span text:style-name="T1261"><text:s text:c="6"/>rodstewart:roFulYxC2.8ws</text:span></text:p>
      <text:p text:style-name="P35"><text:span text:style-name="T1261"><text:s text:c="6"/>cssexpert:csmnmq.M8T5ho</text:span></text:p>
      <text:p text:style-name="P35"><text:span text:style-name="T1262"/></text:p>
      <text:p text:style-name="P35"><text:span text:style-name="T1263">Note : here username:md5 password</text:span></text:p>
      <text:p text:style-name="P35"><text:span text:style-name="T1264"/></text:p>
      <text:p text:style-name="P35"><text:span text:style-name="T1264"/></text:p>
      <text:p text:style-name="P35"><text:span text:style-name="T1265">Backup of database<text:s text:c="2"/></text:span></text:p>
      <text:p text:style-name="P35"><text:span text:style-name="T1266"/></text:p>
      <text:p text:style-name="P35"><text:span text:style-name="T1267">public function backupDB() </text:span></text:p>
      <text:p text:style-name="P35"><text:span text:style-name="T1267"><text:s text:c="4"/>{<text:s text:c="2"/></text:span></text:p>
      <text:p text:style-name="P35"><text:span text:style-name="T1268"/></text:p>
      <text:p text:style-name="P35"><text:span text:style-name="T1268"/></text:p>
      <text:p text:style-name="P35"><text:span text:style-name="T1269"><text:s text:c="8"/>date_default_timezone_set('UTC -4'); </text:span></text:p>
      <text:p text:style-name="P35"><text:span text:style-name="T1269"><text:s text:c="8"/>show_errors(); </text:span></text:p>
      <text:p text:style-name="P35"><text:span text:style-name="T1269"><text:s text:c="8"/>// j($_SERVER); </text:span></text:p>
      <text:p text:style-name="P35"><text:span text:style-name="T1270"/></text:p>
      <text:p text:style-name="P35"><text:span text:style-name="T1271"><text:s text:c="8"/>$folder_name = $_SERVER['DOCUMENT_ROOT'].'/db/'.date('d-m-Y-H:i:s'); </text:span></text:p>
      <text:p text:style-name="P35"><text:span text:style-name="T1271"><text:s text:c="8"/>if (!file_exists($folder_name)) { </text:span></text:p>
      <text:p text:style-name="P35"><text:span text:style-name="T1271"><text:s text:c="12"/>mkdir($folder_name, 0777, true); </text:span></text:p>
      <text:p text:style-name="P35"><text:span text:style-name="T1271"><text:s text:c="8"/>} </text:span></text:p>
      <text:p text:style-name="P35"><text:span text:style-name="T1271"><text:s text:c="8"/>$tables = array_column_1($this-&gt;db-&gt;query("SELECT TABLE_NAME FROM INFORMATION_SCHEMA.TABLES WHERE TABLE_TYPE = 'BASE TABLE' AND TABLE_SCHEMA='amber_allnet'")-&gt;result_array(),'TABLE_NAME'); </text:span></text:p>
      <text:p text:style-name="P35"><text:span text:style-name="T1271"><text:s text:c="8"/>sort($tables); </text:span></text:p>
      <text:p text:style-name="P35"><text:span text:style-name="T1271"><text:s text:c="8"/>foreach ($tables as $value) </text:span></text:p>
      <text:p text:style-name="P35"><text:span text:style-name="T1271"><text:s text:c="8"/>{ </text:span></text:p>
      <text:p text:style-name="P35"><text:span text:style-name="T1271"><text:s text:c="12"/>$filename=$value.'-'.date('d-m-Y-H-i-s').'.sql'; </text:span></text:p>
      <text:p text:style-name="P35"><text:span text:style-name="T1271"><text:s text:c="12"/>$result=exec('mysqldump<text:s text:c="2"/>--password=WdI-^k7QW-20 --user=alltest_comman_user3 --single-transaction amber_allnet '.$value.' &gt;'.$folder_name.'/'.$filename,$output); </text:span></text:p>
      <text:p text:style-name="P35"><text:span text:style-name="T1271"><text:s text:c="8"/>} </text:span></text:p>
      <text:p text:style-name="P35"><text:span text:style-name="T1271"><text:s text:c="8"/>$filename='FULL_DB-'.date('d-m-Y-H-i-s').'.sql'; </text:span></text:p>
      <text:p text:style-name="P35"><text:span text:style-name="T1271"><text:s text:c="8"/>$result=exec('mysqldump<text:s text:c="2"/>--password=WFe2GR76 --user=amber_allnet --single-transaction amber_allnet &gt;'.$folder_name.'/'.$filename,$output); </text:span></text:p>
      <text:p text:style-name="P35"><text:span text:style-name="T1271"><text:s text:c="8"/>j('done'); </text:span></text:p>
      <text:p text:style-name="P35"><text:span text:style-name="T1271"><text:s text:c="4"/>}</text:span></text:p>
      <text:p text:style-name="P35"><text:span text:style-name="T1272"/></text:p>
      <text:p text:style-name="P35"><text:span text:style-name="T1272"/></text:p>
      <text:p text:style-name="P35"><text:span text:style-name="T1273">or </text:span></text:p>
      <text:p text:style-name="P35"><text:span text:style-name="T1274"/></text:p>
      <text:p text:style-name="P35"><text:span text:style-name="T1275">&lt;?php</text:span></text:p>
      <text:p text:style-name="P35"><text:span text:style-name="T1276"/></text:p>
      <text:p text:style-name="P35"><text:span text:style-name="T1277">$DBUSER="user";</text:span></text:p>
      <text:p text:style-name="P35"><text:span text:style-name="T1277">$DBPASSWD="password";</text:span></text:p>
      <text:p text:style-name="P35"><text:span text:style-name="T1277">$DATABASE="user_db";</text:span></text:p>
      <text:p text:style-name="P35"><text:span text:style-name="T1278"/></text:p>
      <text:p text:style-name="P35"><text:span text:style-name="T1279">$filename = "backup-" . date("d-m-Y") . ".sql.gz";</text:span></text:p>
      <text:p text:style-name="P35"><text:span text:style-name="T1279">$mime = "application/x-gzip";</text:span></text:p>
      <text:p text:style-name="P35"><text:span text:style-name="T1280"/></text:p>
      <text:p text:style-name="P35"><text:span text:style-name="T1281">header( "Content-Type: " . $mime );</text:span></text:p>
      <text:p text:style-name="P35"><text:span text:style-name="T1281">header( 'Content-Disposition: attachment; filename="' . $filename . '"' );</text:span></text:p>
      <text:p text:style-name="P35"><text:span text:style-name="T1282"/></text:p>
      <text:p text:style-name="P35"><text:span text:style-name="T1283">$cmd = "mysqldump -u $DBUSER --password=$DBPASSWD $DATABASE | gzip --best";<text:s text:c="3"/></text:span></text:p>
      <text:p text:style-name="P35"><text:span text:style-name="T1284"/></text:p>
      <text:p text:style-name="P35"><text:span text:style-name="T1285">passthru( $cmd );</text:span></text:p>
      <text:p text:style-name="P35"><text:span text:style-name="T1286"/></text:p>
      <text:p text:style-name="P35"><text:span text:style-name="T1287">exit(0);</text:span></text:p>
      <text:p text:style-name="P35"><text:span text:style-name="T1287">?&gt;</text:span></text:p>
      <text:p text:style-name="P35"><text:span text:style-name="T1288"/></text:p>
      <text:p text:style-name="P35"><text:span text:style-name="T1288"/></text:p>
      <text:p text:style-name="P35"><text:span text:style-name="T1289">print data col vise</text:span></text:p>
      <text:p text:style-name="P35"><text:span text:style-name="T1290"/></text:p>
      <text:p text:style-name="P35"><text:span text:style-name="T1291">$c='&lt;table border="1px solid"&gt;'; </text:span></text:p>
      <text:p text:style-name="P35"><text:span text:style-name="T1292"/></text:p>
      <text:p text:style-name="P35"><text:span text:style-name="T1293">$result=array('0'=&gt;'a','1'=&gt;'b','2'=&gt;'c','3'=&gt;'d','4'=&gt;'e','5'=&gt;'f','6'=&gt;'g','7'=&gt;'h','8'=&gt;'i','9'=&gt;'j','10'=&gt;'k','11'=&gt;'l','12'=&gt;'m','13'=&gt;'n','14'=&gt;'o'); </text:span></text:p>
      <text:p text:style-name="P35"><text:span text:style-name="T1294"/></text:p>
      <text:p text:style-name="P35"><text:span text:style-name="T1295"><text:s text:c="2"/>foreach($result as $key=&gt;$value){ </text:span></text:p>
      <text:p text:style-name="P35"><text:span text:style-name="T1295"><text:s text:c="2"/>if($key%3==0 || $key==0){ $c.="&lt;tr&gt;";} </text:span></text:p>
      <text:p text:style-name="P35"><text:span text:style-name="T1295"><text:s text:c="2"/>$c.="&lt;td&gt;".$value."&lt;/td&gt;"; </text:span></text:p>
      <text:p text:style-name="P35"><text:span text:style-name="T1295"><text:s text:c="2"/>if(($key%3 !=0 &amp;&amp; ($key+1)%3 ==0 ) || $key==2){ $c.="&lt;/tr&gt;";} </text:span></text:p>
      <text:p text:style-name="P35"><text:span text:style-name="T1295"><text:s text:c="2"/></text:span></text:p>
      <text:p text:style-name="P35"><text:span text:style-name="T1295">} </text:span></text:p>
      <text:p text:style-name="P35"><text:span text:style-name="T1295">$c.="&lt;/table&gt;"; </text:span></text:p>
      <text:p text:style-name="P35"><text:span text:style-name="T1295"><text:s text:c="2"/>echo $c;</text:span></text:p>
      <text:p text:style-name="P35"><text:span text:style-name="T1296"/></text:p>
      <text:p text:style-name="P35"><text:span text:style-name="T1297">output like:</text:span></text:p>
      <text:p text:style-name="P35"><text:span text:style-name="T1297">a b c</text:span></text:p>
      <text:p text:style-name="P35"><text:span text:style-name="T1297">d e f</text:span></text:p>
      <text:p text:style-name="P35"><text:span text:style-name="T1297">g h i</text:span></text:p>
      <text:p text:style-name="P35"><text:span text:style-name="T1298"/></text:p>
      <text:p text:style-name="P35"><text:span text:style-name="T1298"/></text:p>
      <text:p text:style-name="P35"><text:span text:style-name="T1299">api call in php same as curl</text:span></text:p>
      <text:p text:style-name="P35"><text:span text:style-name="T1300"/></text:p>
      <text:p text:style-name="P35"><text:span text:style-name="T1301">if(!function_exists('get_api_reponse')) </text:span></text:p>
      <text:p text:style-name="P35"><text:span text:style-name="T1301">{ </text:span></text:p>
      <text:p text:style-name="P35"><text:span text:style-name="T1301"><text:tab/>function get_api_reponse($url,$post) </text:span></text:p>
      <text:p text:style-name="P35"><text:span text:style-name="T1301"><text:tab/>{<text:tab/> </text:span></text:p>
      <text:p text:style-name="P35"><text:span text:style-name="T1301"><text:s text:c="6"/></text:span></text:p>
      <text:p text:style-name="P35"><text:span text:style-name="T1302"/></text:p>
      <text:p text:style-name="P35"><text:span text:style-name="T1303"><text:tab/><text:tab/>$url = base_url().$url; </text:span></text:p>
      <text:p text:style-name="P35"><text:span text:style-name="T1303"><text:tab/><text:tab/>$data = json_decode(file_get_contents($url.'?'.http_build_query($post)),true); </text:span></text:p>
      <text:p text:style-name="P35"><text:span text:style-name="T1303"><text:tab/><text:tab/>return $data; </text:span></text:p>
      <text:p text:style-name="P35"><text:span text:style-name="T1303"><text:tab/>} </text:span></text:p>
      <text:p text:style-name="P35"><text:span text:style-name="T1303">}</text:span></text:p>
      <text:p text:style-name="P35"><text:span text:style-name="T1304"/></text:p>
      <text:p text:style-name="P35"><text:span text:style-name="T1305">Note: $post is associate array of post params.</text:span></text:p>
      <text:p text:style-name="P35"><text:span text:style-name="T1306"/></text:p>
      <text:p text:style-name="P35"><text:span text:style-name="T1306"/></text:p>
      <text:p text:style-name="P35"><text:span text:style-name="T1306"/></text:p>
      <text:p text:style-name="P35"><text:span text:style-name="T1306"/></text:p>
      <text:p text:style-name="P35"><text:span text:style-name="T1306"/></text:p>
      <text:p text:style-name="P35"><text:span text:style-name="T1306"/></text:p>
      <text:p text:style-name="P35"><text:span text:style-name="T1307">alltest_comman_user3</text:span></text:p>
      <text:p text:style-name="P35"><text:span text:style-name="T1307">WdI-^k7QW-20</text:span></text:p>
      <text:p text:style-name="P35"><text:span text:style-name="T1307"><text:tab/></text:span></text:p>
      <text:p text:style-name="P35"><text:span text:style-name="T1308"/></text:p>
      <text:p text:style-name="P35"><text:span text:style-name="T1308"/></text:p>
      <text:p text:style-name="P35"><text:span text:style-name="T1309">db1</text:span></text:p>
      <text:p text:style-name="P35"><text:span text:style-name="T1309"><text:s/>[username] =&gt; alltest_comman_user1</text:span></text:p>
      <text:p text:style-name="P35"><text:span text:style-name="T1309"><text:s text:c="4"/>[password] =&gt; WdI-^k7QW-20</text:span></text:p>
      <text:p text:style-name="P35"><text:span text:style-name="T1310"/></text:p>
      <text:p text:style-name="P35"><text:span text:style-name="T1310"/></text:p>
      <text:p text:style-name="P35"><text:span text:style-name="T1311">amber_allnet</text:span></text:p>
      <text:p text:style-name="P35"><text:span text:style-name="T1311">WFe2GR76</text:span></text:p>
      <text:p text:style-name="P35"><text:span text:style-name="T1312"/></text:p>
      <text:p text:style-name="P35"><text:span text:style-name="T1312"/></text:p>
      <text:p text:style-name="P35"><text:span text:style-name="T1312"/></text:p>
      <text:p text:style-name="P35"><text:span text:style-name="T1313">/* </text:span></text:p>
      <text:p text:style-name="P35"><text:span text:style-name="T1314"/></text:p>
      <text:p text:style-name="P35"><text:span text:style-name="T1315">Route::resource('admin/userclaims', 'Admin\\UserclaimsController');</text:span></text:p>
      <text:p text:style-name="P35"><text:span text:style-name="T1315">standard </text:span></text:p>
      <text:p text:style-name="P35"><text:span text:style-name="T1315">========================================= </text:span></text:p>
      <text:p text:style-name="P35"><text:span text:style-name="T1316"/></text:p>
      <text:p text:style-name="P35"><text:span text:style-name="T1317">1. back: so index method </text:span></text:p>
      <text:p text:style-name="P35"><text:span text:style-name="T1317"><text:s text:c="2"/></text:span></text:p>
      <text:p text:style-name="P35"><text:span text:style-name="T1317"><text:s text:c="3"/>&lt;a href="{{ url('/admin/userclaims') }}" title="Back"&gt;&lt;button class="btn btn-warning btn-sm"&gt;&lt;i class="fa fa-arrow-left" aria-hidden="true"&gt;&lt;/i&gt; Back&lt;/button&gt;&lt;/a&gt; </text:span></text:p>
      <text:p text:style-name="P35"><text:span text:style-name="T1318"/></text:p>
      <text:p text:style-name="P35"><text:span text:style-name="T1319">2. addnew:<text:s text:c="2"/>create<text:s text:c="2"/>for form show </text:span></text:p>
      <text:p text:style-name="P35"><text:span text:style-name="T1320"/></text:p>
      <text:p text:style-name="P35"><text:span text:style-name="T1321">&lt;a href="{{ url('/admin/userclaims/create') }}" class="btn btn-success btn-sm" title="Add New Userclaim"&gt; </text:span></text:p>
      <text:p text:style-name="P35"><text:span text:style-name="T1321"><text:s text:c="14"/>&lt;i class="fa fa-plus" aria-hidden="true"&gt;&lt;/i&gt; Add New&lt;/a&gt; </text:span></text:p>
      <text:p text:style-name="P35"><text:span text:style-name="T1322"/></text:p>
      <text:p text:style-name="P35"><text:span text:style-name="T1323">3.store </text:span></text:p>
      <text:p text:style-name="P35"><text:span text:style-name="T1324"/></text:p>
      <text:p text:style-name="P35"><text:span text:style-name="T1325"><text:s text:c="2"/>&lt;form method="POST" action="{{ url('/admin/userclaims') }}" accept-charset="UTF-8" class="form-horizontal" enctype="multipart/form-data"&gt; </text:span></text:p>
      <text:p text:style-name="P35"><text:span text:style-name="T1325"><text:s text:c="28"/>{{ csrf_field() }} </text:span></text:p>
      <text:p text:style-name="P35"><text:span text:style-name="T1326"/></text:p>
      <text:p text:style-name="P35"><text:span text:style-name="T1326"/></text:p>
      <text:p text:style-name="P35"><text:span text:style-name="T1327">4.edit view: </text:span></text:p>
      <text:p text:style-name="P35"><text:span text:style-name="T1328"/></text:p>
      <text:p text:style-name="P35"><text:span text:style-name="T1329">&lt;a href="{{ url('/admin/userclaims/' . $item-&gt;id . '/edit') }}" title="Edit Userclaim"&gt;&lt;button class="btn btn-primary btn-sm"&gt;&lt;i class="fa fa-pencil-square-o" aria-hidden="true"&gt;&lt;/i&gt; Edit&lt;/button&gt;&lt;/a&gt; </text:span></text:p>
      <text:p text:style-name="P35"><text:span text:style-name="T1330"/></text:p>
      <text:p text:style-name="P35"><text:span text:style-name="T1331">5. edit form action : edit method call </text:span></text:p>
      <text:p text:style-name="P35"><text:span text:style-name="T1332"/></text:p>
      <text:p text:style-name="P35"><text:span text:style-name="T1333">&lt;form action="{{url('/admin/userclaims', [$task-&gt;id])}}" method="POST"&gt; </text:span></text:p>
      <text:p text:style-name="P35"><text:span text:style-name="T1333">&lt;input type="hidden" name="_method" value="PUT"&gt; </text:span></text:p>
      <text:p text:style-name="P35"><text:span text:style-name="T1334"/></text:p>
      <text:p text:style-name="P35"><text:span text:style-name="T1335"><text:s text:c="2"/></text:span></text:p>
      <text:p text:style-name="P35"><text:span text:style-name="T1335">6.delete </text:span></text:p>
      <text:p text:style-name="P35"><text:span text:style-name="T1335"><text:s text:c="3"/>&lt;form method="POST" action="{{ url('/admin/userclaims' . '/' . $item-&gt;id) }}" accept-charset="UTF-8" style="display:inline"&gt; </text:span></text:p>
      <text:p text:style-name="P35"><text:span text:style-name="T1335"><text:s text:c="48"/>{{ method_field('DELETE') }} </text:span></text:p>
      <text:p text:style-name="P35"><text:span text:style-name="T1335"><text:s text:c="48"/>{{ csrf_field() }}<text:s text:c="2"/></text:span></text:p>
      <text:p text:style-name="P35"><text:span text:style-name="T1336"/></text:p>
      <text:p text:style-name="P35"><text:span text:style-name="T1337"><text:s/>7. show method : for view </text:span></text:p>
      <text:p text:style-name="P35"><text:span text:style-name="T1337"><text:s text:c="2"/></text:span></text:p>
      <text:p text:style-name="P35"><text:span text:style-name="T1337"><text:s text:c="2"/>&lt;a href="{{ url('/admin/userclaims/' . $item-&gt;id) }}" title="View Userclaim"&gt;&lt;button class="btn btn-info btn-sm"&gt;&lt;i class="fa fa-eye" aria-hidden="true"&gt;&lt;/i&gt; View&lt;/button&gt;&lt;/a&gt;<text:s text:c="3"/></text:span></text:p>
      <text:p text:style-name="P35"><text:span text:style-name="T1338"/></text:p>
      <text:p text:style-name="P35"><text:span text:style-name="T1338"/></text:p>
      <text:p text:style-name="P35"><text:span text:style-name="T1339"><text:s text:c="2"/>8. sidebar </text:span></text:p>
      <text:p text:style-name="P35"><text:span text:style-name="T1340"/></text:p>
      <text:p text:style-name="P35"><text:span text:style-name="T1341">&lt;li class="{{(Request::path()=='holiday' || Request::is('holiday/*')) ? 'active' : ''}}"&gt; </text:span></text:p>
      <text:p text:style-name="P35"><text:span text:style-name="T1341"><text:s text:c="24"/>&lt;a href="{{url('/holiday')}}"&gt; </text:span></text:p>
      <text:p text:style-name="P35"><text:span text:style-name="T1341"><text:s text:c="28"/>&lt;i class="fa fa-calendar" aria-hidden="true"&gt;&lt;/i&gt; </text:span></text:p>
      <text:p text:style-name="P35"><text:span text:style-name="T1341"><text:s text:c="28"/>&lt;span class=""&gt;Holidays&lt;/span&gt; </text:span></text:p>
      <text:p text:style-name="P35"><text:span text:style-name="T1341"><text:s text:c="24"/>&lt;/a&gt; </text:span></text:p>
      <text:p text:style-name="P35"><text:span text:style-name="T1341"><text:s text:c="20"/>&lt;/li&gt;<text:s text:c="44"/></text:span></text:p>
      <text:p text:style-name="P35"><text:span text:style-name="T1342"/></text:p>
      <text:p text:style-name="P35"><text:span text:style-name="T1343">*/</text:span></text:p>
      <text:p text:style-name="P35"><text:span text:style-name="T1344"/></text:p>
      <text:p text:style-name="P35"><text:span text:style-name="T1344"/></text:p>
      <text:p text:style-name="P35"><text:span text:style-name="T1344"/></text:p>
      <text:p text:style-name="P35"><text:span text:style-name="T1344"/></text:p>
      <text:p text:style-name="P35"><text:span text:style-name="T1344"/></text:p>
      <text:p text:style-name="P35"><text:span text:style-name="T1344"/></text:p>
      <text:p text:style-name="P35"><text:span text:style-name="T1344"/></text:p>
      <text:p text:style-name="P35"><text:span text:style-name="T1344"/></text:p>
      <text:p text:style-name="P35"><text:span text:style-name="T1344"/></text:p>
      <text:p text:style-name="P35"><text:span text:style-name="T1344"/></text:p>
      <text:p text:style-name="P35"><text:span text:style-name="T1344"/></text:p>
      <text:p text:style-name="P35"><text:span text:style-name="T1344"/></text:p>
      <text:p text:style-name="P35"><text:span text:style-name="T1344"/></text:p>
      <text:p text:style-name="P35"><text:span text:style-name="T1344"/></text:p>
      <text:p text:style-name="P35"><text:span text:style-name="T1344"/></text:p>
      <text:p text:style-name="P35"><text:span text:style-name="T1344"/></text:p>
      <text:p text:style-name="P35"><text:span text:style-name="T1344"/></text:p>
      <text:p text:style-name="P35"><text:span text:style-name="T1344"/></text:p>
      <text:p text:style-name="P35"><text:span text:style-name="T1344"/></text:p>
      <text:p text:style-name="P35"><text:span text:style-name="T1344"/></text:p>
      <text:p text:style-name="P35"><text:span text:style-name="T1344"/></text:p>
      <text:p text:style-name="P35"><text:span text:style-name="T1344"/></text:p>
      <text:p text:style-name="P35"><text:span text:style-name="T1344"/></text:p>
      <text:p text:style-name="P35"><text:span text:style-name="T1344"/></text:p>
      <text:p text:style-name="P35"><text:span text:style-name="T1344"/></text:p>
      <text:p text:style-name="P35"><text:span text:style-name="T1344"/></text:p>
      <text:p text:style-name="P35"><text:span text:style-name="T1344"/></text:p>
      <text:p text:style-name="P35"><text:span text:style-name="T1344"/></text:p>
      <text:p text:style-name="P35"><text:span text:style-name="T1344"/></text:p>
      <text:p text:style-name="P35"><text:span text:style-name="T1344"/></text:p>
      <text:p text:style-name="P35"><text:span text:style-name="T1344"/></text:p>
      <text:p text:style-name="P35"><text:span text:style-name="T1344"/></text:p>
      <text:p text:style-name="P35"><text:span text:style-name="T1344"/></text:p>
      <text:p text:style-name="P35"><text:span text:style-name="T1345">1.install node &amp; npm </text:span></text:p>
      <text:p text:style-name="P35"><text:span text:style-name="T1345">2.install angular cli 6<text:s text:c="2"/>by command "npm -g install @angular/cli" </text:span></text:p>
      <text:p text:style-name="P35"><text:span text:style-name="T1345">3.To Check cli version by command "ng version" </text:span></text:p>
      <text:p text:style-name="P35"><text:span text:style-name="T1345"><text:s text:c="2"/>getting like below </text:span></text:p>
      <text:p text:style-name="P35"><text:span text:style-name="T1346"/></text:p>
      <text:p text:style-name="P35"><text:span text:style-name="T1347"><text:s text:c="3"/>This is the output I'm getting: </text:span></text:p>
      <text:p text:style-name="P35"><text:span text:style-name="T1348"/></text:p>
      <text:p text:style-name="P35"><text:span text:style-name="T1349"><text:s text:c="4"/>/ \<text:s text:c="3"/>_ __<text:s text:c="3"/>__ _ _<text:s text:c="3"/>_| | __ _ _ __<text:s text:c="5"/>/ ___| |<text:s text:c="3"/>|_ _| </text:span></text:p>
      <text:p text:style-name="P35"><text:span text:style-name="T1349"><text:s text:c="3"/>/ △ \ | '_ \ / _` | | | | |/ _` | '__|<text:s text:c="3"/>| |<text:s text:c="3"/>| |<text:s text:c="4"/>| | </text:span></text:p>
      <text:p text:style-name="P35"><text:span text:style-name="T1349"><text:s text:c="2"/>/ ___ \| | | | (_| | |_| | | (_| | |<text:s text:c="6"/>| |___| |___ | | </text:span></text:p>
      <text:p text:style-name="P35"><text:span text:style-name="T1349"><text:s/>/_/<text:s text:c="3"/>\_\_| |_|\__, |\__,_|_|\__,_|_|<text:s text:c="7"/>\____|_____|___| </text:span></text:p>
      <text:p text:style-name="P35"><text:span text:style-name="T1349"><text:s text:c="16"/>|___/ </text:span></text:p>
      <text:p text:style-name="P35"><text:span text:style-name="T1350"/></text:p>
      <text:p text:style-name="P35"><text:span text:style-name="T1350"/></text:p>
      <text:p text:style-name="P35"><text:span text:style-name="T1351">Angular CLI: 6.0.0 </text:span></text:p>
      <text:p text:style-name="P35"><text:span text:style-name="T1351">Node: 8.11.1 </text:span></text:p>
      <text:p text:style-name="P35"><text:span text:style-name="T1351">OS: linux x64 </text:span></text:p>
      <text:p text:style-name="P35"><text:span text:style-name="T1351">Angular: </text:span></text:p>
      <text:p text:style-name="P35"><text:span text:style-name="T1351">... </text:span></text:p>
      <text:p text:style-name="P35"><text:span text:style-name="T1352"/></text:p>
      <text:p text:style-name="P35"><text:span text:style-name="T1352"/></text:p>
      <text:p text:style-name="P35"><text:span text:style-name="T1353">4.create project by "ng new crmapp"<text:s text:c="2"/>here crmapp is a yr proj name </text:span></text:p>
      <text:p text:style-name="P35"><text:span text:style-name="T1354"/></text:p>
      <text:p text:style-name="P35"><text:span text:style-name="T1355">5. We will mostly be working inside the src/app folder. This is the directory structure of the project: </text:span></text:p>
      <text:p text:style-name="P35"><text:span text:style-name="T1356"/></text:p>
      <text:p text:style-name="P35"><draw:frame text:anchor-type="as-char" svg:width="97.63mm" svg:height="148.17mm" style:rel-width="scale" style:rel-height="scale"><draw:object-ole xlink:href="OleObj1"/><draw:image xlink:href="ObjectReplacements/OleObj1"/></draw:frame><text:span text:style-name="T1357"><text:s text:c="2"/></text:span></text:p>
      <text:p text:style-name="P35"><text:span text:style-name="T1358"/></text:p>
      <text:p text:style-name="P35"><text:span text:style-name="T1358"/></text:p>
      <text:p text:style-name="P35"><text:span text:style-name="T1358"/></text:p>
      <text:p text:style-name="P35"><text:span text:style-name="T1358"/></text:p>
      <text:p text:style-name="P35"><text:span text:style-name="T1358"/></text:p>
      <text:p text:style-name="P35"><text:span text:style-name="T1358"/></text:p>
      <text:p text:style-name="P35"><text:span text:style-name="T1358"/></text:p>
      <text:p text:style-name="P35"><text:span text:style-name="T1358"/></text:p>
      <text:p text:style-name="P35"><text:span text:style-name="T1358"/></text:p>
      <text:p text:style-name="P35"><text:span text:style-name="T1358"/></text:p>
      <text:p text:style-name="P35"><text:span text:style-name="T1358"/></text:p>
      <text:p text:style-name="P35"><text:span text:style-name="T1358"/></text:p>
      <text:p text:style-name="P35"><text:span text:style-name="T1358"/></text:p>
      <text:p text:style-name="P35"><text:span text:style-name="T1358"/></text:p>
      <text:p text:style-name="P35"><text:span text:style-name="T1358"/></text:p>
      <text:p text:style-name="P35"><text:span text:style-name="T1358"/></text:p>
      <text:p text:style-name="P35"><text:span text:style-name="T1358"/></text:p>
      <text:p text:style-name="P35"><text:span text:style-name="T1358"/></text:p>
      <text:p text:style-name="P35"><text:span text:style-name="T1358"/></text:p>
      <text:p text:style-name="P35"><text:span text:style-name="T1358"/></text:p>
      <text:p text:style-name="P35"><text:span text:style-name="T1358"/></text:p>
      <text:p text:style-name="P35"><text:span text:style-name="T1358"/></text:p>
      <text:p text:style-name="P35"><text:span text:style-name="T1358"/></text:p>
      <text:p text:style-name="P35"><text:span text:style-name="T1358"/></text:p>
      <text:p text:style-name="P35"><text:span text:style-name="T1358"/></text:p>
      <text:p text:style-name="P35"><text:span text:style-name="T1358"/></text:p>
      <text:p text:style-name="P35"><text:span text:style-name="T1359">6. Navigate inside your project's folder by command “ cd crmapp”</text:span></text:p>
      <text:p text:style-name="P35"><text:span text:style-name="T1359">7. Serve your application<text:s text:c="2"/>by<text:s text:c="2"/>“ ng serve “</text:span></text:p>
      <text:p text:style-name="P35"><text:span text:style-name="T1359">8. You application will be running from .<text:s text:c="2"/>In browser</text:span></text:p>
      <text:p text:style-name="P35"><text:span text:style-name="T1360"/></text:p>
      <text:p text:style-name="P35"><text:span text:style-name="T1361">understand the structure</text:span></text:p>
      <text:p text:style-name="P35"><text:span text:style-name="T1362"/></text:p>
      <text:p text:style-name="P35"><text:span text:style-name="T1363">A)<text:s text:c="2"/>index.html<text:s text:c="2"/>is main file<text:s text:c="2"/>its structure like </text:span></text:p>
      <text:p text:style-name="P35"><text:span text:style-name="T1364"/></text:p>
      <text:p text:style-name="P35"><text:span text:style-name="T1365">&lt;!doctype html&gt; </text:span></text:p>
      <text:p text:style-name="P35"><text:span text:style-name="T1365">&lt;html lang="en"&gt; </text:span></text:p>
      <text:p text:style-name="P35"><text:span text:style-name="T1365"><text:s/>&lt;head&gt; </text:span></text:p>
      <text:p text:style-name="P35"><text:span text:style-name="T1365"><text:s text:c="6"/>&lt;meta charset="utf-8"&gt; </text:span></text:p>
      <text:p text:style-name="P35"><text:span text:style-name="T1365"><text:s text:c="6"/>&lt;title&gt;Crmapp&lt;/title&gt; </text:span></text:p>
      <text:p text:style-name="P35"><text:span text:style-name="T1365"><text:s text:c="6"/>&lt;meta name="viewport" content="width=device-width, initial-scale=1"&gt; </text:span></text:p>
      <text:p text:style-name="P35"><text:span text:style-name="T1365"><text:s text:c="5"/></text:span></text:p>
      <text:p text:style-name="P35"><text:span text:style-name="T1365"><text:s text:c="6"/>&lt;!-- CSS FILE INCLUDE --&gt; </text:span></text:p>
      <text:p text:style-name="P35"><text:span text:style-name="T1365"><text:s text:c="6"/>&lt;link rel="stylesheet" href="</text:span><text:span text:style-name="T1366">assets/bootstrap/css/bootstrap.min.css</text:span><text:span text:style-name="T1367">"&gt; </text:span></text:p>
      <text:p text:style-name="P35"><text:span text:style-name="T1367"><text:s/>&lt;/head&gt; </text:span></text:p>
      <text:p text:style-name="P35"><text:span text:style-name="T1367"><text:s text:c="2"/>&lt;body&gt; </text:span></text:p>
      <text:p text:style-name="P35"><text:span text:style-name="T1367"><text:s text:c="7"/>&lt;div class="wrapper"&gt; </text:span></text:p>
      <text:p text:style-name="P35"><text:span text:style-name="T1367"><text:s text:c="8"/></text:span><text:span text:style-name="T1368">&lt;app-root&gt;&lt;/app-root&gt;</text:span><text:span text:style-name="T1369"><text:s/></text:span></text:p>
      <text:p text:style-name="P35"><text:span text:style-name="T1369"><text:s text:c="7"/>&lt;/div&gt; </text:span></text:p>
      <text:p text:style-name="P35"><text:span text:style-name="T1370"/></text:p>
      <text:p text:style-name="P35"><text:span text:style-name="T1371"><text:s text:c="4"/>&lt;!-- JS FILE INCLUDE --&gt; </text:span></text:p>
      <text:p text:style-name="P35"><text:span text:style-name="T1371"><text:s text:c="6"/>&lt;script src="</text:span><text:span text:style-name="T1372">assets/plugins/jQuery/jquery-2.2.3.min.js</text:span><text:span text:style-name="T1373">"&gt;&lt;/script&gt; </text:span></text:p>
      <text:p text:style-name="P35"><text:span text:style-name="T1373"><text:s/>&lt;/body&gt; </text:span></text:p>
      <text:p text:style-name="P35"><text:span text:style-name="T1373">&lt;/html&gt;</text:span></text:p>
      <text:p text:style-name="P35"><text:span text:style-name="T1374"/></text:p>
      <text:p text:style-name="P35"><text:span text:style-name="T1375">B) Put css file &amp; js file into assest folder (path as above)<text:s text:c="2"/>&amp; write css in style.css file like core</text:span></text:p>
      <text:p text:style-name="P35"><text:span text:style-name="T1376"/></text:p>
      <text:p text:style-name="P35"><text:span text:style-name="T1377">C) by default in src/app directory</text:span></text:p>
      <text:p text:style-name="P35"><text:span text:style-name="T1377"><text:s text:c="6"/></text:span></text:p>
      <text:list text:style-name="L36">
        <text:list-item>
          <text:p text:style-name="P36"><text:span text:style-name="T1377">app.components.html<text:s text:c="16"/>(write below code in this file)</text:span></text:p>
        </text:list-item>
      </text:list>
      <text:p text:style-name="P37"><text:span text:style-name="T1378"/></text:p>
      <text:p text:style-name="P37"><text:span text:style-name="T1379"><text:s text:c="7"/>&lt;app-header&gt;&lt;/app-header&gt; </text:span></text:p>
      <text:p text:style-name="P37"><text:span text:style-name="T1379"><text:s text:c="7"/>&lt;app-sidebar&gt;&lt;/app-sidebar&gt; </text:span></text:p>
      <text:p text:style-name="P37"><text:span text:style-name="T1379"><text:s text:c="10"/>&lt;div id="content"&gt; </text:span></text:p>
      <text:p text:style-name="P37"><text:span text:style-name="T1379"><text:s text:c="14"/>&lt;router-outlet&gt;&lt;/router-outlet&gt; </text:span></text:p>
      <text:p text:style-name="P37"><text:span text:style-name="T1379"><text:s text:c="10"/>&lt;/div&gt; </text:span></text:p>
      <text:p text:style-name="P37"><text:span text:style-name="T1379"><text:s text:c="7"/>&lt;app-footer&gt;&lt;/app-footer&gt;</text:span></text:p>
      <text:p text:style-name="P37"><text:span text:style-name="T1380"/></text:p>
      <text:list text:style-name="L38">
        <text:list-item>
          <text:p text:style-name="P38"><text:span text:style-name="T1381">app.component.css or scss<text:s text:c="8"/>( write css for html of particular component)</text:span></text:p>
        </text:list-item>
        <text:list-item>
          <text:p text:style-name="P38"><text:span text:style-name="T1381">app.component.spec.ts</text:span></text:p>
        </text:list-item>
        <text:list-item>
          <text:p text:style-name="P38"><text:span text:style-name="T1381">app.component.ts<text:s text:c="23"/>(component file wherein css &amp; html link)</text:span></text:p>
        </text:list-item>
      </text:list>
      <text:p text:style-name="P39"><text:span text:style-name="T1381"><text:s/></text:span></text:p>
      <text:p text:style-name="P39"><text:span text:style-name="T1381"><text:s text:c="16"/>index.html ma<text:s text:c="2"/></text:span><text:span text:style-name="T1382">&lt;app-root&gt;&lt;/app-root&gt;<text:s text:c="2"/>tag<text:s text:c="3"/></text:span><text:span text:style-name="T1383">e app.component.ts file ma selector hoy</text:span></text:p>
      <text:p text:style-name="P39"><text:span text:style-name="T1383"><text:s text:c="15"/>@ ne decorate kehvay</text:span></text:p>
      <text:p text:style-name="P39"><text:span text:style-name="T1383"><text:s text:c="14"/>templateUrl: './app.component.html',<text:s text:c="3"/>--------------------------v<text:s text:c="2"/></text:span></text:p>
      <text:p text:style-name="P39"><text:span text:style-name="T1383"><text:s text:c="14"/>styleUrls: ['./app.component.css']</text:span></text:p>
      <text:p text:style-name="P39"><text:span text:style-name="T1384"/></text:p>
      <text:p text:style-name="P39"><text:span text:style-name="T1385"><text:s text:c="6"/></text:span></text:p>
      <text:list text:style-name="L40">
        <text:list-item>
          <text:p text:style-name="P40"><text:span text:style-name="T1386">app.component.html</text:span></text:p>
        </text:list-item>
      </text:list>
      <text:p text:style-name="P41"><text:span text:style-name="T1387"/></text:p>
      <text:p text:style-name="P41"><text:span text:style-name="T1388"><text:s text:c="17"/>in this file<text:s text:c="2"/>call selector of other component &amp; routing</text:span></text:p>
      <text:p text:style-name="P41"><text:span text:style-name="T1388"><text:s text:c="16"/>like, for ex.</text:span></text:p>
      <text:p text:style-name="P41"><text:span text:style-name="T1389"><text:s text:c="11"/></text:span></text:p>
      <text:p text:style-name="P41"><text:span text:style-name="T1389"><text:s text:c="17"/>&lt;app-header&gt;&lt;/app-header&gt;<text:s text:c="9"/>&lt;------------ this is other component make by command</text:span></text:p>
      <text:p text:style-name="P41"><text:span text:style-name="T1389"><text:s text:c="16"/>&lt;app-sidebar&gt;&lt;/app-sidebar&gt; </text:span></text:p>
      <text:p text:style-name="P41"><text:span text:style-name="T1389"><text:s text:c="21"/>&lt;div id="content"&gt; </text:span></text:p>
      <text:p text:style-name="P41"><text:span text:style-name="T1389"><text:s text:c="28"/>&lt;router-outlet&gt;&lt;/router-outlet&gt;<text:s text:c="10"/>&lt;------- this is for routing</text:span></text:p>
      <text:p text:style-name="P41"><text:span text:style-name="T1389"><text:s text:c="21"/>&lt;/div&gt; </text:span></text:p>
      <text:p text:style-name="P41"><text:span text:style-name="T1389"><text:s text:c="16"/>&lt;app-footer&gt;&lt;/app-footer&gt;</text:span></text:p>
      <text:p text:style-name="P41"><text:span text:style-name="T1389"><text:s text:c="16"/></text:span></text:p>
      <text:p text:style-name="P41"><text:span text:style-name="T1390"><text:s text:c="13"/></text:span></text:p>
      <text:p text:style-name="P41"><text:span text:style-name="T1391"><text:s text:c="13"/>make new component by command “ng g c header”<text:s text:c="2"/>or<text:s text:c="2"/>“ng g c<text:s text:c="2"/>layouts/header”<text:s text:c="2"/></text:span></text:p>
      <text:p text:style-name="P41"><text:span text:style-name="T1391"><text:s text:c="15"/>or </text:span></text:p>
      <text:p text:style-name="P41"><text:span text:style-name="T1391"><text:s text:c="12"/>ng generate component AccountList</text:span></text:p>
      <text:p text:style-name="P41"><text:span text:style-name="T1392"/></text:p>
      <text:p text:style-name="P41"><text:span text:style-name="T1393"><text:s text:c="13"/>then 4 file generate in app/src or app/src/layout<text:s text:c="2"/>directory<text:s text:c="3"/>as well as<text:s text:c="2"/>component added<text:s text:c="13"/>automatically in<text:s text:c="2"/>app.module.ts file 's<text:s text:c="2"/>declarations.</text:span></text:p>
      <text:p text:style-name="P41"><text:span text:style-name="T1394"/></text:p>
      <text:p text:style-name="P41"><text:span text:style-name="T1395"><text:s text:c="12"/>header.component.html<text:s text:c="3"/>write header code &amp; its css write in<text:s text:c="2"/>header.component..css file</text:span></text:p>
      <text:p text:style-name="P41"><text:span text:style-name="T1396"/></text:p>
      <text:p text:style-name="P41"><text:span text:style-name="T1396"/></text:p>
      <text:p text:style-name="P41"><text:span text:style-name="T1396"/></text:p>
      <text:list text:style-name="L42">
        <text:list-item>
          <text:p text:style-name="P42"><text:span text:style-name="T1397"><text:s/>app.module.ts<text:s text:c="29"/>(this file internal link with ng modules)</text:span></text:p>
        </text:list-item>
      </text:list>
      <text:p text:style-name="P43"><text:span text:style-name="T1398"/></text:p>
      <text:p text:style-name="P43"><text:span text:style-name="T1398"/></text:p>
      <text:p text:style-name="P43"><text:span text:style-name="T1398"/></text:p>
      <text:p text:style-name="P43"><text:span text:style-name="T1398"/></text:p>
      <text:p text:style-name="P43"><text:span text:style-name="T1398"/></text:p>
      <text:p text:style-name="P43"><text:span text:style-name="T1398"/></text:p>
      <text:p text:style-name="P43"><text:span text:style-name="T1399">Angular Routing</text:span></text:p>
      <text:p text:style-name="P43"><text:span text:style-name="T1400"/></text:p>
      <text:p text:style-name="P43"><text:span text:style-name="T1401">make one file name<text:s text:c="2"/>app-routing.module.ts</text:span></text:p>
      <text:p text:style-name="P43"><text:span text:style-name="T1402"/></text:p>
      <text:p text:style-name="P43"><text:span text:style-name="T1403">put below code :</text:span></text:p>
      <text:p text:style-name="P43"><text:span text:style-name="T1404"/></text:p>
      <text:p text:style-name="P43"><text:span text:style-name="T1405">import { NgModule } from '@angular/core'; </text:span></text:p>
      <text:p text:style-name="P43"><text:span text:style-name="T1405">import { Routes, RouterModule } from '@angular/router'; </text:span></text:p>
      <text:p text:style-name="P43"><text:span text:style-name="T1406"/></text:p>
      <text:p text:style-name="P43"><text:span text:style-name="T1406"/></text:p>
      <text:p text:style-name="P43"><text:span text:style-name="T1407">import { UsersComponent } from './admin/users/users.component'; </text:span></text:p>
      <text:p text:style-name="P43"><text:span text:style-name="T1407">import { ManagersComponent } from './admin/managers/managers.component'; </text:span></text:p>
      <text:p text:style-name="P43"><text:span text:style-name="T1407">import { DashboardComponent } from './admin/dashboard/dashboard.component'; </text:span></text:p>
      <text:p text:style-name="P43"><text:span text:style-name="T1408"/></text:p>
      <text:p text:style-name="P43"><text:span text:style-name="T1408"/></text:p>
      <text:p text:style-name="P43"><text:span text:style-name="T1408"/></text:p>
      <text:p text:style-name="P43"><text:span text:style-name="T1409">const routes: Routes = [ </text:span></text:p>
      <text:p text:style-name="P43"><text:span text:style-name="T1409"><text:s/></text:span></text:p>
      <text:p text:style-name="P43"><text:span text:style-name="T1409"><text:s text:c="2"/>{ </text:span></text:p>
      <text:p text:style-name="P43"><text:span text:style-name="T1409"><text:s text:c="4"/>path: 'dashboard', </text:span></text:p>
      <text:p text:style-name="P43"><text:span text:style-name="T1409"><text:s text:c="4"/>component: DashboardComponent </text:span></text:p>
      <text:p text:style-name="P43"><text:span text:style-name="T1409"><text:s text:c="2"/>}, </text:span></text:p>
      <text:p text:style-name="P43"><text:span text:style-name="T1410"/></text:p>
      <text:p text:style-name="P43"><text:span text:style-name="T1410"/></text:p>
      <text:p text:style-name="P43"><text:span text:style-name="T1411"><text:s text:c="2"/>{ </text:span></text:p>
      <text:p text:style-name="P43"><text:span text:style-name="T1411"><text:s text:c="4"/>path: 'users', </text:span></text:p>
      <text:p text:style-name="P43"><text:span text:style-name="T1411"><text:s text:c="4"/>component: UsersComponent </text:span></text:p>
      <text:p text:style-name="P43"><text:span text:style-name="T1411"><text:s text:c="2"/>}, </text:span></text:p>
      <text:p text:style-name="P43"><text:span text:style-name="T1412"/></text:p>
      <text:p text:style-name="P43"><text:span text:style-name="T1413"><text:s text:c="2"/>{<text:tab/> </text:span></text:p>
      <text:p text:style-name="P43"><text:span text:style-name="T1413"><text:s text:c="4"/>path: 'managers', </text:span></text:p>
      <text:p text:style-name="P43"><text:span text:style-name="T1413"><text:s text:c="4"/>component: ManagersComponent </text:span></text:p>
      <text:p text:style-name="P43"><text:span text:style-name="T1413"><text:s text:c="2"/>}, </text:span></text:p>
      <text:p text:style-name="P43"><text:span text:style-name="T1414"/></text:p>
      <text:p text:style-name="P43"><text:span text:style-name="T1415">]; </text:span></text:p>
      <text:p text:style-name="P43"><text:span text:style-name="T1416"/></text:p>
      <text:p text:style-name="P43"><text:span text:style-name="T1416"/></text:p>
      <text:p text:style-name="P43"><text:span text:style-name="T1417">@NgModule({ </text:span></text:p>
      <text:p text:style-name="P43"><text:span text:style-name="T1417"><text:s text:c="2"/>imports: [RouterModule.forRoot(routes)], </text:span></text:p>
      <text:p text:style-name="P43"><text:span text:style-name="T1417"><text:s text:c="2"/>exports: [RouterModule] </text:span></text:p>
      <text:p text:style-name="P43"><text:span text:style-name="T1417">}) </text:span></text:p>
      <text:p text:style-name="P43"><text:span text:style-name="T1417">export class<text:s/></text:span><text:span text:style-name="T1418">AppRoutingModule</text:span><text:span text:style-name="T1419"><text:s/>{ } </text:span></text:p>
      <text:p text:style-name="P43"><text:span text:style-name="T1420"/></text:p>
      <text:p text:style-name="P43"><text:span text:style-name="T1420"/></text:p>
      <text:p text:style-name="P43"><text:span text:style-name="T1420"/></text:p>
      <text:p text:style-name="P43"><text:span text:style-name="T1420"/></text:p>
      <text:p text:style-name="P43"><text:span text:style-name="T1421">here<text:s text:c="2"/>need to declare path &amp; on<text:s text:c="2"/>that path which component call.</text:span></text:p>
      <text:p text:style-name="P43"><text:span text:style-name="T1421">But need to import that component first on top of this file.</text:span></text:p>
      <text:p text:style-name="P43"><text:span text:style-name="T1422"/></text:p>
      <text:p text:style-name="P43"><text:span text:style-name="T1422"/></text:p>
      <text:p text:style-name="P43"><text:span text:style-name="T1423">AppRoutingModule<text:s text:c="2"/></text:span><text:span text:style-name="T1424">this is also import &amp;<text:s text:c="2"/>imports<text:s text:c="2"/>app.module.ts file</text:span></text:p>
      <text:p text:style-name="P43"><text:span text:style-name="T1425"/></text:p>
      <text:p text:style-name="P43"><text:span text:style-name="T1426">like below</text:span></text:p>
      <text:p text:style-name="P43"><text:span text:style-name="T1427"><text:s text:c="53"/></text:span></text:p>
      <text:p text:style-name="P43"><text:span text:style-name="T1428">import {AppRoutingModule} from<text:s text:c="2"/>'./app-routing.module';</text:span></text:p>
      <text:p text:style-name="P43"><text:span text:style-name="T1429"/></text:p>
      <text:p text:style-name="P43"><text:span text:style-name="T1430">@NgModule<text:s text:c="2"/>-&gt; imports:<text:s text:c="2"/>-&gt; write AppRoutingModule,<text:s text:c="6"/></text:span></text:p>
      <text:p text:style-name="P43"><text:span text:style-name="T1431"/></text:p>
      <text:p text:style-name="P43"><text:span text:style-name="T1431"/></text:p>
      <text:p text:style-name="P43"><text:span text:style-name="T1431"/></text:p>
      <text:p text:style-name="P43"><text:span text:style-name="T1431"/></text:p>
      <text:p text:style-name="P43"><text:span text:style-name="T1432">Angular<text:s text:c="2"/>services</text:span></text:p>
      <text:p text:style-name="P43"><text:span text:style-name="T1433"/></text:p>
      <text:p text:style-name="P43"><text:span text:style-name="T1433"/></text:p>
      <text:p text:style-name="P43"><text:span text:style-name="T1434">ng generate service data<text:s text:c="4"/>then create<text:s text:c="2"/>Open up the new service file: /src/app/data.service.ts:</text:span></text:p>
      <text:p text:style-name="P43"><text:span text:style-name="T1435"/></text:p>
      <text:p text:style-name="P43"><text:span text:style-name="T1436"><text:s/>then<text:s text:c="2"/>u can see </text:span></text:p>
      <text:p text:style-name="P43"><text:span text:style-name="T1437"/></text:p>
      <text:p text:style-name="P43"><text:span text:style-name="T1437"/></text:p>
      <text:p text:style-name="P43"><text:span text:style-name="T1437"/></text:p>
      <text:p text:style-name="P43"><text:span text:style-name="T1437"/></text:p>
      <text:p text:style-name="P43"><text:span text:style-name="T1437"/></text:p>
      <text:p text:style-name="P43"><text:span text:style-name="T1437"/></text:p>
      <text:p text:style-name="P43"><text:span text:style-name="T1437"/></text:p>
      <text:p text:style-name="P43"><text:span text:style-name="T1437"/></text:p>
      <text:p text:style-name="P43"><text:span text:style-name="T1438">import { Injectable } from '@angular/core';</text:span></text:p>
      <text:p text:style-name="P43"><text:span text:style-name="T1439"/></text:p>
      <text:p text:style-name="P43"><text:span text:style-name="T1440">@Injectable({</text:span></text:p>
      <text:p text:style-name="P43"><text:span text:style-name="T1440"><text:s text:c="2"/>providedIn: 'root'</text:span></text:p>
      <text:p text:style-name="P43"><text:span text:style-name="T1440">})</text:span></text:p>
      <text:p text:style-name="P43"><text:span text:style-name="T1440">export class DataService {</text:span></text:p>
      <text:p text:style-name="P43"><text:span text:style-name="T1441"/></text:p>
      <text:p text:style-name="P43"><text:span text:style-name="T1442"><text:s text:c="2"/>constructor() { }</text:span></text:p>
      <text:p text:style-name="P43"><text:span text:style-name="T1442">}</text:span></text:p>
      <text:p text:style-name="P43"><text:span text:style-name="T1443"/></text:p>
      <text:p text:style-name="P43"><text:span text:style-name="T1443"/></text:p>
      <text:p text:style-name="P43"><text:span text:style-name="T1443"/></text:p>
      <text:p text:style-name="P43"><text:span text:style-name="T1444">in this at top to import httpclient</text:span></text:p>
      <text:p text:style-name="P43"><text:span text:style-name="T1445"/></text:p>
      <text:p text:style-name="P43"><text:span text:style-name="T1446">import { HttpClient } from '@angular/common/http';</text:span></text:p>
      <text:p text:style-name="P43"><text:span text:style-name="T1447"/></text:p>
      <text:p text:style-name="P43"><text:span text:style-name="T1448">whithin constructor to make instance </text:span></text:p>
      <text:p text:style-name="P43"><text:span text:style-name="T1449"/></text:p>
      <text:p text:style-name="P43"><text:span text:style-name="T1450">so this file look like</text:span></text:p>
      <text:p text:style-name="P43"><text:span text:style-name="T1451"/></text:p>
      <text:p text:style-name="P43"><text:span text:style-name="T1451"/></text:p>
      <text:p text:style-name="P43"><text:span text:style-name="T1451"/></text:p>
      <text:p text:style-name="P43"><text:span text:style-name="T1452">import { Injectable } from '@angular/core';</text:span></text:p>
      <text:p text:style-name="P43"><text:span text:style-name="T1452">import {<text:s/></text:span><text:span text:style-name="T1453">HttpClient</text:span><text:span text:style-name="T1454"><text:s/>} from '@angular/common/http';</text:span></text:p>
      <text:p text:style-name="P43"><text:span text:style-name="T1455"/></text:p>
      <text:p text:style-name="P43"><text:span text:style-name="T1456">@Injectable({</text:span></text:p>
      <text:p text:style-name="P43"><text:span text:style-name="T1456"><text:s text:c="2"/>providedIn: 'root'</text:span></text:p>
      <text:p text:style-name="P43"><text:span text:style-name="T1456">})</text:span></text:p>
      <text:p text:style-name="P43"><text:span text:style-name="T1456">export class DataService {</text:span></text:p>
      <text:p text:style-name="P43"><text:span text:style-name="T1457"/></text:p>
      <text:p text:style-name="P43"><text:span text:style-name="T1458">//define varible here like<text:s text:c="2"/>api_url='http://test.com';</text:span></text:p>
      <text:p text:style-name="P43"><text:span text:style-name="T1459"/></text:p>
      <text:p text:style-name="P43"><text:span text:style-name="T1460"><text:s/>constructor(</text:span><text:span text:style-name="T1461">private http: HttpClient</text:span><text:span text:style-name="T1462">) { }</text:span></text:p>
      <text:p text:style-name="P43"><text:span text:style-name="T1463"/></text:p>
      <text:p text:style-name="P43"><text:span text:style-name="T1464"><text:s text:c="2"/>getUsers() {</text:span></text:p>
      <text:p text:style-name="P43"><text:span text:style-name="T1464"><text:s text:c="3"/>//GET</text:span></text:p>
      <text:p text:style-name="P43"><text:span text:style-name="T1464"><text:s text:c="4"/>return this.http.get('https://jsonplaceholder.typicode.com/users')</text:span></text:p>
      <text:p text:style-name="P43"><text:span text:style-name="T1464"><text:s text:c="2"/>}</text:span></text:p>
      <text:p text:style-name="P43"><text:span text:style-name="T1465"><text:s/>postexample(){ </text:span></text:p>
      <text:p text:style-name="P43"><text:span text:style-name="T1465"><text:s text:c="3"/>let a={"name":"Rupesh","salary":"50K","age":"20"}; </text:span></text:p>
      <text:p text:style-name="P43"><text:span text:style-name="T1465"><text:s text:c="3"/>//return this.httpClient.get('http://dummy.restapiexample.com/api/v1/employees',a); </text:span></text:p>
      <text:p text:style-name="P43"><text:span text:style-name="T1465"><text:s text:c="4"/>let post_param={"lang_id":"Rupesh","secure_key":"123456"}; </text:span></text:p>
      <text:p text:style-name="P43"><text:span text:style-name="T1465"><text:s text:c="4"/>return this.httpClient.get('https://test.allintheloop.net/native_single_fcm_v2/event/searchEventBySecurekey ',post_param); </text:span></text:p>
      <text:p text:style-name="P43"><text:span text:style-name="T1465"><text:s text:c="3"/></text:span></text:p>
      <text:p text:style-name="P43"><text:span text:style-name="T1465"><text:s text:c="2"/>}</text:span></text:p>
      <text:p text:style-name="P43"><text:span text:style-name="T1465">}</text:span></text:p>
      <text:p text:style-name="P43"><text:span text:style-name="T1466"/></text:p>
      <text:p text:style-name="P43"><text:span text:style-name="T1466"/></text:p>
      <text:p text:style-name="P43"><text:span text:style-name="T1466"/></text:p>
      <text:p text:style-name="P43"><text:span text:style-name="T1467">Before we can use the HTTPClient, we need to add as an import in our app's /src/app/app.module.ts file:</text:span></text:p>
      <text:p text:style-name="P43"><text:span text:style-name="T1468"/></text:p>
      <text:p text:style-name="P43"><text:span text:style-name="T1469">Ref:<text:s/></text:span><text:a xlink:href="https://coursetro.com/posts/code/154/Angular-6-Tutorial---Learn-Angular-6-in-this-Crash-Course"><text:span text:style-name="T1470">https://coursetro.com/posts/code/154/Angular-6-Tutorial---Learn-Angular-6-in-this-Crash-Course</text:span></text:a><text:span text:style-name="T1471"/></text:p>
      <text:p text:style-name="P43"><text:span text:style-name="T1471"/></text:p>
      <text:p text:style-name="P43"><text:span text:style-name="T1471"/></text:p>
      <text:p text:style-name="P43"><text:span text:style-name="T1472">Ref api :</text:span><text:a xlink:href="http://dummy.restapiexample.com/"><text:span text:style-name="T1473">http://dummy.restapiexample.com/</text:span></text:a><text:span text:style-name="T1474"/></text:p>
      <text:p text:style-name="P43"><text:span text:style-name="T1474"/></text:p>
      <text:p text:style-name="P43"><text:span text:style-name="T1474"/></text:p>
      <text:p text:style-name="P43"><text:span text:style-name="T1475">curd in angular</text:span></text:p>
      <text:p text:style-name="P43"><text:a xlink:href="https://www.devglan.com/angular/angular-6-example"><text:span text:style-name="T1476">https://www.devglan.com/angular/angular-6-example</text:span></text:a><text:span text:style-name="T1477"/></text:p>
      <text:p text:style-name="P43"><text:span text:style-name="T1477"/></text:p>
      <text:p text:style-name="P43"><text:span text:style-name="T1478">Jquery in angular</text:span></text:p>
      <text:p text:style-name="P43"><text:a xlink:href="https://medium.com/@swarnakishore/how-to-include-and-use-jquery-in-angular-cli-project-592e0fe63176"><text:span text:style-name="T1479">https://medium.com/@swarnakishore/how-to-include-and-use-jquery-in-angular-cli-project-592e0fe63176</text:span></text:a><text:span text:style-name="T1480"/></text:p>
      <text:p text:style-name="P43"><text:span text:style-name="T1480"/></text:p>
      <text:p text:style-name="P43"><text:span text:style-name="T1481">in index.html</text:span></text:p>
      <text:p text:style-name="P43"><text:span text:style-name="T1481">&lt;script src="</text:span><text:span text:style-name="T1482">https://cdn.datatables.net/1.10.16/js/jquery.dataTables.min.js</text:span><text:span text:style-name="T1483">"&gt;&lt;/script&gt;</text:span></text:p>
      <text:p text:style-name="P43"><text:span text:style-name="T1484"/></text:p>
      <text:p text:style-name="P43"><text:span text:style-name="T1484"/></text:p>
      <text:p text:style-name="P43"><text:span text:style-name="T1484"/></text:p>
      <text:p text:style-name="P43"><text:span text:style-name="T1485">in component file</text:span></text:p>
      <text:p text:style-name="P43"><text:span text:style-name="T1486"/></text:p>
      <text:p text:style-name="P43"><text:span text:style-name="T1487">import * as $ from 'jquery';</text:span></text:p>
      <text:p text:style-name="P43"><text:span text:style-name="T1488"/></text:p>
      <text:p text:style-name="P43"><text:span text:style-name="T1489">(or)</text:span></text:p>
      <text:p text:style-name="P43"><text:span text:style-name="T1489">declare var $: any;</text:span></text:p>
      <text:p text:style-name="P43"><text:span text:style-name="T1490"/></text:p>
      <text:p text:style-name="P43"><text:span text:style-name="T1491">use in function </text:span></text:p>
      <text:p text:style-name="P43"><text:span text:style-name="T1492"/></text:p>
      <text:p text:style-name="P43"><text:span text:style-name="T1493"><text:s text:c="2"/>ngOnInit() </text:span></text:p>
      <text:p text:style-name="P43"><text:span text:style-name="T1493"><text:s text:c="2"/>{ </text:span></text:p>
      <text:p text:style-name="P43"><text:span text:style-name="T1493"><text:s text:c="6"/>this.getAllUsers(); </text:span></text:p>
      <text:p text:style-name="P43"><text:span text:style-name="T1493"><text:s text:c="7"/>$(document).ready(function(){ </text:span></text:p>
      <text:p text:style-name="P43"><text:span text:style-name="T1493"><text:s text:c="8"/>$("button").click(function(){ </text:span></text:p>
      <text:p text:style-name="P43"><text:span text:style-name="T1493"><text:s text:c="12"/>alert("click ok"); </text:span></text:p>
      <text:p text:style-name="P43"><text:span text:style-name="T1493"><text:s text:c="8"/>}); </text:span></text:p>
      <text:p text:style-name="P43"><text:span text:style-name="T1493"><text:s text:c="4"/>}); </text:span></text:p>
      <text:p text:style-name="P43"><text:span text:style-name="T1493"><text:s text:c="2"/>}</text:span></text:p>
      <text:p text:style-name="P43"><text:span text:style-name="T1494"/></text:p>
      <text:p text:style-name="P43"><text:span text:style-name="T1494"/></text:p>
      <text:p text:style-name="P43"><text:span text:style-name="T1494"/></text:p>
      <text:p text:style-name="P43"><text:span text:style-name="T1495">promise</text:span></text:p>
      <text:p text:style-name="P43"><text:span text:style-name="T1496"/></text:p>
      <text:p text:style-name="P43"><text:span text:style-name="T1497">editEmployee(id) {</text:span></text:p>
      <text:p text:style-name="P43"><text:span text:style-name="T1497"><text:s text:c="4"/>return new Promise((resolve) =&gt; {</text:span></text:p>
      <text:p text:style-name="P43"><text:span text:style-name="T1497"><text:s text:c="8"/>this._empService.getEmployee(id).subscribe((employee)=&gt; {</text:span></text:p>
      <text:p text:style-name="P43"><text:span text:style-name="T1497"><text:s text:c="12"/>this.employee = employee[0];</text:span></text:p>
      <text:p text:style-name="P43"><text:span text:style-name="T1497"><text:s text:c="12"/>console.log(employee[0]);</text:span></text:p>
      <text:p text:style-name="P43"><text:span text:style-name="T1497"><text:s text:c="12"/>resolve();</text:span></text:p>
      <text:p text:style-name="P43"><text:span text:style-name="T1497"><text:s text:c="8"/>});</text:span></text:p>
      <text:p text:style-name="P43"><text:span text:style-name="T1497"><text:s text:c="4"/>});</text:span></text:p>
      <text:p text:style-name="P43"><text:span text:style-name="T1497">}</text:span></text:p>
      <text:p text:style-name="P43"><text:span text:style-name="T1498"/></text:p>
      <text:p text:style-name="P43"><text:span text:style-name="T1499">this.editEmployee(6).then(()=&gt; {</text:span></text:p>
      <text:p text:style-name="P43"><text:span text:style-name="T1499"><text:s text:c="4"/>console.log(this.employee);</text:span></text:p>
      <text:p text:style-name="P43"><text:span text:style-name="T1499">}</text:span></text:p>
      <text:p text:style-name="P43"><text:span text:style-name="T1500"/></text:p>
      <text:p text:style-name="P43"><text:span text:style-name="T1500"/></text:p>
      <text:p text:style-name="P43"><text:span text:style-name="T1500"/></text:p>
      <text:p text:style-name="P43"><text:span text:style-name="T1500"/></text:p>
      <text:p text:style-name="P43"><text:span text:style-name="T1501">attribute binding</text:span></text:p>
      <text:p text:style-name="P43"><text:a xlink:href="https://www.concretepage.com/angular-2/angular-2-attribute-binding-example"><text:span text:style-name="T1502">https://www.concretepage.com/angular-2/angular-2-attribute-binding-example</text:span></text:a><text:span text:style-name="T1503"/></text:p>
      <text:p text:style-name="P43"><text:span text:style-name="T1503"/></text:p>
      <text:p text:style-name="P43"><text:span text:style-name="T1503"/></text:p>
      <text:p text:style-name="P43"><text:span text:style-name="T1503"/></text:p>
      <text:p text:style-name="P43"><text:span text:style-name="T1504">productio N development</text:span></text:p>
      <text:p text:style-name="P43"><text:a xlink:href="https://medium.com/@balramchavan/separating-production-and-development-http-urls-using-environment-ts-file-in-angular-4c2dd0c5a8b0"><text:span text:style-name="T1505">https://medium.com/@balramchavan/separating-production-and-development-http-urls-using-environment-ts-file-in-angular-4c2dd0c5a8b0</text:span></text:a><text:span text:style-name="T1506"/></text:p>
      <text:p text:style-name="P43"><text:span text:style-name="T1506"/></text:p>
      <text:p text:style-name="P43"><text:span text:style-name="T1506"/></text:p>
      <text:p text:style-name="P43"><text:span text:style-name="T1506"/></text:p>
      <text:p text:style-name="P43"><text:span text:style-name="T1506"/></text:p>
      <text:p text:style-name="P43"><text:span text:style-name="T1506"/></text:p>
      <text:p text:style-name="P43"><text:span text:style-name="T1506"/></text:p>
      <text:p text:style-name="P43"><text:span text:style-name="T1506"/></text:p>
      <text:p text:style-name="P43"><text:span text:style-name="T1506"/></text:p>
      <text:p text:style-name="P43"><text:span text:style-name="T1506"/></text:p>
      <text:p text:style-name="P43"><text:span text:style-name="T1507">ng serve<text:s text:c="2"/>--host 0.0.0.0<text:s text:c="3"/>for local running in any pc</text:span></text:p>
      <text:p text:style-name="P43"><text:span text:style-name="T1508"/></text:p>
      <text:p text:style-name="P43"><text:span text:style-name="T1509">ng build<text:s text:c="2"/>--prod<text:s text:c="3"/></text:span></text:p>
      <text:p text:style-name="P43"><text:span text:style-name="T1509"><text:s/>for generate build &amp; automatic make dist folder</text:span></text:p>
      <text:p text:style-name="P43"><text:span text:style-name="T1509">to copy content of dist folder &amp; put anywhere u want</text:span></text:p>
      <text:p text:style-name="P43"><text:span text:style-name="T1510"/></text:p>
      <text:p text:style-name="P43"><text:span text:style-name="T1511">then goto the that folder</text:span></text:p>
      <text:p text:style-name="P43"><text:span text:style-name="T1511">run</text:span></text:p>
      <text:p text:style-name="P43"><text:span text:style-name="T1511">php -S localhost:4200<text:s text:c="2"/></text:span></text:p>
      <text:p text:style-name="P43"><text:span text:style-name="T1512"/></text:p>
      <text:p text:style-name="P43"><text:span text:style-name="T1513">u can put domain name isteasd of localhost</text:span></text:p>
      <text:p text:style-name="P43"><text:span text:style-name="T1514"/></text:p>
      <text:p text:style-name="P43"><text:span text:style-name="T1515">&amp; for migrate on server only migrate dist folder content</text:span></text:p>
      <text:p text:style-name="P43"><text:span text:style-name="T1516"/></text:p>
      <text:p text:style-name="P43"><text:span text:style-name="T1516"/></text:p>
      <text:p text:style-name="P43"><text:span text:style-name="T1516"/></text:p>
      <text:p text:style-name="P43"><text:span text:style-name="T1516"/></text:p>
      <text:p text:style-name="P43"><text:span text:style-name="T1517">Ref :<text:s/></text:span><text:a xlink:href="https://www.sitepoint.com/ultimate-angular-cli-reference/"><text:span text:style-name="T1518">https://www.sitepoint.com/ultimate-angular-cli-reference/</text:span></text:a><text:span text:style-name="T1519"><text:s text:c="3"/>for basic understaning</text:span></text:p>
      <text:p text:style-name="P43"><text:span text:style-name="T1520"/></text:p>
      <text:p text:style-name="P43"><text:span text:style-name="T1521">for good project structure<text:s text:c="2"/>&amp; all thisngs for coding</text:span></text:p>
      <text:p text:style-name="P43"><text:span text:style-name="T1522"/></text:p>
      <text:p text:style-name="P43"><text:a xlink:href="http://jasonwatmore.com/post/2018/05/16/angular-6-user-registration-and-login-example-tutorial"><text:span text:style-name="T1523">http://jasonwatmore.com/post/2018/05/16/angular-6-user-registration-and-login-example-tutorial</text:span></text:a><text:span text:style-name="T1524"/></text:p>
      <text:p text:style-name="P43"><text:span text:style-name="T1524"/></text:p>
      <text:p text:style-name="P43"><text:a xlink:href="http://jasonwatmore.com/post/2018/10/29/angular-7-user-registration-and-login-example-tutorial"><text:span text:style-name="T1525">http://jasonwatmore.com/post/2018/10/29/angular-7-user-registration-and-login-example-tutorial</text:span></text:a><text:span text:style-name="T1526"/></text:p>
      <text:p text:style-name="P43"><text:span text:style-name="T1526"/></text:p>
      <text:p text:style-name="P43"><text:span text:style-name="T1526"/></text:p>
      <text:p text:style-name="P43"><text:span text:style-name="T1527">Make restapi url diffent fro prod &amp; dev or define constant </text:span></text:p>
      <text:p text:style-name="P43"><text:span text:style-name="T1528"/></text:p>
      <text:p text:style-name="P43"><text:span text:style-name="T1529">Dont hard code the URL. Use environment.prod.ts and environment.ts files which are inside src/environments. for localhost, in environment.ts file use some variable to save your url.</text:span></text:p>
      <text:p text:style-name="P43"><text:span text:style-name="T1530"/></text:p>
      <text:p text:style-name="P43"><text:span text:style-name="T1531">In environment.ts<text:s text:c="2"/>file </text:span></text:p>
      <text:p text:style-name="P43"><text:span text:style-name="T1531">export const environment = </text:span></text:p>
      <text:p text:style-name="P43"><text:span text:style-name="T1531">{</text:span></text:p>
      <text:p text:style-name="P43"><text:span text:style-name="T1531"><text:s text:c="4"/>production: false,</text:span></text:p>
      <text:p text:style-name="P43"><text:span text:style-name="T1531"><text:s text:c="4"/>API_URL: '</text:span><text:a xlink:href="http://localhost:8080"><text:span text:style-name="T1532">http://localhost:8080</text:span></text:a><text:span text:style-name="T1533">',</text:span></text:p>
      <text:p text:style-name="P43"><text:span text:style-name="T1533">};</text:span></text:p>
      <text:p text:style-name="P43"><text:span text:style-name="T1534"/></text:p>
      <text:p text:style-name="P43"><text:span text:style-name="T1535">for production, in environment.prod.ts</text:span></text:p>
      <text:p text:style-name="P43"><text:span text:style-name="T1536"/></text:p>
      <text:p text:style-name="P43"><text:span text:style-name="T1537">export const environment = </text:span></text:p>
      <text:p text:style-name="P43"><text:span text:style-name="T1537">{</text:span></text:p>
      <text:p text:style-name="P43"><text:span text:style-name="T1537"><text:s text:c="4"/>production: true,</text:span></text:p>
      <text:p text:style-name="P43"><text:span text:style-name="T1537"><text:s text:c="4"/>API_URL: '</text:span><text:a xlink:href="http://api.productionurl.com"><text:span text:style-name="T1538">http://api.productionurl.com</text:span></text:a><text:span text:style-name="T1539">',</text:span></text:p>
      <text:p text:style-name="P43"><text:span text:style-name="T1539">};</text:span></text:p>
      <text:p text:style-name="P43"><text:span text:style-name="T1539">When using in your code import the variable,</text:span></text:p>
      <text:p text:style-name="P43"><text:span text:style-name="T1540"/></text:p>
      <text:p text:style-name="P43"><text:span text:style-name="T1541">import { environment } from '../../environments/environment';</text:span></text:p>
      <text:p text:style-name="P43"><text:span text:style-name="T1541">....</text:span></text:p>
      <text:p text:style-name="P43"><text:span text:style-name="T1541">....</text:span></text:p>
      <text:p text:style-name="P43"><text:span text:style-name="T1542"/></text:p>
      <text:p text:style-name="P43"><text:span text:style-name="T1543">private API_URL= environment.API_URL;</text:span></text:p>
      <text:p text:style-name="P43"><text:span text:style-name="T1543">whenever your are using for production use angular cli command option</text:span></text:p>
      <text:p text:style-name="P43"><text:span text:style-name="T1544"/></text:p>
      <text:p text:style-name="P43"><text:span text:style-name="T1545">ng build --env=prod</text:span></text:p>
      <text:p text:style-name="P43"><text:span text:style-name="T1545">The file contents for the current environment will overwrite these during build. The build system defaults to the dev environment which uses environment.ts, but if you do ng build --env=prod then environment.prod.ts will be used instead. The list of which env maps to which file can be found in .angular-cli.json.</text:span></text:p>
      <text:p text:style-name="P43"><text:span text:style-name="T1546"/></text:p>
      <text:p text:style-name="P43"><text:span text:style-name="T1546"/></text:p>
      <text:p text:style-name="P43"><text:span text:style-name="T1546"/></text:p>
      <text:p text:style-name="P43"><text:span text:style-name="T1546"/></text:p>
      <text:p text:style-name="P43"><text:span text:style-name="T1547">Reactive form validation </text:span></text:p>
      <text:p text:style-name="P43"><text:a xlink:href="http://jasonwatmore.com/post/2018/05/10/angular-6-reactive-forms-validation-example"><text:span text:style-name="T1548">http://jasonwatmore.com/post/2018/05/10/angular-6-reactive-forms-validation-example</text:span></text:a><text:span text:style-name="T1549"/></text:p>
      <text:p text:style-name="P43"><text:span text:style-name="T1549"/></text:p>
      <text:p text:style-name="P43"><text:span text:style-name="T1549"/></text:p>
      <text:p text:style-name="P43"><text:span text:style-name="T1550">Rxjs, observable,map,subcribe,filter,ascy pipe</text:span></text:p>
      <text:p text:style-name="P43"><text:a xlink:href="https://www.techiediaries.com/angular-rxjs-tutorial/"><text:span text:style-name="T1551">https://www.techiediaries.com/angular-rxjs-tutorial/</text:span></text:a><text:span text:style-name="T1552"/></text:p>
      <text:p text:style-name="P43"><text:a xlink:href="https://codecraft.tv/courses/angular/pipes/async-pipe/"><text:span text:style-name="T1553">https://codecraft.tv/courses/angular/pipes/async-pipe/</text:span></text:a><text:span text:style-name="T1554"/></text:p>
      <text:p text:style-name="P43"><text:span text:style-name="T1554"/></text:p>
      <text:p text:style-name="P43"><text:span text:style-name="T1555">Directive<text:s text:c="2"/>structural directive &amp; custome directive &amp; page 198 </text:span></text:p>
      <text:p text:style-name="P43"><text:span text:style-name="T1556">Ngstyle ,Ng class, &amp;<text:s text:c="2"/>much more with<text:s text:c="2"/>structural directive * ng if ,ng for, ng switch</text:span></text:p>
      <text:p text:style-name="P43"><text:a xlink:href="https://codecraft.tv/assets/books/angular-from-theory-to-practice.pdf"><text:span text:style-name="T1557">https://codecraft.tv/assets/books/angular-from-theory-to-practice.pdf</text:span></text:a><text:span text:style-name="T1558"/></text:p>
      <text:p text:style-name="P43"><text:span text:style-name="T1558"/></text:p>
      <text:p text:style-name="P43"><text:span text:style-name="T1559">pipe also in above</text:span></text:p>
      <text:p text:style-name="P43"><text:span text:style-name="T1560"/></text:p>
      <text:p text:style-name="P43"><text:span text:style-name="T1560"/></text:p>
      <text:p text:style-name="P43"><text:span text:style-name="T1560"/></text:p>
      <text:p text:style-name="P43"><text:span text:style-name="T1561">NGMOdel for two way binding</text:span></text:p>
      <text:p text:style-name="P43"><text:a xlink:href="https://appdividend.com/2018/10/03/angular-ngmodel-directive-example-tutorial/"><text:span text:style-name="T1562">https://appdividend.com/2018/10/03/angular-ngmodel-directive-example-tutorial/</text:span></text:a><text:span text:style-name="T1563"/></text:p>
      <text:p text:style-name="P43"><text:span text:style-name="T1563"/></text:p>
      <text:p text:style-name="P43"><text:span text:style-name="T1563"/></text:p>
      <text:p text:style-name="P43"><text:span text:style-name="T1563"/></text:p>
      <text:p text:style-name="P43"><text:span text:style-name="T1564">Template driven form (ng model valu)</text:span></text:p>
      <text:p text:style-name="P43"><text:a xlink:href="https://grokonez.com/frontend/angular/angular-6/angular-6-template-driven-form-ngmodel-for-two-way-data-binding"><text:span text:style-name="T1565">https://grokonez.com/frontend/angular/angular-6/angular-6-template-driven-form-ngmodel-for-two-way-data-binding</text:span></text:a><text:span text:style-name="T1566"/></text:p>
      <text:p text:style-name="P43"><text:span text:style-name="T1566"/></text:p>
      <text:p text:style-name="P43"><text:span text:style-name="T1567">firebase authentication &amp; crud ful guide with project</text:span></text:p>
      <text:p text:style-name="P43"><text:a xlink:href="https://angular-templates.io/tutorials/about/angular-crud-with-firebase"><text:span text:style-name="T1568">https://angular-templates.io/tutorials/about/angular-crud-with-firebase</text:span></text:a><text:span text:style-name="T1569"/></text:p>
      <text:p text:style-name="P43"><text:span text:style-name="T1569"/></text:p>
      <text:p text:style-name="P43"><text:span text:style-name="T156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